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90000002D15E9C5C8F57796D0.png" manifest:media-type="image/png"/>
  <manifest:file-entry manifest:full-path="Pictures/10000000000000690000002D4B5C7758938526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59cm" svg:stroke-color="#000099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none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15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212cm" svg:stroke-color="#ff0000" draw:marker-end="线条箭头_20_377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212cm" svg:stroke-color="#ff0000" draw:marker-end="线条箭头_20_378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212cm" svg:stroke-color="#ff0000" draw:marker-end="线条箭头_20_379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solid" svg:stroke-width="0.159cm" svg:stroke-color="#000099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1" style:family="graphic" style:parent-style-name="standard">
      <style:graphic-properties draw:stroke="solid" svg:stroke-width="0.212cm" svg:stroke-color="#ff0000" draw:marker-end="线条箭头_20_380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212cm" svg:stroke-color="#ff0000" draw:marker-end="线条箭头_20_381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212cm" svg:stroke-color="#ff0000" draw:marker-end="线条箭头_20_382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solid" svg:stroke-width="0.159cm" svg:stroke-color="#000099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solid" svg:stroke-width="0.15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0" style:family="graphic" style:parent-style-name="standard">
      <style:graphic-properties draw:stroke="solid" svg:stroke-width="0.159cm" svg:stroke-color="#ff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>
      <style:graphic-properties draw:stroke="solid" svg:stroke-width="0.15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5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68" style:family="graphic" style:parent-style-name="standard">
      <style:graphic-properties draw:stroke="solid" svg:stroke-width="0.212cm" svg:stroke-color="#ff0000" draw:marker-end="线条箭头_20_383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solid" svg:stroke-width="0.212cm" svg:stroke-color="#ff0000" draw:marker-end="线条箭头_20_384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solid" svg:stroke-width="0.212cm" svg:stroke-color="#ff0000" draw:marker-end="线条箭头_20_385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2">
      <style:graphic-properties draw:stroke="solid" svg:stroke-width="0.159cm" svg:stroke-color="#000099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72" style:family="graphic" style:parent-style-name="standard">
      <style:graphic-properties draw:stroke="solid" svg:stroke-width="0.212cm" svg:stroke-color="#ff0000" draw:marker-end="线条箭头_20_386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212cm" svg:stroke-color="#ff0000" draw:marker-end="线条箭头_20_387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212cm" svg:stroke-color="#ff0000" draw:marker-end="线条箭头_20_388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2">
      <style:graphic-properties draw:stroke="solid" svg:stroke-width="0.159cm" svg:stroke-color="#000099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76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>
      <style:graphic-properties draw:stroke="solid" svg:stroke-width="0.159cm" svg:stroke-color="#000099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9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99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1" style:family="graphic" style:parent-style-name="standard" style:list-style-name="L6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0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5.88cm" fo:min-width="23.42cm" fo:padding-top="0cm" fo:padding-bottom="0cm" fo:padding-left="0.05cm" fo:padding-right="0.05cm" fo:wrap-option="wrap" draw:shadow-color="#808080"/>
      <style:paragraph-properties style:writing-mode="lr-tb"/>
    </style:style>
    <style:style style:name="gr1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7.056cm" fo:min-width="23.42cm" fo:padding-top="0cm" fo:padding-bottom="0cm" fo:padding-left="0.05cm" fo:padding-right="0.05cm" fo:wrap-option="wrap" draw:shadow-color="#808080"/>
      <style:paragraph-properties style:writing-mode="lr-tb"/>
    </style:style>
    <style:style style:name="gr1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>
      <style:graphic-properties draw:stroke="solid" svg:stroke-width="0.159cm" svg:stroke-color="#0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>
      <style:graphic-properties draw:stroke="solid" svg:stroke-width="0.159cm" svg:stroke-color="#0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>
      <style:graphic-properties draw:stroke="solid" svg:stroke-width="0.212cm" svg:stroke-color="#ff0000" draw:marker-end="线条箭头_20_389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standard">
      <style:graphic-properties draw:stroke="solid" svg:stroke-width="0.106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8" style:family="graphic" style:parent-style-name="standard">
      <style:graphic-properties draw:stroke="solid" svg:stroke-width="0.159cm" svg:stroke-color="#000099" draw:stroke-linejoin="miter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0" style:family="graphic" style:parent-style-name="standard">
      <style:graphic-properties draw:stroke="solid" svg:stroke-width="0.212cm" svg:stroke-color="#000099" draw:marker-end="线条箭头_20_390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standard" style:list-style-name="L6">
      <style:graphic-properties draw:stroke="solid" svg:stroke-width="0.15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3" style:family="graphic" style:parent-style-name="standard">
      <style:graphic-properties draw:stroke="solid" svg:stroke-width="0.212cm" svg:stroke-color="#ff0000" draw:marker-end="线条箭头_20_391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6" style:family="graphic" style:parent-style-name="standard">
      <style:graphic-properties draw:stroke="solid" svg:stroke-width="0.212cm" svg:stroke-color="#000099" draw:marker-end="线条箭头_20_392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8" style:family="graphic" style:parent-style-name="standard" style:list-style-name="L6">
      <style:graphic-properties draw:stroke="solid" svg:stroke-width="0.15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>
      <style:graphic-properties draw:stroke="solid" svg:stroke-width="0.212cm" svg:stroke-color="#ff0000" draw:marker-end="线条箭头_20_393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>
      <style:graphic-properties draw:stroke="solid" svg:stroke-width="0.212cm" svg:stroke-color="#000099" draw:marker-end="线条箭头_20_394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6" style:family="graphic" style:parent-style-name="standard">
      <style:graphic-properties draw:stroke="solid" svg:stroke-width="0.212cm" svg:stroke-color="#ff0000" draw:marker-end="线条箭头_20_395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8" style:family="graphic" style:parent-style-name="standard">
      <style:graphic-properties draw:stroke="solid" svg:stroke-width="0.212cm" svg:stroke-color="#000099" draw:marker-end="线条箭头_20_396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3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 style:list-style-name="L2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 style:list-style-name="L6">
      <style:graphic-properties draw:stroke="solid" svg:stroke-width="0.159cm" svg:stroke-color="#008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4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5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0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1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64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6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7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1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72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73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74" style:family="graphic" style:parent-style-name="standard">
      <style:graphic-properties draw:stroke="solid" svg:stroke-width="0.159cm" svg:stroke-color="#ff0000" draw:marker-end="线条箭头_20_397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6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7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8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wrap" draw:shadow-color="#808080"/>
      <style:paragraph-properties style:writing-mode="lr-tb"/>
    </style:style>
    <style:style style:name="gr179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0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1" style:family="graphic" style:parent-style-name="standard">
      <style:graphic-properties draw:stroke="solid" svg:stroke-width="0.159cm" svg:stroke-color="#ff0000" draw:marker-end="线条箭头_20_398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3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6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8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8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>
      <style:graphic-properties draw:stroke="solid" svg:stroke-width="0.159cm" svg:stroke-color="#ff0000" draw:marker-end="线条箭头_20_399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3" style:family="graphic" style:parent-style-name="standard" style:list-style-name="L2">
      <style:graphic-properties draw:stroke="solid" svg:stroke-width="0.035cm" svg:stroke-color="#000000" draw:stroke-linejoin="miter" draw:fill="solid" draw:fill-color="#000099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94" style:family="graphic" style:parent-style-name="standard" style:list-style-name="L2">
      <style:graphic-properties draw:stroke="solid" svg:stroke-width="0.035cm" svg:stroke-color="#000000" draw:stroke-linejoin="miter" draw:fill="solid" draw:fill-color="#008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gr195" style:family="graphic" style:parent-style-name="standard" style:list-style-name="L5">
      <style:graphic-properties draw:stroke="solid" svg:stroke-width="0.15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 draw:shadow-color="#808080"/>
      <style:paragraph-properties style:writing-mode="lr-tb"/>
    </style:style>
    <style:style style:name="gr197" style:family="graphic" style:parent-style-name="standard" style:list-style-name="L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true" fo:min-height="0cm" fo:min-width="0cm" fo:padding-top="0cm" fo:padding-bottom="0cm" fo:padding-left="0.05cm" fo:padding-right="0.05cm" fo:wrap-option="no-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794cm" fo:margin-bottom="0cm" fo:line-height="13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794cm" fo:margin-bottom="0cm" fo:line-height="13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706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706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8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8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solid" draw:fill-color="#ff0000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70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70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margin-top="0.617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solid" draw:fill-color="#ff00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617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617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.617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61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794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.794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solid" draw:fill-color="#000099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706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706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794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.3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="none" draw:fill-color="#ffffff"/>
      <style:paragraph-properties fo:margin-left="0cm" fo:margin-right="0cm" fo:margin-top="0.3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.529cm" fo:margin-bottom="0cm" fo:line-height="6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.529cm" fo:margin-bottom="0cm" fo:line-height="6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441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solid" draw:fill-color="#ff0000"/>
      <style:paragraph-properties fo:margin-left="0cm" fo:margin-right="0cm" fo:margin-top="0.441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441cm" fo:margin-bottom="0cm" fo:line-height="6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.441cm" fo:margin-bottom="0cm" fo:line-height="6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margin-left="0cm" fo:margin-right="0cm" fo:margin-top="0.141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.141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margin-top="0.441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441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0cm" fo:margin-right="0cm" fo:margin-top="0.79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7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loext:graphic-properties draw:fill="none" draw:fill-color="#ffffff"/>
      <style:paragraph-properties fo:margin-left="0cm" fo:margin-right="0cm" fo:margin-top="0.141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style:paragraph-properties fo:margin-left="0cm" fo:margin-right="0cm" fo:margin-top="0.123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123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loext:graphic-properties draw:fill="none" draw:fill-color="#ffffff"/>
      <style:paragraph-properties fo:margin-left="0cm" fo:margin-right="0cm" fo:margin-top="0.617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solid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loext:graphic-properties draw:fill="solid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1" style:family="paragraph">
      <style:paragraph-properties fo:margin-left="0cm" fo:margin-right="0cm" fo:margin-top="0.529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2" style:family="paragraph">
      <loext:graphic-properties draw:fill="none" draw:fill-color="#ffffff"/>
      <style:paragraph-properties fo:margin-left="0cm" fo:margin-right="0cm" fo:margin-top="0.529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3" style:family="paragraph">
      <style:paragraph-properties fo:margin-left="0cm" fo:margin-right="0cm" fo:margin-top="0.529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loext:graphic-properties draw:fill="solid" draw:fill-color="#ff0000"/>
      <style:paragraph-properties fo:margin-left="0cm" fo:margin-right="0cm" fo:margin-top="0.529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5" style:family="paragraph">
      <style:paragraph-properties fo:margin-left="0cm" fo:margin-right="0cm" fo:margin-top="0.617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6" style:family="paragraph">
      <loext:graphic-properties draw:fill="none" draw:fill-color="#ffffff"/>
      <style:paragraph-properties fo:margin-left="0cm" fo:margin-right="0cm" fo:margin-top="0.617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style:paragraph-properties fo:margin-left="0cm" fo:margin-right="0cm" fo:margin-top="1.235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loext:graphic-properties draw:fill="none" draw:fill-color="#ffffff"/>
      <style:paragraph-properties fo:margin-left="0cm" fo:margin-right="0cm" fo:margin-top="1.23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9" style:family="paragraph">
      <style:paragraph-properties fo:margin-left="0cm" fo:margin-right="0cm" fo:margin-top="0.882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margin-top="0.882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style:paragraph-properties fo:margin-left="0cm" fo:margin-right="0cm" fo:margin-top="0.212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2" style:family="paragraph">
      <loext:graphic-properties draw:fill="none" draw:fill-color="#ffffff"/>
      <style:paragraph-properties fo:margin-left="0cm" fo:margin-right="0cm" fo:margin-top="0.212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3" style:family="paragraph">
      <style:paragraph-properties fo:margin-left="0cm" fo:margin-right="0cm" fo:margin-top="0.529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4" style:family="paragraph">
      <loext:graphic-properties draw:fill="solid" draw:fill-color="#ff0000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5" style:family="paragraph">
      <loext:graphic-properties draw:fill="solid" draw:fill-color="#000099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6" style:family="paragraph">
      <style:paragraph-properties fo:margin-left="0cm" fo:margin-right="0cm" fo:margin-top="0.247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7" style:family="paragraph">
      <loext:graphic-properties draw:fill="none" draw:fill-color="#ffffff"/>
      <style:paragraph-properties fo:margin-left="0cm" fo:margin-right="0cm" fo:margin-top="0.247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8" style:family="paragraph">
      <style:paragraph-properties fo:margin-left="0cm" fo:margin-right="0cm" fo:margin-top="0.106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9" style:family="paragraph">
      <loext:graphic-properties draw:fill="none" draw:fill-color="#ffffff"/>
      <style:paragraph-properties fo:margin-left="0cm" fo:margin-right="0cm" fo:margin-top="0.10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0" style:family="paragraph">
      <loext:graphic-properties draw:fill="solid" draw:fill-color="#0080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1" style:family="paragraph">
      <style:paragraph-properties fo:margin-left="0cm" fo:margin-right="0cm" fo:margin-top="0.247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2" style:family="paragraph">
      <loext:graphic-properties draw:fill="none" draw:fill-color="#ffffff"/>
      <style:paragraph-properties fo:margin-left="0cm" fo:margin-right="0cm" fo:margin-top="0.247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3" style:family="paragraph">
      <style:paragraph-properties fo:margin-left="0cm" fo:margin-right="0cm" fo:margin-top="0.265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4" style:family="paragraph">
      <loext:graphic-properties draw:fill="none" draw:fill-color="#ffffff"/>
      <style:paragraph-properties fo:margin-left="0cm" fo:margin-right="0cm" fo:margin-top="0.265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5" style:family="paragraph">
      <style:paragraph-properties fo:margin-left="0cm" fo:margin-right="0cm" fo:margin-top="0.529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6" style:family="paragraph">
      <loext:graphic-properties draw:fill="none" draw:fill-color="#ffffff"/>
      <style:paragraph-properties fo:margin-left="0cm" fo:margin-right="0cm" fo:margin-top="0.529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7" style:family="paragraph">
      <style:paragraph-properties fo:margin-left="0cm" fo:margin-right="0cm" fo:margin-top="0.706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8" style:family="paragraph">
      <loext:graphic-properties draw:fill="none" draw:fill-color="#ffffff"/>
      <style:paragraph-properties fo:margin-left="0cm" fo:margin-right="0cm" fo:margin-top="0.70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5" style:family="text">
      <style:text-properties fo:color="#000099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6" style:family="text">
      <style:text-properties fo:color="#ff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7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8" style:family="text">
      <style:text-properties fo:font-size="40pt" fo:language="zh" fo:country="CN" style:font-size-asian="40pt" style:language-asian="zh" style:country-asian="CN" style:font-size-complex="40pt" style:language-complex="zh" style:country-complex="CN"/>
    </style:style>
    <style:style style:name="T9" style:family="text">
      <style:text-properties fo:color="#ffff00" loext:opacity="100%" fo:language="zh" fo:country="CN" style:language-asian="zh" style:country-asian="CN" style:language-complex="zh" style:country-complex="CN"/>
    </style:style>
    <style:style style:name="T10" style:family="text">
      <style:text-properties style:font-name="宋体" fo:language="zh" fo:country="CN" style:language-asian="zh" style:country-asian="CN" style:language-complex="zh" style:country-complex="CN"/>
    </style:style>
    <style:style style:name="T11" style:family="text">
      <style:text-properties style:font-name="宋体" fo:language="en" fo:country="US" style:language-asian="en" style:country-asian="US" style:language-complex="en" style:country-complex="US"/>
    </style:style>
    <style:style style:name="T12" style:family="text">
      <style:text-properties fo:color="#000099" loext:opacity="100%" style:font-name="宋体" fo:language="zh" fo:country="CN" style:language-asian="zh" style:country-asian="CN" style:language-complex="zh" style:country-complex="CN"/>
    </style:style>
    <style:style style:name="T13" style:family="text">
      <style:text-properties fo:color="#ff0000" loext:opacity="100%" style:font-name="宋体" fo:language="zh" fo:country="CN" style:language-asian="zh" style:country-asian="CN" style:language-complex="zh" style:country-complex="CN"/>
    </style:style>
    <style:style style:name="T14" style:family="text">
      <style:text-properties fo:language="en" fo:country="US" style:language-asian="en" style:country-asian="US" style:language-complex="en" style:country-complex="US"/>
    </style:style>
    <style:style style:name="T15" style:family="text">
      <style:text-properties fo:language="zh" fo:country="CN" style:language-asian="zh" style:country-asian="CN" style:language-complex="zh" style:country-complex="CN"/>
    </style:style>
    <style:style style:name="T16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17" style:family="text">
      <style:text-properties fo:color="#0000cc" loext:opacity="100%" fo:language="zh" fo:country="CN" style:language-asian="zh" style:country-asian="CN" style:language-complex="zh" style:country-complex="CN"/>
    </style:style>
    <style:style style:name="T18" style:family="text">
      <style:text-properties fo:color="#000099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19" style:family="text">
      <style:text-properties fo:color="#000099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20" style:family="text">
      <style:text-properties fo:color="#ff00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21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22" style:family="text">
      <style:text-properties fo:color="#000099" loext:opacity="100%" fo:language="en" fo:country="US" style:language-asian="en" style:country-asian="US" style:language-complex="en" style:country-complex="US"/>
    </style:style>
    <style:style style:name="T23" style:family="text">
      <style:text-properties fo:color="#008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color="#0000cc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5" style:family="text">
      <style:text-properties fo:color="#ff0000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26" style:family="text">
      <style:text-properties fo:color="#000099" loext:opacity="100%" fo:language="zh" fo:country="CN" style:language-asian="zh" style:country-asian="CN" style:language-complex="zh" style:country-complex="CN"/>
    </style:style>
    <style:style style:name="T27" style:family="text">
      <style:text-properties fo:color="#ff0000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2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color="#0000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ffff00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3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fo:color="#0000cc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ff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fo:color="#b414c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6" style:family="text">
      <style:text-properties fo:color="#b414c0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37" style:family="text">
      <style:text-properties fo:font-size="20pt" fo:language="zh" fo:country="CN" style:font-size-asian="20pt" style:language-asian="zh" style:country-asian="CN" style:font-size-complex="20pt" style:language-complex="zh" style:country-complex="CN"/>
    </style:style>
    <style:style style:name="T38" style:family="text">
      <style:text-properties fo:color="#0000cc" loext:opacity="100%" fo:font-size="20pt" fo:language="zh" fo:country="CN" style:font-size-asian="20pt" style:language-asian="zh" style:country-asian="CN" style:font-size-complex="20pt" style:language-complex="zh" style:country-complex="CN"/>
    </style:style>
    <style:style style:name="T39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0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1" style:family="text">
      <style:text-properties fo:font-size="24pt" fo:language="zh" fo:country="CN" style:font-size-asian="24pt" style:language-asian="zh" style:country-asian="CN" style:font-size-complex="24pt" style:language-complex="zh" style:country-complex="CN"/>
    </style:style>
    <style:style style:name="T42" style:family="text">
      <style:text-properties fo:color="#ff00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43" style:family="text">
      <style:text-properties style:font-name="Arial" fo:font-size="36pt" fo:language="zh" fo:country="CN" style:font-size-asian="36pt" style:language-asian="zh" style:country-asian="CN" style:font-size-complex="36pt" style:language-complex="zh" style:country-complex="CN"/>
    </style:style>
    <style:style style:name="T44" style:family="text">
      <style:text-properties fo:color="#00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5" style:family="text">
      <style:text-properties fo:color="#0000cc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0000cc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47" style:family="text">
      <style:text-properties fo:color="#b414c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8" style:family="text">
      <style:text-properties fo:color="#b414c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49" style:family="text">
      <style:text-properties fo:color="#ffff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50" style:family="text">
      <style:text-properties fo:color="#ffff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1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52" style:family="text">
      <style:text-properties fo:color="#336600" loext:opacity="100%" fo:language="en" fo:country="US" style:language-asian="en" style:country-asian="US" style:language-complex="en" style:country-complex="US"/>
    </style:style>
    <style:style style:name="T53" style:family="text">
      <style:text-properties fo:color="#b414c0" loext:opacity="100%" fo:language="en" fo:country="US" style:language-asian="en" style:country-asian="US" style:language-complex="en" style:country-complex="US"/>
    </style:style>
    <style:style style:name="T54" style:family="text">
      <style:text-properties fo:color="#b414c0" loext:opacity="100%" fo:language="zh" fo:country="CN" style:language-asian="zh" style:country-asian="CN" style:language-complex="zh" style:country-complex="CN"/>
    </style:style>
    <style:style style:name="T55" style:family="text">
      <style:text-properties fo:color="#ffff00" loext:opacity="100%" fo:language="en" fo:country="US" style:language-asian="en" style:country-asian="US" style:language-complex="en" style:country-complex="US"/>
    </style:style>
    <style:style style:name="T56" style:family="text">
      <style:text-properties fo:color="#000099" loext:opacity="100%" fo:font-size="40pt" fo:language="zh" fo:country="CN" style:font-size-asian="40pt" style:language-asian="zh" style:country-asian="CN" style:font-size-complex="40pt" style:language-complex="zh" style:country-complex="CN"/>
    </style:style>
    <style:style style:name="T57" style:family="text">
      <style:text-properties fo:color="#000099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58" style:family="text">
      <style:text-properties fo:color="#008000" loext:opacity="100%" fo:language="en" fo:country="US" style:language-asian="en" style:country-asian="US" style:language-complex="en" style:country-complex="US"/>
    </style:style>
    <style:style style:name="T59" style:family="text">
      <style:text-properties fo:color="#008000" loext:opacity="100%" fo:language="zh" fo:country="CN" style:language-asian="zh" style:country-asian="CN" style:language-complex="zh" style:country-complex="CN"/>
    </style:style>
    <style:style style:name="T60" style:family="text">
      <style:text-properties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b414c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19.685cm" svg:height="2.242cm" svg:x="3.175cm" svg:y="7.408cm">
          <text:list text:style-name="L1">
            <text:list-header>
              <text:p text:style-name="P3"><text:span text:style-name="T2">第十四章 <text:s text:c="6"/>输入</text:span><text:span text:style-name="T3">/</text:span><text:span text:style-name="T2">输出流类库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" draw:text-style-name="P7" xml:id="id3" draw:id="id3" draw:layer="layout" svg:width="25.4cm" svg:height="5.541cm" svg:x="0cm" svg:y="10.583cm">
          <text:list text:style-name="L1">
            <text:list-header>
              <text:p text:style-name="P6"><text:span text:style-name="T4">编译系统已经以</text:span><text:span text:style-name="T5">运算符或函数</text:span><text:span text:style-name="T4">的形式做好了对标准外设</text:span><text:span text:style-name="T5">（键盘、屏幕、打印机、</text:span><text:span text:style-name="T6">文件</text:span><text:span text:style-name="T5">）</text:span><text:span text:style-name="T4">的接口，使用时只需按照要求的格式调用即可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" draw:text-style-name="P9" xml:id="id4" draw:id="id4" draw:layer="layout" svg:width="9.313cm" svg:height="2.969cm" svg:x="1.27cm" svg:y="16.722cm">
          <text:list text:style-name="L1">
            <text:list-header>
              <text:p text:style-name="P8"><text:span text:style-name="T7">cin&gt;&gt;x; <text:s text:c="2"/>cout&lt;&lt;x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" draw:text-style-name="P9" xml:id="id5" draw:id="id5" draw:layer="layout" svg:width="7.717cm" svg:height="1.615cm" svg:x="13.335cm" svg:y="16.51cm">
          <text:list text:style-name="L1">
            <text:list-header>
              <text:p text:style-name="P8"><text:span text:style-name="T7">cin.ge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 xml:id="id1" draw:id="id1">
          <draw:custom-shape draw:name="Rectangle 28" draw:style-name="gr4" draw:text-style-name="P10" draw:layer="layout" svg:width="3.387cm" svg:height="8.043cm" svg:x="11.218cm" svg:y="1.698cm">
            <text:p/>
            <draw:enhanced-geometry svg:viewBox="0 0 21600 21600" draw:type="rectangle" draw:enhanced-path="M 0 0 L 21600 0 21600 21600 0 21600 0 0 Z N"/>
          </draw:custom-shape>
          <draw:custom-shape draw:name="Text Box 29" draw:style-name="gr2" draw:text-style-name="P12" draw:layer="layout" svg:width="2.54cm" svg:height="3.647cm" svg:x="11.642cm" svg:y="3.603cm">
            <text:list text:style-name="L1">
              <text:list-header>
                <text:p text:style-name="P11"><text:span text:style-name="T8">内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30" draw:style-name="gr5" draw:text-style-name="P13" draw:layer="layout" svg:width="3.599cm" svg:height="1.905cm" svg:x="7.408cm" svg:y="4.6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31" draw:style-name="gr6" draw:text-style-name="P15" draw:layer="layout" svg:width="2.963cm" svg:height="1.615cm" svg:x="1.905cm" svg:y="1.274cm">
            <text:list text:style-name="L1">
              <text:list-header>
                <text:p text:style-name="P14"><text:span text:style-name="T4">键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6" draw:text-style-name="P15" draw:layer="layout" svg:width="3.175cm" svg:height="1.615cm" svg:x="1.905cm" svg:y="4.873cm">
            <text:list text:style-name="L1">
              <text:list-header>
                <text:p text:style-name="P14"><text:span text:style-name="T4">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6" draw:text-style-name="P15" draw:layer="layout" svg:width="3.81cm" svg:height="2.969cm" svg:x="1.905cm" svg:y="8.048cm">
            <text:list text:style-name="L1">
              <text:list-header>
                <text:p text:style-name="P14"><text:span text:style-name="T4">光笔</text:span><text:span text:style-name="T7">..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4" draw:style-name="gr7" draw:text-style-name="P16" draw:layer="layout" svg:x1="4.868cm" svg:y1="2.968cm" svg:x2="7.197cm" svg:y2="4.873cm">
            <text:p/>
          </draw:line>
          <draw:line draw:name="Line 35" draw:style-name="gr8" draw:text-style-name="P16" draw:layer="layout" svg:x1="5.292cm" svg:y1="5.719cm" svg:x2="7.408cm" svg:y2="5.719cm">
            <text:p/>
          </draw:line>
          <draw:line draw:name="Line 36" draw:style-name="gr9" draw:text-style-name="P16" draw:layer="layout" svg:x1="5.927cm" svg:y1="8.894cm" svg:x2="7.62cm" svg:y2="6.354cm">
            <text:p/>
          </draw:line>
          <draw:custom-shape draw:name="AutoShape 37" draw:style-name="gr10" draw:text-style-name="P18" draw:layer="layout" svg:width="3.594cm" svg:height="1.408cm" svg:x="6.562cm" svg:y="2.328cm">
            <text:list text:style-name="L2">
              <text:list-header>
                <text:p text:style-name="P17"><text:span text:style-name="T9">输入流</text:span></text:p>
              </text:list-header>
            </text:list>
            <draw:enhanced-geometry svg:viewBox="0 0 21600 21600" draw:text-areas="800 800 20800 20800" draw:type="round-rectangular-callout" draw:modifiers="12503.3657858136 40578.5663591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name="Group 38" xml:id="id2" draw:id="id2">
          <draw:custom-shape draw:name="AutoShape 39" draw:style-name="gr5" draw:text-style-name="P13" draw:layer="layout" svg:width="3.387cm" svg:height="1.905cm" svg:x="14.605cm" svg:y="4.4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40" draw:style-name="gr6" draw:text-style-name="P15" draw:layer="layout" svg:width="4.657cm" svg:height="1.615cm" svg:x="20.32cm" svg:y="1.058cm">
            <text:list text:style-name="L1">
              <text:list-header>
                <text:p text:style-name="P14"><text:span text:style-name="T4">显示器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6" draw:text-style-name="P15" draw:layer="layout" svg:width="4.233cm" svg:height="1.615cm" svg:x="20.32cm" svg:y="4.445cm">
            <text:list text:style-name="L1">
              <text:list-header>
                <text:p text:style-name="P14"><text:span text:style-name="T4">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6" draw:text-style-name="P15" draw:layer="layout" svg:width="4.657cm" svg:height="2.969cm" svg:x="20.32cm" svg:y="8.043cm">
            <text:list text:style-name="L1">
              <text:list-header>
                <text:p text:style-name="P14"><text:span text:style-name="T4">打印机</text:span><text:span text:style-name="T7">.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3" draw:style-name="gr11" draw:text-style-name="P16" draw:layer="layout" svg:x1="17.992cm" svg:y1="4.867cm" svg:x2="20.108cm" svg:y2="2.116cm">
            <text:p/>
          </draw:line>
          <draw:line draw:name="Line 44" draw:style-name="gr12" draw:text-style-name="P16" draw:layer="layout" svg:x1="18.203cm" svg:y1="5.503cm" svg:x2="20.108cm" svg:y2="5.503cm">
            <text:p/>
          </draw:line>
          <draw:line draw:name="Line 45" draw:style-name="gr13" draw:text-style-name="P16" draw:layer="layout" svg:x1="17.78cm" svg:y1="5.927cm" svg:x2="20.108cm" svg:y2="8.678cm">
            <text:p/>
          </draw:line>
          <draw:custom-shape draw:name="AutoShape 46" draw:style-name="gr14" draw:text-style-name="P18" draw:layer="layout" svg:width="3.594cm" svg:height="1.408cm" svg:x="15.24cm" svg:y="2.117cm">
            <text:list text:style-name="L2">
              <text:list-header>
                <text:p text:style-name="P17"><text:span text:style-name="T9">输出流</text:span></text:p>
              </text:list-header>
            </text:list>
            <draw:enhanced-geometry svg:viewBox="0 0 21600 21600" draw:text-areas="800 800 20800 20800" draw:type="round-rectangular-callout" draw:modifiers="5353.43532684284 42203.5486160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5" draw:text-style-name="P21" draw:layer="layout" svg:width="25.4cm" svg:height="7.038cm" svg:x="0cm" svg:y="0cm">
          <text:list text:style-name="L1">
            <text:list-header>
              <text:p text:style-name="P19"><text:span text:style-name="T10">输入输出流（</text:span><text:span text:style-name="T11">I/O Stream</text:span><text:span text:style-name="T10">）</text:span></text:p>
              <text:p text:style-name="P20"><text:span text:style-name="T11">C++</text:span><text:span text:style-name="T10">语言的</text:span><text:span text:style-name="T11">I/O</text:span><text:span text:style-name="T10">系统向用户提供一个统一的接口，</text:span><text:span text:style-name="T12">使得程序的设计尽量与所访问的具体设备无关</text:span><text:span text:style-name="T10">，在用户与设备之间提供了一个抽象的界面</text:span><text:span text:style-name="T11">:</text:span><text:span text:style-name="T13">输入输出流</text:span><text:span text:style-name="T10">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 xml:id="id6" draw:id="id6">
          <draw:custom-shape draw:name="Text Box 3" draw:style-name="gr16" draw:text-style-name="P23" draw:layer="layout" svg:width="8.89cm" svg:height="1.446cm" svg:x="7.832cm" svg:y="8.255cm">
            <text:list text:style-name="L1">
              <text:list-header>
                <text:p text:style-name="P22"><text:span text:style-name="T14">i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6" draw:text-style-name="P23" draw:layer="layout" svg:width="8.89cm" svg:height="1.446cm" svg:x="2.328cm" svg:y="11.43cm">
            <text:list text:style-name="L1">
              <text:list-header>
                <text:p text:style-name="P22"><text:span text:style-name="T14">istream(</text:span><text:span text:style-name="T15">输入流</text:span><text:span text:style-name="T14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6" draw:text-style-name="P23" draw:layer="layout" svg:width="8.89cm" svg:height="1.446cm" svg:x="11.853cm" svg:y="11.43cm">
            <text:list text:style-name="L1">
              <text:list-header>
                <text:p text:style-name="P22"><text:span text:style-name="T14">ostream(</text:span><text:span text:style-name="T15">输出流</text:span><text:span text:style-name="T14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" draw:style-name="gr17" draw:text-style-name="P16" draw:layer="layout" svg:x1="9.313cm" svg:y1="9.737cm" svg:x2="9.313cm" svg:y2="11.218cm">
            <text:p/>
          </draw:line>
          <draw:line draw:name="Line 7" draw:style-name="gr17" draw:text-style-name="P16" draw:layer="layout" svg:x1="14.393cm" svg:y1="9.737cm" svg:x2="14.393cm" svg:y2="11.218cm">
            <text:p/>
          </draw:line>
          <draw:line draw:name="Line 8" draw:style-name="gr17" draw:text-style-name="P16" draw:layer="layout" svg:x1="9.313cm" svg:y1="12.912cm" svg:x2="9.313cm" svg:y2="14.393cm">
            <text:p/>
          </draw:line>
          <draw:line draw:name="Line 9" draw:style-name="gr17" draw:text-style-name="P16" draw:layer="layout" svg:x1="14.605cm" svg:y1="12.912cm" svg:x2="14.605cm" svg:y2="14.393cm">
            <text:p/>
          </draw:line>
          <draw:custom-shape draw:name="Text Box 10" draw:style-name="gr18" draw:text-style-name="P23" draw:layer="layout" svg:width="8.89cm" svg:height="1.446cm" svg:x="8.043cm" svg:y="14.393cm">
            <text:list text:style-name="L3">
              <text:list-header>
                <text:p text:style-name="P22"><text:span text:style-name="T16">iostre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" draw:text-style-name="P23" draw:layer="layout" svg:width="13.758cm" svg:height="1.446cm" svg:x="6.562cm" svg:y="16.087cm">
            <text:list text:style-name="L3">
              <text:list-header>
                <text:p text:style-name="P22"><text:span text:style-name="T17">在“</text:span><text:span text:style-name="T16">iostream.h”</text:span><text:span text:style-name="T17">中说明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5" draw:layer="layout" svg:width="25.4cm" svg:height="14.128cm" svg:x="0cm" svg:y="1.482cm">
          <text:list text:style-name="L1">
            <text:list-header>
              <text:p text:style-name="P24"><text:span text:style-name="T2">用标准流进行输入</text:span><text:span text:style-name="T3">/</text:span><text:span text:style-name="T2">输出时，系统自动地完成数据类型的转换。</text:span><text:span text:style-name="T18">对于输入流，要将输入的字符序列形式的数据变换成计算机内部形式的数据（二进制或</text:span><text:span text:style-name="T19">ASCII</text:span><text:span text:style-name="T18">）后，再赋给变量，变换后的格式由变量的类型确定。</text:span><text:span text:style-name="T20">对于输出流，将要输出的数据变换成字符串形式后，送到输出流（文件）中。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7" draw:layer="layout" svg:width="25.4cm" svg:height="2.021cm" svg:x="0cm" svg:y="0cm">
          <text:list text:style-name="L1">
            <text:list-header>
              <text:p text:style-name="P6"><text:span text:style-name="T4">重载输入</text:span><text:span text:style-name="T7">(</text:span><text:span text:style-name="T4">提取</text:span><text:span text:style-name="T7">)</text:span><text:span text:style-name="T4">和输出</text:span><text:span text:style-name="T7">(</text:span><text:span text:style-name="T4">插入</text:span><text:span text:style-name="T7">)</text:span><text:span text:style-name="T4">运算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27" draw:layer="layout" svg:width="25.4cm" svg:height="15.834cm" svg:x="0cm" svg:y="3.25cm">
          <text:list text:style-name="L1">
            <text:list-header>
              <text:p text:style-name="P26"><text:span text:style-name="T14">class A</text:span></text:p>
              <text:p text:style-name="P26"><text:span text:style-name="T14">{ float x, y;</text:span></text:p>
              <text:p text:style-name="P26"><text:span text:style-name="T14">public:</text:span></text:p>
              <text:p text:style-name="P26"><text:span text:style-name="T14"><text:s text:c="3"/></text:span><text:span text:style-name="T14">A(float a=0, float b=0){ <text:s/>x=a; <text:s/>y=b; <text:s/>}</text:span></text:p>
              <text:p text:style-name="P26"><text:span text:style-name="T14"><text:s text:c="3"/></text:span><text:span text:style-name="T21">void Set(float a, float b){ x=a; y=b; }</text:span></text:p>
              <text:p text:style-name="P26"><text:span text:style-name="T14"><text:s text:c="3"/></text:span><text:span text:style-name="T22">void <text:s/>Show(void){ <text:s/>cout&lt;&lt;x&lt;&lt;‘\t’&lt;&lt;y&lt;&lt;endl; <text:s text:c="2"/>}</text:span></text:p>
              <text:p text:style-name="P26"><text:span text:style-name="T14">};</text:span></text:p>
              <text:p text:style-name="P26"><text:span text:style-name="T14">void main(void)</text:span></text:p>
              <text:p text:style-name="P26"><text:span text:style-name="T14">{ <text:s/>A <text:s text:c="2"/>a(2,3);</text:span></text:p>
            </text:list-header>
          </text:list>
          <text:list text:style-name="L4">
            <text:list-header>
              <text:p text:style-name="P26"><text:span text:style-name="T21"><text:s text:c="4"/></text:span><text:span text:style-name="T21">a.Set(20 , 30);</text:span></text:p>
            </text:list-header>
          </text:list>
          <text:list text:style-name="L1">
            <text:list-header>
              <text:p text:style-name="P26"><text:span text:style-name="T14"><text:s text:c="4"/></text:span><text:span text:style-name="T22">a.Show( );</text:span></text:p>
              <text:p text:style-name="P26"><text:span text:style-name="T1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0" draw:text-style-name="P18" xml:id="id7" draw:id="id7" draw:layer="layout" svg:width="6.562cm" svg:height="1.408cm" svg:x="7.62cm" svg:y="14.393cm">
          <text:list text:style-name="L2">
            <text:list-header>
              <text:p text:style-name="P17"><text:span text:style-name="T9">输入对象数据</text:span></text:p>
            </text:list-header>
          </text:list>
          <draw:enhanced-geometry svg:viewBox="0 0 21600 21600" draw:text-areas="800 800 20800 20800" draw:type="round-rectangular-callout" draw:modifiers="-2507.877495048 17230.94393186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21" draw:text-style-name="P28" xml:id="id8" draw:id="id8" draw:layer="layout" svg:width="6.562cm" svg:height="1.408cm" svg:x="7.408cm" svg:y="16.298cm">
          <text:list text:style-name="L2">
            <text:list-header>
              <text:p text:style-name="P17"><text:span text:style-name="T9">输出对象数据</text:span></text:p>
            </text:list-header>
          </text:list>
          <draw:enhanced-geometry svg:viewBox="0 0 21600 21600" draw:text-areas="800 800 20800 20800" draw:type="round-rectangular-callout" draw:modifiers="-6746.91452079841 15207.3811213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6" draw:style-name="gr22" draw:text-style-name="P9" xml:id="id9" draw:id="id9" draw:layer="layout" svg:width="6.985cm" svg:height="1.615cm" svg:x="17.145cm" svg:y="1.905cm">
          <text:list text:style-name="L5">
            <text:list-header>
              <text:p text:style-name="P8"><text:span text:style-name="T23">cin&gt;&g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3" draw:text-style-name="P9" xml:id="id10" draw:id="id10" draw:layer="layout" svg:width="6.985cm" svg:height="1.615cm" svg:x="17.145cm" svg:y="3.81cm">
          <text:list text:style-name="L5">
            <text:list-header>
              <text:p text:style-name="P8"><text:span text:style-name="T23">cout&lt;&l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4" draw:text-style-name="P15" xml:id="id11" draw:id="id11" draw:layer="layout" svg:width="6.985cm" svg:height="2.969cm" svg:x="17.357cm" svg:y="5.927cm">
          <text:list text:style-name="L4">
            <text:list-header>
              <text:p text:style-name="P14"><text:span text:style-name="T6">对象不能直接输入输出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0" draw:layer="layout" svg:width="25.4cm" svg:height="7.741cm" svg:x="0cm" svg:y="0cm">
          <text:list text:style-name="L1">
            <text:list-header>
              <text:p text:style-name="P29"><text:span text:style-name="T4">在</text:span><text:span text:style-name="T7">C++</text:span><text:span text:style-name="T4">中允许用户重载运算符“</text:span><text:span text:style-name="T7">&lt;&lt;”</text:span><text:span text:style-name="T4">和“</text:span><text:span text:style-name="T7">&gt;&gt;”</text:span><text:span text:style-name="T4">，</text:span><text:span text:style-name="T6">实现对象的输入和输出</text:span><text:span text:style-name="T4">。重载这二个运算符时，</text:span><text:span text:style-name="T24">在对象所在的类中，</text:span><text:span text:style-name="T5">将重载这二个运算符的函数说明该类的</text:span><text:span text:style-name="T25">友元函数</text:span><text:span text:style-name="T4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5" draw:text-style-name="P21" xml:id="id12" draw:id="id12" draw:layer="layout" svg:width="24.765cm" svg:height="1.801cm" svg:x="0cm" svg:y="7.832cm">
          <text:list text:style-name="L6">
            <text:list-header>
              <text:p text:style-name="P19"><text:span text:style-name="T26">重载提取运算符的一般格式为：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4" draw:style-name="gr26" draw:text-style-name="P18" xml:id="id14" draw:id="id14" draw:layer="layout" svg:width="4.445cm" svg:height="1.408cm" svg:x="0.635cm" svg:y="14.182cm">
          <text:list text:style-name="L2">
            <text:list-header>
              <text:p text:style-name="P17"><text:span text:style-name="T9">友元函数</text:span></text:p>
            </text:list-header>
          </text:list>
          <draw:enhanced-geometry svg:viewBox="0 0 21600 21600" draw:text-areas="800 800 20800 20800" draw:type="round-rectangular-callout" draw:modifiers="7156.27530364372 -19070.5464868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5" draw:style-name="gr27" draw:text-style-name="P21" xml:id="id13" draw:id="id13" draw:layer="layout" svg:width="24.805cm" svg:height="1.801cm" svg:x="0.573cm" svg:y="11.642cm">
          <text:list text:style-name="L1">
            <text:list-header>
              <text:p text:style-name="P19"><text:span text:style-name="T14">friend <text:s/>istream &amp; <text:s/>operater </text:span><text:span text:style-name="T21">&gt;&gt;</text:span><text:span text:style-name="T14">(istream &amp;, ClassName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8" draw:text-style-name="P18" xml:id="id16" draw:id="id16" draw:layer="layout" svg:width="5.715cm" svg:height="1.408cm" svg:x="2.963cm" svg:y="9.737cm">
          <text:list text:style-name="L2">
            <text:list-header>
              <text:p text:style-name="P17"><text:span text:style-name="T9">返回值类型</text:span></text:p>
            </text:list-header>
          </text:list>
          <draw:enhanced-geometry svg:viewBox="0 0 21600 21600" draw:text-areas="800 800 20800 20800" draw:type="round-rectangular-callout" draw:modifiers="10599.7200839748 31165.9332860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29" draw:text-style-name="P18" xml:id="id18" draw:id="id18" draw:layer="layout" svg:width="3.81cm" svg:height="1.408cm" svg:x="9.525cm" svg:y="9.737cm">
          <text:list text:style-name="L2">
            <text:list-header>
              <text:p text:style-name="P17"><text:span text:style-name="T9">函数名</text:span></text:p>
            </text:list-header>
          </text:list>
          <draw:enhanced-geometry svg:viewBox="0 0 21600 21600" draw:text-areas="800 800 20800 20800" draw:type="round-rectangular-callout" draw:modifiers="8898.45184990816 23792.1930447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30" draw:text-style-name="P10" xml:id="id17" draw:id="id17" draw:layer="layout" svg:width="1.058cm" svg:height="4.657cm" draw:transform="rotate (-1.5707963267949) translate (13.334cm 11.43cm)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0" draw:style-name="gr31" draw:text-style-name="P18" xml:id="id19" draw:id="id19" draw:layer="layout" svg:width="4.445cm" svg:height="1.408cm" svg:x="13.758cm" svg:y="9.948cm">
          <text:list text:style-name="L2">
            <text:list-header>
              <text:p text:style-name="P17"><text:span text:style-name="T9">左操作数</text:span></text:p>
            </text:list-header>
          </text:list>
          <draw:enhanced-geometry svg:viewBox="0 0 21600 21600" draw:text-areas="800 800 20800 20800" draw:type="round-rectangular-callout" draw:modifiers="11310.1214574899 37543.2221433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" draw:style-name="gr32" draw:text-style-name="P18" xml:id="id20" draw:id="id20" draw:layer="layout" svg:width="4.445cm" svg:height="1.408cm" svg:x="19.473cm" svg:y="9.948cm">
          <text:list text:style-name="L2">
            <text:list-header>
              <text:p text:style-name="P17"><text:span text:style-name="T9">右操作数</text:span></text:p>
            </text:list-header>
          </text:list>
          <draw:enhanced-geometry svg:viewBox="0 0 21600 21600" draw:text-areas="800 800 20800 20800" draw:type="round-rectangular-callout" draw:modifiers="9085.02024291498 34553.867991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3" draw:style-name="gr33" draw:text-style-name="P33" xml:id="id21" draw:id="id21" draw:layer="layout" svg:width="6.35cm" svg:height="1.785cm" svg:x="6.562cm" svg:y="14.817cm">
          <text:list text:style-name="L6">
            <text:list-header>
              <text:p text:style-name="P32"><text:span text:style-name="T19">cin&gt;&g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34" draw:text-style-name="P33" xml:id="id22" draw:id="id22" draw:layer="layout" svg:width="12.065cm" svg:height="1.785cm" svg:x="12.7cm" svg:y="14.817cm">
          <text:list text:style-name="L4">
            <text:list-header>
              <text:p text:style-name="P32"><text:span text:style-name="T27">operator&gt;&gt;</text:span><text:span text:style-name="T19">(cin, <text:s/>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5" draw:style-name="gr30" draw:text-style-name="P10" xml:id="id15" draw:id="id15" draw:layer="layout" svg:width="0.846cm" svg:height="3.387cm" draw:transform="rotate (-1.5707963267949) translate (7.619cm 11.642cm)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35" draw:text-style-name="P18" draw:layer="layout" svg:width="4.445cm" svg:height="1.408cm" svg:x="0.635cm" svg:y="4.868cm">
          <text:list text:style-name="L2">
            <text:list-header>
              <text:p text:style-name="P17"><text:span text:style-name="T9">友元函数</text:span></text:p>
            </text:list-header>
          </text:list>
          <draw:enhanced-geometry svg:viewBox="0 0 21600 21600" draw:text-areas="800 800 20800 20800" draw:type="round-rectangular-callout" draw:modifiers="9128.74493927126 -17000.9936124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2" draw:style-name="gr27" draw:text-style-name="P21" draw:layer="layout" svg:width="24.805cm" svg:height="1.801cm" svg:x="0.573cm" svg:y="2.328cm">
          <text:list text:style-name="L1">
            <text:list-header>
              <text:p text:style-name="P19"><text:span text:style-name="T14">friend <text:s/>istream &amp; <text:s/>operater </text:span><text:span text:style-name="T21">&gt;&gt;</text:span><text:span text:style-name="T14">(istream &amp;, ClassName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3" draw:style-name="gr36" draw:text-style-name="P18" draw:layer="layout" svg:width="5.715cm" svg:height="1.408cm" svg:x="2.963cm" svg:y="0.423cm">
          <text:list text:style-name="L2">
            <text:list-header>
              <text:p text:style-name="P17"><text:span text:style-name="T9">返回值类型</text:span></text:p>
            </text:list-header>
          </text:list>
          <draw:enhanced-geometry svg:viewBox="0 0 21600 21600" draw:text-areas="800 800 20800 20800" draw:type="round-rectangular-callout" draw:modifiers="11215.6752974108 30154.1518807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4" draw:style-name="gr37" draw:text-style-name="P18" draw:layer="layout" svg:width="3.81cm" svg:height="1.408cm" svg:x="9.525cm" svg:y="0.423cm">
          <text:list text:style-name="L2">
            <text:list-header>
              <text:p text:style-name="P17"><text:span text:style-name="T9">函数名</text:span></text:p>
            </text:list-header>
          </text:list>
          <draw:enhanced-geometry svg:viewBox="0 0 21600 21600" draw:text-areas="800 800 20800 20800" draw:type="round-rectangular-callout" draw:modifiers="8898.45184990816 27793.3286018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5" draw:style-name="gr30" draw:text-style-name="P10" draw:layer="layout" svg:width="1.058cm" svg:height="4.657cm" draw:transform="rotate (-1.5707963267949) translate (13.334cm 2.117cm)">
          <text:p/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6" draw:style-name="gr38" draw:text-style-name="P18" draw:layer="layout" svg:width="4.445cm" svg:height="1.408cm" svg:x="13.758cm" svg:y="0.635cm">
          <text:list text:style-name="L2">
            <text:list-header>
              <text:p text:style-name="P17"><text:span text:style-name="T9">左操作数</text:span></text:p>
            </text:list-header>
          </text:list>
          <draw:enhanced-geometry svg:viewBox="0 0 21600 21600" draw:text-areas="800 800 20800 20800" draw:type="round-rectangular-callout" draw:modifiers="11120.6477732794 33940.6671398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7" draw:style-name="gr39" draw:text-style-name="P18" draw:layer="layout" svg:width="4.445cm" svg:height="1.408cm" svg:x="19.473cm" svg:y="0.635cm">
          <text:list text:style-name="L2">
            <text:list-header>
              <text:p text:style-name="P17"><text:span text:style-name="T9">右操作数</text:span></text:p>
            </text:list-header>
          </text:list>
          <draw:enhanced-geometry svg:viewBox="0 0 21600 21600" draw:text-areas="800 800 20800 20800" draw:type="round-rectangular-callout" draw:modifiers="7885.02024291498 32867.5656493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8" draw:style-name="gr40" draw:text-style-name="P33" draw:layer="layout" svg:width="6.35cm" svg:height="1.785cm" svg:x="6.35cm" svg:y="7.832cm">
          <text:list text:style-name="L6">
            <text:list-header>
              <text:p text:style-name="P32"><text:span text:style-name="T19">cin&gt;&g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41" draw:text-style-name="P33" draw:layer="layout" svg:width="12.065cm" svg:height="1.785cm" svg:x="12.277cm" svg:y="7.832cm">
          <text:list text:style-name="L4">
            <text:list-header>
              <text:p text:style-name="P32"><text:span text:style-name="T27">operator&gt;&gt;</text:span><text:span text:style-name="T19">(cin, <text:s/>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0" draw:style-name="gr30" draw:text-style-name="P10" draw:layer="layout" svg:width="0.847cm" svg:height="3.387cm" draw:transform="rotate (-1.5707963267949) translate (7.619cm 2.328cm)">
          <text:p/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21" draw:style-name="gr2" draw:text-style-name="P21" xml:id="id23" draw:id="id23" draw:layer="layout" svg:width="25.4cm" svg:height="3.341cm" svg:x="0cm" svg:y="9.948cm">
          <text:list text:style-name="L1">
            <text:list-header>
              <text:p text:style-name="P19"><text:span text:style-name="T15">返回值类型：</text:span><text:span text:style-name="T17">类</text:span><text:span text:style-name="T16">istream</text:span><text:span text:style-name="T17">的引用，</text:span><text:span text:style-name="T16">cin</text:span><text:span text:style-name="T17">中可以连续使用运算符“</text:span><text:span text:style-name="T16">&gt;&gt;”</text:span><text:span text:style-name="T17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2" draw:text-style-name="P25" xml:id="id24" draw:id="id24" draw:layer="layout" svg:width="7.196cm" svg:height="2.242cm" svg:x="5.927cm" svg:y="12.277cm">
          <text:list text:style-name="L4">
            <text:list-header>
              <text:p text:style-name="P24"><text:span text:style-name="T27">cin&gt;&gt;a&gt;&gt;b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" draw:text-style-name="P35" xml:id="id25" draw:id="id25" draw:layer="layout" svg:width="25.4cm" svg:height="2.631cm" svg:x="0cm" svg:y="14.817cm">
          <text:list text:style-name="L1">
            <text:list-header>
              <text:p text:style-name="P34"><text:span text:style-name="T15">第一个参数：是“</text:span><text:span text:style-name="T14">&gt;&gt;”</text:span><text:span text:style-name="T15">的左操作数</text:span><text:span text:style-name="T14">cin</text:span><text:span text:style-name="T15">类型</text:span><text:span text:style-name="T14">,</text:span><text:span text:style-name="T17">类</text:span><text:span text:style-name="T16">istream</text:span><text:span text:style-name="T17">的引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" draw:text-style-name="P35" xml:id="id26" draw:id="id26" draw:layer="layout" svg:width="25.4cm" svg:height="2.631cm" svg:x="0cm" svg:y="16.933cm">
          <text:list text:style-name="L1">
            <text:list-header>
              <text:p text:style-name="P34"><text:span text:style-name="T15">第二个参数：是“</text:span><text:span text:style-name="T14">&gt;&gt;”</text:span><text:span text:style-name="T15">的右操作数</text:span><text:span text:style-name="T14">,</text:span><text:span text:style-name="T15">即欲输入的对象的引用</text:span><text:span text:style-name="T1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27" draw:text-style-name="P21" draw:layer="layout" svg:width="22.727cm" svg:height="1.801cm" svg:x="0.569cm" svg:y="5.927cm">
          <text:list text:style-name="L1">
            <text:list-header>
              <text:p text:style-name="P19"><text:span text:style-name="T14">istream &amp; <text:s/>operater </text:span><text:span text:style-name="T21">&gt;&gt;</text:span><text:span text:style-name="T14">(istream &amp;is, ClassName &amp;f);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7" draw:layer="layout" svg:width="7.832cm" svg:height="13.218cm" svg:x="0cm" svg:y="0cm">
          <text:list text:style-name="L1">
            <text:list-header>
              <text:p text:style-name="P26"><text:span text:style-name="T14">class A</text:span></text:p>
              <text:p text:style-name="P26"><text:span text:style-name="T14">{ <text:s text:c="3"/>float x, y;</text:span></text:p>
              <text:p text:style-name="P26"><text:span text:style-name="T14"><text:s text:c="2"/></text:span><text:span text:style-name="T14">public:</text:span></text:p>
              <text:p text:style-name="P26"><text:span text:style-name="T14"><text:s text:c="5"/></text:span><text:span text:style-name="T14">.....</text:span></text:p>
              <text:p text:style-name="P26"><text:span text:style-name="T14"><text:s/></text:span></text:p>
              <text:p text:style-name="P26"><text:span text:style-name="T14">};</text:span></text:p>
            </text:list-header>
          </text:list>
          <text:list text:style-name="L6">
            <text:list-header>
              <text:p text:style-name="P26"><text:span text:style-name="T22"><text:s text:c="4"/></text:span><text:span text:style-name="T22">..... <text:s text:c="2"/></text:span></text:p>
              <text:p text:style-name="P26"><text:span text:style-name="T22"><text:s text:c="3"/></text:span><text:span text:style-name="T22">A <text:s/>a;</text:span></text:p>
              <text:p text:style-name="P26"><text:span text:style-name="T22"><text:s text:c="3"/></text:span><text:span text:style-name="T22">cin&gt;&gt;a;</text:span></text:p>
              <text:p text:style-name="P26"><text:span text:style-name="T22"><text:s text:c="5"/></text:span><text:span text:style-name="T22">.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3" draw:text-style-name="P21" xml:id="id27" draw:id="id27" draw:layer="layout" svg:width="20.801cm" svg:height="1.801cm" svg:x="0.868cm" svg:y="4.657cm">
          <text:list text:style-name="L4">
            <text:list-header>
              <text:p text:style-name="P19"><text:span text:style-name="T21">friend</text:span><text:span text:style-name="T22"> <text:s/>istream &amp; <text:s/>operater &gt;&gt;(istream &amp;, A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4" draw:text-style-name="P37" xml:id="id29" draw:id="id29" draw:layer="layout" svg:width="18.556cm" svg:height="7.666cm" svg:x="5.6cm" svg:y="9.812cm">
          <text:list text:style-name="L1">
            <text:list-header>
              <text:p text:style-name="P36"><text:span text:style-name="T14">istream &amp; <text:s/>operater &gt;&gt;(istream &amp;</text:span><text:span text:style-name="T21">is</text:span><text:span text:style-name="T14">, A &amp;</text:span><text:span text:style-name="T21">a</text:span><text:span text:style-name="T14">)</text:span></text:p>
              <text:p text:style-name="P36"><text:span text:style-name="T14">{ <text:s text:c="3"/>cout&lt;&lt;“ Input a:”&lt;&lt;endl;</text:span></text:p>
              <text:p text:style-name="P36"><text:span text:style-name="T14"><text:s text:c="7"/></text:span><text:span text:style-name="T21">is&gt;&gt;a.x&gt;&gt;a.y;</text:span></text:p>
              <text:p text:style-name="P36"><text:span text:style-name="T14"><text:s text:c="8"/></text:span><text:span text:style-name="T14">return <text:s/>is;</text:span></text:p>
              <text:p text:style-name="P36"><text:span text:style-name="T14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5" draw:style-name="gr45" draw:text-style-name="P28" xml:id="id31" draw:id="id31" draw:layer="layout" svg:width="7.831cm" svg:height="1.408cm" svg:x="14.182cm" svg:y="13.335cm">
          <text:list text:style-name="L2">
            <text:list-header>
              <text:p text:style-name="P17"><text:span text:style-name="T9">重新定义输入流</text:span></text:p>
            </text:list-header>
          </text:list>
          <draw:enhanced-geometry svg:viewBox="0 0 21600 21600" draw:text-areas="800 800 20800 20800" draw:type="round-rectangular-callout" draw:modifiers="-2429.72420837589 7772.320794889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46" draw:text-style-name="P18" xml:id="id28" draw:id="id28" draw:layer="layout" svg:width="7.832cm" svg:height="1.408cm" svg:x="5.715cm" svg:y="3.175cm">
          <text:list text:style-name="L2">
            <text:list-header>
              <text:p text:style-name="P17"><text:span text:style-name="T9">在类中原型说明</text:span></text:p>
            </text:list-header>
          </text:list>
          <draw:enhanced-geometry svg:viewBox="0 0 21600 21600" draw:text-areas="800 800 20800 20800" draw:type="round-rectangular-callout" draw:modifiers="1737.2654155496 34952.448545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47" draw:text-style-name="P28" xml:id="id30" draw:id="id30" draw:layer="layout" svg:width="8.043cm" svg:height="1.408cm" svg:x="6.985cm" svg:y="7.62cm">
          <text:list text:style-name="L2">
            <text:list-header>
              <text:p text:style-name="P17"><text:span text:style-name="T9">在类外定义函数</text:span></text:p>
            </text:list-header>
          </text:list>
          <draw:enhanced-geometry svg:viewBox="0 0 21600 21600" draw:text-areas="800 800 20800 20800" draw:type="round-rectangular-callout" draw:modifiers="3267.92640477374 38003.122782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48" draw:text-style-name="P28" xml:id="id32" draw:id="id32" draw:layer="layout" svg:width="5.715cm" svg:height="1.408cm" svg:x="12.7cm" svg:y="15.663cm">
          <text:list text:style-name="L2">
            <text:list-header>
              <text:p text:style-name="P17"><text:span text:style-name="T9">返回输入流</text:span></text:p>
            </text:list-header>
          </text:list>
          <draw:enhanced-geometry svg:viewBox="0 0 21600 21600" draw:text-areas="800 800 20800 20800" draw:type="round-rectangular-callout" draw:modifiers="-2630.09097270819 -6361.958836053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9" draw:layer="layout" svg:width="24.553cm" svg:height="19.078cm" svg:x="0cm" svg:y="0.335cm">
          <text:list text:style-name="L1">
            <text:list-header>
              <text:p text:style-name="P38"><text:span text:style-name="T28">class incount{</text:span></text:p>
              <text:p text:style-name="P38"><text:span text:style-name="T28"><text:tab/></text:span><text:span text:style-name="T28">int c1,c2;</text:span></text:p>
              <text:p text:style-name="P38"><text:span text:style-name="T28">public:incount(int a=0,int b=0)</text:span><text:span text:style-name="T28"><text:tab/></text:span><text:span text:style-name="T28">{</text:span><text:span text:style-name="T28"><text:tab/></text:span><text:span text:style-name="T28">c1=a;</text:span><text:span text:style-name="T28"><text:tab/></text:span><text:span text:style-name="T28">c2=b;</text:span><text:span text:style-name="T28"><text:tab/></text:span><text:span text:style-name="T28">}</text:span></text:p>
              <text:p text:style-name="P38"><text:span text:style-name="T28"><text:s text:c="3"/></text:span><text:span text:style-name="T28">void show(void){cout&lt;&lt;"c1="&lt;&lt;c1&lt;&lt;'\t'&lt;&lt;"c2="&lt;&lt;c2&lt;&lt;endl;}</text:span></text:p>
              <text:p text:style-name="P38"><text:span text:style-name="T28"><text:s text:c="4"/></text:span><text:span text:style-name="T29">friend istream &amp; operator&gt;&gt;(istream &amp;,incount &amp;);</text:span></text:p>
              <text:p text:style-name="P38"><text:span text:style-name="T28">};</text:span></text:p>
            </text:list-header>
          </text:list>
          <text:list text:style-name="L6">
            <text:list-header>
              <text:p text:style-name="P38"><text:span text:style-name="T29">istream &amp; </text:span><text:span text:style-name="T30">operator&gt;&gt;</text:span><text:span text:style-name="T29">(istream &amp;is, <text:s/>incount &amp;cc)</text:span></text:p>
              <text:p text:style-name="P38"><text:span text:style-name="T29">{</text:span><text:span text:style-name="T29"><text:tab/></text:span><text:span text:style-name="T29">is&gt;&gt;cc.c1&gt;&gt;cc.c2;</text:span><text:span text:style-name="T29"><text:tab/></text:span><text:span text:style-name="T29">return is;</text:span><text:span text:style-name="T29"><text:tab/></text:span><text:span text:style-name="T29">}</text:span></text:p>
            </text:list-header>
          </text:list>
          <text:list text:style-name="L1">
            <text:list-header>
              <text:p text:style-name="P38"><text:span text:style-name="T28">void main(void)</text:span></text:p>
              <text:p text:style-name="P38"><text:span text:style-name="T28">{</text:span><text:span text:style-name="T28"><text:tab/></text:span><text:span text:style-name="T28">incount x1,x2;</text:span></text:p>
              <text:p text:style-name="P38"><text:span text:style-name="T28"><text:tab/></text:span><text:span text:style-name="T28">x1.show ();</text:span></text:p>
              <text:p text:style-name="P38"><text:span text:style-name="T28"><text:tab/></text:span><text:span text:style-name="T28">x2.show ();</text:span></text:p>
              <text:p text:style-name="P38"><text:span text:style-name="T28"><text:tab/></text:span><text:span text:style-name="T29">cin&gt;&gt;x1;</text:span></text:p>
            </text:list-header>
          </text:list>
          <text:list text:style-name="L6">
            <text:list-header>
              <text:p text:style-name="P38"><text:span text:style-name="T29"><text:tab/></text:span><text:span text:style-name="T29">cin&gt;&gt;x2;</text:span></text:p>
            </text:list-header>
          </text:list>
          <text:list text:style-name="L1">
            <text:list-header>
              <text:p text:style-name="P38"><text:span text:style-name="T28"><text:tab/></text:span><text:span text:style-name="T28">x1.show ();</text:span></text:p>
              <text:p text:style-name="P38"><text:span text:style-name="T28"><text:tab/></text:span><text:span text:style-name="T28">x2.show ();</text:span></text:p>
              <text:p text:style-name="P38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49" draw:text-style-name="P41" xml:id="id33" draw:id="id33" draw:layer="layout" svg:width="7.744cm" svg:height="1.006cm" svg:x="5.466cm" svg:y="5.715cm">
          <text:list text:style-name="L2">
            <text:list-header>
              <text:p text:style-name="P40"><text:span text:style-name="T31">重载输入函数原型说明</text:span></text:p>
            </text:list-header>
          </text:list>
          <draw:enhanced-geometry svg:viewBox="0 0 21600 21600" draw:text-areas="800 800 20800 20800" draw:type="round-rectangular-callout" draw:modifiers="14256.8366688186 -6156.10724925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50" draw:text-style-name="P41" xml:id="id34" draw:id="id34" draw:layer="layout" svg:width="6.218cm" svg:height="1.006cm" svg:x="14.905cm" svg:y="9.525cm">
          <text:list text:style-name="L2">
            <text:list-header>
              <text:p text:style-name="P40"><text:span text:style-name="T31">重载输入函数定义</text:span></text:p>
            </text:list-header>
          </text:list>
          <draw:enhanced-geometry svg:viewBox="0 0 21600 21600" draw:text-areas="800 800 20800 20800" draw:type="round-rectangular-callout" draw:modifiers="-2410.41968162084 -12119.1658391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" draw:style-name="gr51" draw:text-style-name="P18" xml:id="id37" draw:id="id37" draw:layer="layout" svg:width="4.445cm" svg:height="1.408cm" svg:x="0.194cm" svg:y="7.408cm">
          <text:list text:style-name="L2">
            <text:list-header>
              <text:p text:style-name="P17"><text:span text:style-name="T9">友元函数</text:span></text:p>
            </text:list-header>
          </text:list>
          <draw:enhanced-geometry svg:viewBox="0 0 21600 21600" draw:text-areas="800 800 20800 20800" draw:type="round-rectangular-callout" draw:modifiers="8910.12145748988 -14486.8701206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3" draw:style-name="gr27" draw:text-style-name="P21" xml:id="id36" draw:id="id36" draw:layer="layout" svg:width="25.246cm" svg:height="1.801cm" svg:x="0.132cm" svg:y="4.868cm">
          <text:list text:style-name="L1">
            <text:list-header>
              <text:p text:style-name="P19"><text:span text:style-name="T14">friend <text:s/>ostream &amp; <text:s/>operater </text:span><text:span text:style-name="T21">&lt;&lt;</text:span><text:span text:style-name="T14">(ostream &amp;, ClassName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4" draw:style-name="gr52" draw:text-style-name="P18" xml:id="id39" draw:id="id39" draw:layer="layout" svg:width="5.715cm" svg:height="1.408cm" svg:x="2.522cm" svg:y="2.963cm">
          <text:list text:style-name="L2">
            <text:list-header>
              <text:p text:style-name="P17"><text:span text:style-name="T9">返回值类型</text:span></text:p>
            </text:list-header>
          </text:list>
          <draw:enhanced-geometry svg:viewBox="0 0 21600 21600" draw:text-areas="800 800 20800 20800" draw:type="round-rectangular-callout" draw:modifiers="11015.3953813856 28943.0801987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53" draw:text-style-name="P18" xml:id="id41" draw:id="id41" draw:layer="layout" svg:width="3.81cm" svg:height="1.408cm" svg:x="9.084cm" svg:y="2.963cm">
          <text:list text:style-name="L2">
            <text:list-header>
              <text:p text:style-name="P17"><text:span text:style-name="T9">函数名</text:span></text:p>
            </text:list-header>
          </text:list>
          <draw:enhanced-geometry svg:viewBox="0 0 21600 21600" draw:text-areas="800 800 20800 20800" draw:type="round-rectangular-callout" draw:modifiers="8598.05825242718 27854.6486870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30" draw:text-style-name="P10" xml:id="id40" draw:id="id40" draw:layer="layout" svg:width="1.058cm" svg:height="4.657cm" draw:transform="rotate (-1.5707963267949) translate (12.893cm 4.657cm)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7" draw:style-name="gr54" draw:text-style-name="P18" xml:id="id42" draw:id="id42" draw:layer="layout" svg:width="4.445cm" svg:height="1.408cm" svg:x="13.335cm" svg:y="3.175cm">
          <text:list text:style-name="L2">
            <text:list-header>
              <text:p text:style-name="P17"><text:span text:style-name="T9">左操作数</text:span></text:p>
            </text:list-header>
          </text:list>
          <draw:enhanced-geometry svg:viewBox="0 0 21600 21600" draw:text-areas="800 800 20800 20800" draw:type="round-rectangular-callout" draw:modifiers="9876.92307692308 35841.5897799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55" draw:text-style-name="P18" xml:id="id43" draw:id="id43" draw:layer="layout" svg:width="4.445cm" svg:height="1.408cm" svg:x="19.032cm" svg:y="3.175cm">
          <text:list text:style-name="L2">
            <text:list-header>
              <text:p text:style-name="P17"><text:span text:style-name="T9">右操作数</text:span></text:p>
            </text:list-header>
          </text:list>
          <draw:enhanced-geometry svg:viewBox="0 0 21600 21600" draw:text-areas="800 800 20800 20800" draw:type="round-rectangular-callout" draw:modifiers="10625.1012145749 32177.7146912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9" draw:style-name="gr56" draw:text-style-name="P33" xml:id="id44" draw:id="id44" draw:layer="layout" svg:width="6.35cm" svg:height="1.785cm" svg:x="5.927cm" svg:y="7.832cm">
          <text:list text:style-name="L6">
            <text:list-header>
              <text:p text:style-name="P32"><text:span text:style-name="T19">cout&lt;&l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7" draw:text-style-name="P33" xml:id="id45" draw:id="id45" draw:layer="layout" svg:width="12.065cm" svg:height="1.785cm" svg:x="11.853cm" svg:y="7.832cm">
          <text:list text:style-name="L4">
            <text:list-header>
              <text:p text:style-name="P32"><text:span text:style-name="T27">operator&lt;&lt;</text:span><text:span text:style-name="T19">(cout, <text:s/>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30" draw:text-style-name="P10" xml:id="id38" draw:id="id38" draw:layer="layout" svg:width="0.847cm" svg:height="3.699cm" draw:transform="rotate (-1.5707963267949) translate (7.407cm 4.868cm)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221 102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Rectangle 12" draw:style-name="gr58" draw:text-style-name="P7" xml:id="id35" draw:id="id35" draw:layer="layout" svg:width="24.765cm" svg:height="2.021cm" svg:x="0cm" svg:y="0cm">
          <text:list text:style-name="L6">
            <text:list-header>
              <text:p text:style-name="P6"><text:span text:style-name="T5">重载输出（插入）运算符的一般格式为：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59" draw:text-style-name="P9" xml:id="id46" draw:id="id46" draw:layer="layout" svg:width="20.744cm" svg:height="1.615cm" svg:x="0.423cm" svg:y="10.372cm">
          <text:list text:style-name="L6">
            <text:list-header>
              <text:p text:style-name="P8"><text:span text:style-name="T5">与输入（提取）运算符比较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" draw:style-name="gr27" draw:text-style-name="P21" xml:id="id47" draw:id="id47" draw:layer="layout" svg:width="24.805cm" svg:height="1.801cm" svg:x="0.022cm" svg:y="12.277cm">
          <text:list text:style-name="L1">
            <text:list-header>
              <text:p text:style-name="P19"><text:span text:style-name="T14">friend <text:s/>istream &amp; <text:s/>operater </text:span><text:span text:style-name="T21">&gt;&gt;</text:span><text:span text:style-name="T14">(istream &amp;, ClassName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5" draw:style-name="gr60" draw:text-style-name="P9" xml:id="id48" draw:id="id48" draw:layer="layout" svg:width="13.758cm" svg:height="1.615cm" svg:x="2.752cm" svg:y="14.393cm">
          <text:list text:style-name="L6">
            <text:list-header>
              <text:p text:style-name="P8"><text:span text:style-name="T5">将输入流改为输出流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" smil:attributeName="visibility" smil:to="visible"/>
                  <anim:transitionFilter smil:dur="0.5s" smil:targetElement="id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" smil:attributeName="visibility" smil:to="visible"/>
                  <anim:transitionFilter smil:dur="0.5s" smil:targetElement="id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27" draw:layer="layout" svg:width="7.832cm" svg:height="13.218cm" svg:x="0cm" svg:y="0cm">
          <text:list text:style-name="L1">
            <text:list-header>
              <text:p text:style-name="P26"><text:span text:style-name="T14">class A</text:span></text:p>
              <text:p text:style-name="P26"><text:span text:style-name="T14">{ <text:s text:c="3"/>float x, y;</text:span></text:p>
              <text:p text:style-name="P26"><text:span text:style-name="T14"><text:s text:c="2"/></text:span><text:span text:style-name="T14">public:</text:span></text:p>
              <text:p text:style-name="P26"><text:span text:style-name="T14"><text:s text:c="5"/></text:span><text:span text:style-name="T14">.....</text:span></text:p>
              <text:p text:style-name="P26"><text:span text:style-name="T14"><text:s/></text:span></text:p>
              <text:p text:style-name="P26"><text:span text:style-name="T14">};</text:span></text:p>
            </text:list-header>
          </text:list>
          <text:list text:style-name="L6">
            <text:list-header>
              <text:p text:style-name="P26"><text:span text:style-name="T22"><text:s text:c="4"/></text:span><text:span text:style-name="T22">..... <text:s text:c="2"/></text:span></text:p>
              <text:p text:style-name="P26"><text:span text:style-name="T22"><text:s text:c="3"/></text:span><text:span text:style-name="T22">A <text:s/>a(2,3);</text:span></text:p>
              <text:p text:style-name="P26"><text:span text:style-name="T22"><text:s text:c="3"/></text:span><text:span text:style-name="T22">cout&lt;&lt;a;</text:span></text:p>
              <text:p text:style-name="P26"><text:span text:style-name="T22"><text:s text:c="5"/></text:span><text:span text:style-name="T22">.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1" draw:text-style-name="P21" xml:id="id49" draw:id="id49" draw:layer="layout" svg:width="21.487cm" svg:height="1.801cm" svg:x="0.869cm" svg:y="4.657cm">
          <text:list text:style-name="L4">
            <text:list-header>
              <text:p text:style-name="P19"><text:span text:style-name="T21">friend</text:span><text:span text:style-name="T22"> <text:s/>ostream &amp; <text:s/>operater &lt;&lt; (ostream &amp;, A &amp;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44" draw:text-style-name="P37" xml:id="id51" draw:id="id51" draw:layer="layout" svg:width="19.217cm" svg:height="7.666cm" svg:x="5.6cm" svg:y="9.812cm">
          <text:list text:style-name="L1">
            <text:list-header>
              <text:p text:style-name="P36"><text:span text:style-name="T14">ostream &amp; <text:s/>operater &lt;&lt;(ostream &amp;</text:span><text:span text:style-name="T21">os</text:span><text:span text:style-name="T14">, A &amp;</text:span><text:span text:style-name="T21">a</text:span><text:span text:style-name="T14">)</text:span></text:p>
              <text:p text:style-name="P36"><text:span text:style-name="T14">{ <text:s text:c="3"/>cout&lt;&lt;“ The object is:”&lt;&lt;endl;</text:span></text:p>
              <text:p text:style-name="P36"><text:span text:style-name="T14"><text:s text:c="7"/></text:span><text:span text:style-name="T21">os&lt;&lt;a.x&lt;&lt;‘\t’&lt;&lt;a.y&lt;&lt;endl;</text:span></text:p>
              <text:p text:style-name="P36"><text:span text:style-name="T14"><text:s text:c="8"/></text:span><text:span text:style-name="T14">return <text:s/>os;</text:span></text:p>
              <text:p text:style-name="P36"><text:span text:style-name="T14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6" draw:style-name="gr62" draw:text-style-name="P28" xml:id="id53" draw:id="id53" draw:layer="layout" svg:width="7.832cm" svg:height="1.408cm" svg:x="12.7cm" svg:y="14.817cm">
          <text:list text:style-name="L2">
            <text:list-header>
              <text:p text:style-name="P17"><text:span text:style-name="T9">重新定义输出流</text:span></text:p>
            </text:list-header>
          </text:list>
          <draw:enhanced-geometry svg:viewBox="0 0 21600 21600" draw:text-areas="800 800 20800 20800" draw:type="round-rectangular-callout" draw:modifiers="5277.97778628878 -10547.0546486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63" draw:text-style-name="P18" xml:id="id50" draw:id="id50" draw:layer="layout" svg:width="7.832cm" svg:height="1.408cm" svg:x="5.715cm" svg:y="3.175cm">
          <text:list text:style-name="L2">
            <text:list-header>
              <text:p text:style-name="P17"><text:span text:style-name="T9">在类中原型说明</text:span></text:p>
            </text:list-header>
          </text:list>
          <draw:enhanced-geometry svg:viewBox="0 0 21600 21600" draw:text-areas="800 800 20800 20800" draw:type="round-rectangular-callout" draw:modifiers="1737.2654155496 34952.448545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64" draw:text-style-name="P28" xml:id="id52" draw:id="id52" draw:layer="layout" svg:width="8.043cm" svg:height="1.408cm" svg:x="6.985cm" svg:y="7.62cm">
          <text:list text:style-name="L2">
            <text:list-header>
              <text:p text:style-name="P17"><text:span text:style-name="T9">在类外定义函数</text:span></text:p>
            </text:list-header>
          </text:list>
          <draw:enhanced-geometry svg:viewBox="0 0 21600 21600" draw:text-areas="800 800 20800 20800" draw:type="round-rectangular-callout" draw:modifiers="3267.92640477374 38003.122782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65" draw:text-style-name="P28" xml:id="id54" draw:id="id54" draw:layer="layout" svg:width="5.715cm" svg:height="1.408cm" svg:x="6.985cm" svg:y="16.51cm">
          <text:list text:style-name="L2">
            <text:list-header>
              <text:p text:style-name="P17"><text:span text:style-name="T9">返回输出流</text:span></text:p>
            </text:list-header>
          </text:list>
          <draw:enhanced-geometry svg:viewBox="0 0 21600 21600" draw:text-areas="800 800 20800 20800" draw:type="round-rectangular-callout" draw:modifiers="15096.5710286914 -15544.64158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3" draw:layer="layout" svg:width="24.342cm" svg:height="17.851cm" svg:x="0cm" svg:y="0.635cm">
          <text:list text:style-name="L1">
            <text:list-header>
              <text:p text:style-name="P42"><text:span text:style-name="T32">class incount{</text:span></text:p>
              <text:p text:style-name="P42"><text:span text:style-name="T32"><text:tab/></text:span><text:span text:style-name="T32">int c1,c2;</text:span></text:p>
              <text:p text:style-name="P42"><text:span text:style-name="T32">public:</text:span><text:span text:style-name="T32"><text:tab/></text:span><text:span text:style-name="T32">incount(int a=0,int b=0)</text:span><text:span text:style-name="T32"><text:tab/></text:span><text:span text:style-name="T32">{</text:span><text:span text:style-name="T32"><text:tab/></text:span><text:span text:style-name="T32">c1=a;</text:span><text:span text:style-name="T32"><text:tab/></text:span><text:span text:style-name="T32">c2=b;</text:span><text:span text:style-name="T32"><text:tab/></text:span><text:span text:style-name="T32">}</text:span></text:p>
              <text:p text:style-name="P42"><text:span text:style-name="T32"><text:tab/></text:span><text:span text:style-name="T32">void show(void)</text:span><text:span text:style-name="T32"><text:tab/></text:span><text:span text:style-name="T32">{cout&lt;&lt;"c1="&lt;&lt;c1&lt;&lt;'\t'&lt;&lt;"c2="&lt;&lt;c2&lt;&lt;endl;</text:span><text:span text:style-name="T32"><text:tab/></text:span><text:span text:style-name="T32">}</text:span></text:p>
              <text:p text:style-name="P42"><text:span text:style-name="T32"><text:tab/></text:span><text:span text:style-name="T33">friend istream &amp; operator</text:span><text:span text:style-name="T34">&gt;&gt;</text:span><text:span text:style-name="T33">(istream &amp;,incount &amp;);</text:span></text:p>
              <text:p text:style-name="P42"><text:span text:style-name="T32"><text:tab/></text:span><text:span text:style-name="T35">friend ostream &amp; operator</text:span><text:span text:style-name="T34">&lt;&lt;</text:span><text:span text:style-name="T35">(ostream &amp;,incount &amp;);</text:span></text:p>
              <text:p text:style-name="P42"><text:span text:style-name="T32">};</text:span></text:p>
            </text:list-header>
          </text:list>
          <text:list text:style-name="L3">
            <text:list-header>
              <text:p text:style-name="P42"><text:span text:style-name="T33">istream &amp; operator&gt;&gt;(istream &amp;is,incount &amp;cc)</text:span></text:p>
              <text:p text:style-name="P42"><text:span text:style-name="T33">{</text:span><text:span text:style-name="T33"><text:tab/></text:span><text:span text:style-name="T33">is&gt;&gt;cc.c1&gt;&gt;cc.c2;</text:span><text:span text:style-name="T33"><text:tab/></text:span><text:span text:style-name="T33">return is;}</text:span></text:p>
            </text:list-header>
          </text:list>
          <text:list text:style-name="L7">
            <text:list-header>
              <text:p text:style-name="P42"><text:span text:style-name="T35">ostream &amp;operator&lt;&lt;(ostream &amp;os,incount &amp;cc)</text:span><text:span text:style-name="T35"><text:tab/></text:span><text:span text:style-name="T35">//</text:span><text:span text:style-name="T36">重载</text:span><text:span text:style-name="T35">cout&lt;&lt;</text:span></text:p>
              <text:p text:style-name="P42"><text:span text:style-name="T35">{os&lt;&lt;"c1="&lt;&lt;cc.c1&lt;&lt;'\t'&lt;&lt;"c2="&lt;&lt;cc.c2&lt;&lt;endl;</text:span><text:span text:style-name="T35"><text:tab/></text:span><text:span text:style-name="T35">return os;}</text:span></text:p>
            </text:list-header>
          </text:list>
          <text:list text:style-name="L1">
            <text:list-header>
              <text:p text:style-name="P42"><text:span text:style-name="T32">void main(void)</text:span></text:p>
              <text:p text:style-name="P42"><text:span text:style-name="T32">{</text:span></text:p>
              <text:p text:style-name="P42"><text:span text:style-name="T32"><text:tab/></text:span><text:span text:style-name="T32">incount x1,x2;</text:span></text:p>
            </text:list-header>
          </text:list>
          <text:list text:style-name="L7">
            <text:list-header>
              <text:p text:style-name="P42"><text:span text:style-name="T35"><text:tab/></text:span><text:span text:style-name="T35">cout&lt;&lt;x1&lt;&lt;x2;//</text:span><text:span text:style-name="T36">调用输出函数</text:span></text:p>
            </text:list-header>
          </text:list>
          <text:list text:style-name="L1">
            <text:list-header>
              <text:p text:style-name="P42"><text:span text:style-name="T37"><text:tab/></text:span><text:span text:style-name="T33">cin&gt;&gt;x1;</text:span><text:span text:style-name="T33"><text:tab/></text:span><text:span text:style-name="T33">//</text:span><text:span text:style-name="T38">调用输入函数</text:span></text:p>
            </text:list-header>
          </text:list>
          <text:list text:style-name="L3">
            <text:list-header>
              <text:p text:style-name="P42"><text:span text:style-name="T38"><text:tab/></text:span><text:span text:style-name="T33">cin&gt;&gt;x2;</text:span></text:p>
            </text:list-header>
          </text:list>
          <text:list text:style-name="L1">
            <text:list-header>
              <text:p text:style-name="P42"><text:span text:style-name="T32"><text:tab/></text:span><text:span text:style-name="T35">cout&lt;&lt;x1&lt;&lt;x2;</text:span></text:p>
              <text:p text:style-name="P42"><text:span text:style-name="T3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66" draw:text-style-name="P41" xml:id="id55" draw:id="id55" draw:layer="layout" svg:width="7.744cm" svg:height="1.006cm" svg:x="15.414cm" svg:y="6.35cm">
          <text:list text:style-name="L2">
            <text:list-header>
              <text:p text:style-name="P40"><text:span text:style-name="T31">重载输出函数原型说明</text:span></text:p>
            </text:list-header>
          </text:list>
          <draw:enhanced-geometry svg:viewBox="0 0 21600 21600" draw:text-areas="800 800 20800 20800" draw:type="round-rectangular-callout" draw:modifiers="1888.08263395739 -9759.682224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67" draw:text-style-name="P41" xml:id="id56" draw:id="id56" draw:layer="layout" svg:width="6.218cm" svg:height="1.006cm" svg:x="12.665cm" svg:y="11.43cm">
          <text:list text:style-name="L2">
            <text:list-header>
              <text:p text:style-name="P40"><text:span text:style-name="T31">重载输出函数定义</text:span></text:p>
            </text:list-header>
          </text:list>
          <draw:enhanced-geometry svg:viewBox="0 0 21600 21600" draw:text-areas="800 800 20800 20800" draw:type="round-rectangular-callout" draw:modifiers="2108.2489146165 -17138.4309831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57" draw:id="id57">
          <draw:custom-shape draw:name="Rectangle 3" draw:style-name="gr4" draw:text-style-name="P10" draw:layer="layout" svg:width="3.387cm" svg:height="8.043cm" svg:x="11.218cm" svg:y="1.698cm">
            <text:p/>
            <draw:enhanced-geometry svg:viewBox="0 0 21600 21600" draw:type="rectangle" draw:enhanced-path="M 0 0 L 21600 0 21600 21600 0 21600 0 0 Z N"/>
          </draw:custom-shape>
          <draw:custom-shape draw:name="Text Box 4" draw:style-name="gr2" draw:text-style-name="P12" draw:layer="layout" svg:width="2.54cm" svg:height="3.647cm" svg:x="11.642cm" svg:y="3.603cm">
            <text:list text:style-name="L1">
              <text:list-header>
                <text:p text:style-name="P11"><text:span text:style-name="T8">内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5" draw:style-name="gr5" draw:text-style-name="P13" draw:layer="layout" svg:width="3.599cm" svg:height="1.905cm" svg:x="7.408cm" svg:y="4.6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6" draw:style-name="gr6" draw:text-style-name="P15" draw:layer="layout" svg:width="2.963cm" svg:height="1.615cm" svg:x="1.905cm" svg:y="1.274cm">
            <text:list text:style-name="L1">
              <text:list-header>
                <text:p text:style-name="P14"><text:span text:style-name="T4">键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6" draw:text-style-name="P15" draw:layer="layout" svg:width="3.175cm" svg:height="1.615cm" svg:x="1.905cm" svg:y="4.873cm">
            <text:list text:style-name="L1">
              <text:list-header>
                <text:p text:style-name="P14"><text:span text:style-name="T4">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6" draw:text-style-name="P15" draw:layer="layout" svg:width="3.81cm" svg:height="2.969cm" svg:x="1.905cm" svg:y="8.048cm">
            <text:list text:style-name="L1">
              <text:list-header>
                <text:p text:style-name="P14"><text:span text:style-name="T4">光笔</text:span><text:span text:style-name="T7">..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68" draw:text-style-name="P16" draw:layer="layout" svg:x1="4.868cm" svg:y1="2.968cm" svg:x2="7.197cm" svg:y2="4.873cm">
            <text:p/>
          </draw:line>
          <draw:line draw:name="Line 10" draw:style-name="gr69" draw:text-style-name="P16" draw:layer="layout" svg:x1="5.292cm" svg:y1="5.719cm" svg:x2="7.408cm" svg:y2="5.719cm">
            <text:p/>
          </draw:line>
          <draw:line draw:name="Line 11" draw:style-name="gr70" draw:text-style-name="P16" draw:layer="layout" svg:x1="5.927cm" svg:y1="8.894cm" svg:x2="7.62cm" svg:y2="6.354cm">
            <text:p/>
          </draw:line>
          <draw:custom-shape draw:name="AutoShape 12" draw:style-name="gr71" draw:text-style-name="P18" draw:layer="layout" svg:width="3.594cm" svg:height="1.408cm" svg:x="6.562cm" svg:y="2.328cm">
            <text:list text:style-name="L2">
              <text:list-header>
                <text:p text:style-name="P17"><text:span text:style-name="T9">输入流</text:span></text:p>
              </text:list-header>
            </text:list>
            <draw:enhanced-geometry svg:viewBox="0 0 21600 21600" draw:text-areas="800 800 20800 20800" draw:type="round-rectangular-callout" draw:modifiers="12503.3657858136 40578.5663591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name="Group 13" xml:id="id58" draw:id="id58">
          <draw:custom-shape draw:name="AutoShape 14" draw:style-name="gr5" draw:text-style-name="P13" draw:layer="layout" svg:width="3.387cm" svg:height="1.905cm" svg:x="14.605cm" svg:y="4.4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15" draw:style-name="gr6" draw:text-style-name="P15" draw:layer="layout" svg:width="4.657cm" svg:height="1.615cm" svg:x="20.32cm" svg:y="1.058cm">
            <text:list text:style-name="L1">
              <text:list-header>
                <text:p text:style-name="P14"><text:span text:style-name="T4">显示器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6" draw:text-style-name="P15" draw:layer="layout" svg:width="4.233cm" svg:height="1.615cm" svg:x="20.32cm" svg:y="4.445cm">
            <text:list text:style-name="L1">
              <text:list-header>
                <text:p text:style-name="P14"><text:span text:style-name="T4">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6" draw:text-style-name="P15" draw:layer="layout" svg:width="4.657cm" svg:height="2.969cm" svg:x="20.32cm" svg:y="8.043cm">
            <text:list text:style-name="L1">
              <text:list-header>
                <text:p text:style-name="P14"><text:span text:style-name="T4">打印机</text:span><text:span text:style-name="T7">.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8" draw:style-name="gr72" draw:text-style-name="P16" draw:layer="layout" svg:x1="17.992cm" svg:y1="4.867cm" svg:x2="20.108cm" svg:y2="2.116cm">
            <text:p/>
          </draw:line>
          <draw:line draw:name="Line 19" draw:style-name="gr73" draw:text-style-name="P16" draw:layer="layout" svg:x1="18.203cm" svg:y1="5.503cm" svg:x2="20.108cm" svg:y2="5.503cm">
            <text:p/>
          </draw:line>
          <draw:line draw:name="Line 20" draw:style-name="gr74" draw:text-style-name="P16" draw:layer="layout" svg:x1="17.78cm" svg:y1="5.927cm" svg:x2="20.108cm" svg:y2="8.678cm">
            <text:p/>
          </draw:line>
          <draw:custom-shape draw:name="AutoShape 21" draw:style-name="gr75" draw:text-style-name="P18" draw:layer="layout" svg:width="3.594cm" svg:height="1.408cm" svg:x="15.24cm" svg:y="2.117cm">
            <text:list text:style-name="L2">
              <text:list-header>
                <text:p text:style-name="P17"><text:span text:style-name="T9">输出流</text:span></text:p>
              </text:list-header>
            </text:list>
            <draw:enhanced-geometry svg:viewBox="0 0 21600 21600" draw:text-areas="800 800 20800 20800" draw:type="round-rectangular-callout" draw:modifiers="5353.43532684284 42203.5486160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name="Text Box 22" draw:style-name="gr2" draw:text-style-name="P7" xml:id="id59" draw:id="id59" draw:layer="layout" svg:width="25.4cm" svg:height="5.541cm" svg:x="0cm" svg:y="10.583cm">
          <text:list text:style-name="L1">
            <text:list-header>
              <text:p text:style-name="P6"><text:span text:style-name="T4">编译系统已经以</text:span><text:span text:style-name="T5">运算符或函数</text:span><text:span text:style-name="T4">的形式做好了对标准外设</text:span><text:span text:style-name="T5">（键盘、屏幕、打印机、</text:span><text:span text:style-name="T6">文件</text:span><text:span text:style-name="T5">）</text:span><text:span text:style-name="T4">的接口，使用时只需按照要求的格式调用即可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" draw:text-style-name="P9" xml:id="id60" draw:id="id60" draw:layer="layout" svg:width="9.313cm" svg:height="2.969cm" svg:x="1.27cm" svg:y="16.722cm">
          <text:list text:style-name="L1">
            <text:list-header>
              <text:p text:style-name="P8"><text:span text:style-name="T7">cin&gt;&gt;x; <text:s text:c="2"/>cout&lt;&lt;x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" draw:text-style-name="P9" xml:id="id61" draw:id="id61" draw:layer="layout" svg:width="7.717cm" svg:height="1.615cm" svg:x="13.335cm" svg:y="16.51cm">
          <text:list text:style-name="L1">
            <text:list-header>
              <text:p text:style-name="P8"><text:span text:style-name="T7">cin.get(ch)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" draw:text-style-name="P45" draw:layer="layout" svg:width="25.4cm" svg:height="7.442cm" svg:x="0cm" svg:y="0cm">
          <text:list text:style-name="L1">
            <text:list-header>
              <text:p text:style-name="P44"><text:span text:style-name="T4">文件流 </text:span></text:p>
              <text:p text:style-name="P44"><text:span text:style-name="T7">C++</text:span><text:span text:style-name="T4">在头文件</text:span><text:span text:style-name="T7">fstream.h</text:span><text:span text:style-name="T4">中定义了</text:span><text:span text:style-name="T7">C++</text:span><text:span text:style-name="T4">的文件流类体系 </text:span><text:span text:style-name="T7">,</text:span><text:span text:style-name="T4">当程序中使用文件时，</text:span><text:span text:style-name="T5">要包含头文件</text:span><text:span text:style-name="T39">fstream.h</text:span><text:span text:style-name="T7"> </text:span><text:span text:style-name="T4">。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4" xml:id="id62" draw:id="id62">
          <draw:custom-shape draw:name="Text Box 13" draw:style-name="gr16" draw:text-style-name="P23" draw:layer="layout" svg:width="7.955cm" svg:height="1.446cm" svg:x="7.62cm" svg:y="5.715cm">
            <text:list text:style-name="L1">
              <text:list-header>
                <text:p text:style-name="P22"><text:span text:style-name="T14">i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76" draw:text-style-name="P23" draw:layer="layout" svg:width="8.484cm" svg:height="1.446cm" svg:x="2.752cm" svg:y="8.467cm">
            <text:list text:style-name="L6">
              <text:list-header>
                <text:p text:style-name="P22"><text:span text:style-name="T22">ifstream(</text:span><text:span text:style-name="T26">输入流</text:span><text:span text:style-name="T2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77" draw:text-style-name="P23" draw:layer="layout" svg:width="8.467cm" svg:height="1.446cm" svg:x="11.853cm" svg:y="8.467cm">
            <text:list text:style-name="L6">
              <text:list-header>
                <text:p text:style-name="P22"><text:span text:style-name="T22">ofstream(</text:span><text:span text:style-name="T26">输出流</text:span><text:span text:style-name="T2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17" draw:text-style-name="P16" draw:layer="layout" svg:x1="13.335cm" svg:y1="7.197cm" svg:x2="13.335cm" svg:y2="8.255cm">
            <text:p/>
          </draw:line>
          <draw:line draw:name="Line 18" draw:style-name="gr17" draw:text-style-name="P16" draw:layer="layout" svg:x1="8.89cm" svg:y1="9.948cm" svg:x2="8.89cm" svg:y2="11.007cm">
            <text:p/>
          </draw:line>
          <draw:line draw:name="Line 19" draw:style-name="gr17" draw:text-style-name="P16" draw:layer="layout" svg:x1="13.547cm" svg:y1="10.16cm" svg:x2="13.547cm" svg:y2="11.007cm">
            <text:p/>
          </draw:line>
          <draw:custom-shape draw:name="Text Box 20" draw:style-name="gr78" draw:text-style-name="P23" draw:layer="layout" svg:width="7.955cm" svg:height="1.446cm" svg:x="7.832cm" svg:y="11.007cm">
            <text:list text:style-name="L6">
              <text:list-header>
                <text:p text:style-name="P22"><text:span text:style-name="T22">fstre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79" draw:text-style-name="P23" draw:layer="layout" svg:width="12.308cm" svg:height="1.446cm" svg:x="6.138cm" svg:y="12.7cm">
            <text:list text:style-name="L3">
              <text:list-header>
                <text:p text:style-name="P22"><text:span text:style-name="T17">在“</text:span><text:span text:style-name="T16">fstream.h”</text:span><text:span text:style-name="T17">中说明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17" draw:text-style-name="P16" draw:layer="layout" svg:x1="8.89cm" svg:y1="7.197cm" svg:x2="8.89cm" svg:y2="8.255cm">
            <text:p/>
          </draw:line>
        </draw:g>
        <draw:custom-shape draw:name="Text Box 23" draw:style-name="gr2" draw:text-style-name="P9" xml:id="id63" draw:id="id63" draw:layer="layout" svg:width="25.4cm" svg:height="5.029cm" svg:x="0cm" svg:y="14.605cm">
          <text:list text:style-name="L1">
            <text:list-header>
              <text:p text:style-name="P8"><text:span text:style-name="T4">当使用文件时，在程序头有：</text:span><text:span text:style-name="T40">#include&lt;fstream.h&gt;</text:span></text:p>
            </text:list-header>
          </text:list>
          <text:list text:style-name="L6">
            <text:list-header>
              <text:p text:style-name="P8"><text:span text:style-name="T5">其中定义了各种文件操作运算符及函数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6" xml:id="id64" draw:id="id64">
          <draw:custom-shape draw:name="Text Box 4" draw:style-name="gr16" draw:text-style-name="P47" draw:layer="layout" svg:width="5.503cm" svg:height="2.822cm" svg:x="9.737cm" svg:y="6.985cm">
            <text:list text:style-name="L1">
              <text:list-header>
                <text:p text:style-name="P46"><text:span text:style-name="T41">内存变量</text:span></text:p>
                <text:p text:style-name="P46"><text:span text:style-name="T28">(</text:span><text:span text:style-name="T41">程序</text:span><text:span text:style-name="T28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6" draw:text-style-name="P47" draw:layer="layout" svg:width="5.503cm" svg:height="1.277cm" svg:x="0.635cm" svg:y="6.138cm">
            <text:list text:style-name="L1">
              <text:list-header>
                <text:p text:style-name="P46"><text:span text:style-name="T41">键盘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80" draw:text-style-name="P47" draw:layer="layout" svg:width="5.503cm" svg:height="1.277cm" svg:x="0.635cm" svg:y="9.101cm">
            <text:list text:style-name="L4">
              <text:list-header>
                <text:p text:style-name="P46"><text:span text:style-name="T42">输入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6" draw:text-style-name="P47" draw:layer="layout" svg:width="5.504cm" svg:height="1.277cm" svg:x="18.838cm" svg:y="6.138cm">
            <text:list text:style-name="L1">
              <text:list-header>
                <text:p text:style-name="P46"><text:span text:style-name="T41">屏幕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81" draw:text-style-name="P47" draw:layer="layout" svg:width="5.504cm" svg:height="1.277cm" svg:x="18.838cm" svg:y="9.101cm">
            <text:list text:style-name="L4">
              <text:list-header>
                <text:p text:style-name="P46"><text:span text:style-name="T42">输出文件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" draw:style-name="gr82" draw:text-style-name="P16" draw:layer="layout" svg:x1="6.138cm" svg:y1="6.773cm" svg:x2="7.62cm" svg:y2="6.773cm">
            <text:p/>
          </draw:line>
          <draw:line draw:name="Line 11" draw:style-name="gr82" draw:text-style-name="P16" draw:layer="layout" svg:x1="7.62cm" svg:y1="6.773cm" svg:x2="7.62cm" svg:y2="8.043cm">
            <text:p/>
          </draw:line>
          <draw:line draw:name="Line 12" draw:style-name="gr17" draw:text-style-name="P16" draw:layer="layout" svg:x1="7.62cm" svg:y1="8.043cm" svg:x2="9.737cm" svg:y2="8.043cm">
            <text:p/>
          </draw:line>
          <draw:line draw:name="Line 13" draw:style-name="gr83" draw:text-style-name="P16" draw:layer="layout" svg:x1="6.138cm" svg:y1="9.948cm" svg:x2="7.62cm" svg:y2="9.948cm">
            <text:p/>
          </draw:line>
          <draw:line draw:name="Line 14" draw:style-name="gr83" draw:text-style-name="P16" draw:layer="layout" svg:x1="7.62cm" svg:y1="8.678cm" svg:x2="7.62cm" svg:y2="9.948cm">
            <text:p/>
          </draw:line>
          <draw:line draw:name="Line 15" draw:style-name="gr84" draw:text-style-name="P16" draw:layer="layout" svg:x1="7.62cm" svg:y1="8.678cm" svg:x2="9.737cm" svg:y2="8.678cm">
            <text:p/>
          </draw:line>
          <draw:line draw:name="Line 16" draw:style-name="gr82" draw:text-style-name="P16" draw:layer="layout" svg:x1="15.24cm" svg:y1="8.043cm" svg:x2="16.722cm" svg:y2="8.043cm">
            <text:p/>
          </draw:line>
          <draw:line draw:name="Line 17" draw:style-name="gr82" draw:text-style-name="P16" draw:layer="layout" svg:x1="16.722cm" svg:y1="6.773cm" svg:x2="16.722cm" svg:y2="8.043cm">
            <text:p/>
          </draw:line>
          <draw:line draw:name="Line 18" draw:style-name="gr17" draw:text-style-name="P16" draw:layer="layout" svg:x1="16.722cm" svg:y1="6.773cm" svg:x2="18.838cm" svg:y2="6.773cm">
            <text:p/>
          </draw:line>
          <draw:line draw:name="Line 19" draw:style-name="gr83" draw:text-style-name="P16" draw:layer="layout" svg:x1="15.24cm" svg:y1="8.678cm" svg:x2="16.722cm" svg:y2="8.678cm">
            <text:p/>
          </draw:line>
          <draw:line draw:name="Line 20" draw:style-name="gr83" draw:text-style-name="P16" draw:layer="layout" svg:x1="16.722cm" svg:y1="8.678cm" svg:x2="16.722cm" svg:y2="9.948cm">
            <text:p/>
          </draw:line>
          <draw:line draw:name="Line 21" draw:style-name="gr84" draw:text-style-name="P16" draw:layer="layout" svg:x1="16.722cm" svg:y1="9.948cm" svg:x2="18.838cm" svg:y2="9.948cm">
            <text:p/>
          </draw:line>
          <draw:custom-shape draw:name="Text Box 22" draw:style-name="gr2" draw:text-style-name="P49" draw:layer="layout" svg:width="2.963cm" svg:height="1.108cm" svg:x="6.562cm" svg:y="5.715cm">
            <text:list text:style-name="L1">
              <text:list-header>
                <text:p text:style-name="P48"><text:span text:style-name="T32">cin&gt;&gt;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2" draw:text-style-name="P49" draw:layer="layout" svg:width="2.964cm" svg:height="1.108cm" svg:x="15.028cm" svg:y="5.503cm">
            <text:list text:style-name="L1">
              <text:list-header>
                <text:p text:style-name="P48"><text:span text:style-name="T32">cout&lt;&lt;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85" draw:text-style-name="P49" draw:layer="layout" svg:width="3.387cm" svg:height="1.108cm" svg:x="6.35cm" svg:y="9.948cm">
            <text:list text:style-name="L4">
              <text:list-header>
                <text:p text:style-name="P48"><text:span text:style-name="T34">infile&gt;&gt;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86" draw:text-style-name="P49" draw:layer="layout" svg:width="3.81cm" svg:height="1.108cm" svg:x="14.817cm" svg:y="9.948cm">
            <text:list text:style-name="L4">
              <text:list-header>
                <text:p text:style-name="P48"><text:span text:style-name="T34">outfile&lt;&lt;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2" draw:text-style-name="P7" draw:layer="layout" svg:width="25.4cm" svg:height="3.781cm" svg:x="0cm" svg:y="0.635cm">
          <text:list text:style-name="L1">
            <text:list-header>
              <text:p text:style-name="P6"><text:span text:style-name="T4">程序对文本文件的操作与对键盘、显示器的操作比较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" draw:text-style-name="P7" xml:id="id65" draw:id="id65" draw:layer="layout" svg:width="25.4cm" svg:height="5.541cm" svg:x="0cm" svg:y="11.853cm">
          <text:list text:style-name="L1">
            <text:list-header>
              <text:p text:style-name="P6"><text:span text:style-name="T4">在涉及</text:span><text:span text:style-name="T5">文本文件</text:span><text:span text:style-name="T4">的操作时，将输入文件看成键盘，将输出文件看成显示器，格式不变。</text:span><text:span text:style-name="T5">只需在程序中增加打开与关闭文件的语句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7" draw:text-style-name="P25" draw:layer="layout" svg:width="25.4cm" svg:height="2.242cm" svg:x="0cm" svg:y="0cm">
          <text:list text:style-name="L1">
            <text:list-header>
              <text:p text:style-name="P24"><text:span text:style-name="T43">文件的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9" xml:id="id66" draw:id="id66" draw:layer="layout" svg:width="1.693cm" svg:height="2.969cm" svg:x="0.635cm" svg:y="4.445cm">
          <text:list text:style-name="L1">
            <text:list-header>
              <text:p text:style-name="P8"><text:span text:style-name="T4">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8" draw:text-style-name="P9" xml:id="id68" draw:id="id68" draw:layer="layout" svg:width="6.35cm" svg:height="1.615cm" svg:x="3.175cm" svg:y="2.963cm">
          <text:list text:style-name="L6">
            <text:list-header>
              <text:p text:style-name="P8"><text:span text:style-name="T5">文本文件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9" xml:id="id69" draw:id="id69" draw:layer="layout" svg:width="20.955cm" svg:height="1.615cm" svg:x="4.445cm" svg:y="4.657cm">
          <text:list text:style-name="L1">
            <text:list-header>
              <text:p text:style-name="P8"><text:span text:style-name="T4">以</text:span><text:span text:style-name="T7">ASCII</text:span><text:span text:style-name="T4">表示的文件：记事本，</text:span><text:span text:style-name="T4">*</text:span><text:span text:style-name="T7">.cpp</text:span><text:span text:style-name="T4">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89" draw:text-style-name="P9" xml:id="id70" draw:id="id70" draw:layer="layout" svg:width="8.925cm" svg:height="1.615cm" svg:x="3.175cm" svg:y="6.985cm">
          <text:list text:style-name="L4">
            <text:list-header>
              <text:p text:style-name="P8"><text:span text:style-name="T6">二进制文件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" draw:text-style-name="P35" xml:id="id71" draw:id="id71" draw:layer="layout" svg:width="21.59cm" svg:height="1.446cm" svg:x="3.81cm" svg:y="8.678cm">
          <text:list text:style-name="L1">
            <text:list-header>
              <text:p text:style-name="P34"><text:span text:style-name="T15">用二进制形式表示的文件：可执行程序</text:span><text:span text:style-name="T15">*</text:span><text:span text:style-name="T14">.EXE</text:span><text:span text:style-name="T15">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90" draw:text-style-name="P9" xml:id="id72" draw:id="id72" draw:layer="layout" svg:width="25.4cm" svg:height="2.969cm" svg:x="0cm" svg:y="11.007cm">
          <text:list text:style-name="L6">
            <text:list-header>
              <text:p text:style-name="P8"><text:span text:style-name="T39">56</text:span><text:span text:style-name="T5">：</text:span><text:span text:style-name="T39">ASCII</text:span><text:span text:style-name="T5">表示为 </text:span><text:span text:style-name="T39">00110101 00110110</text:span><text:span text:style-name="T5">，占两字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1" draw:text-style-name="P9" xml:id="id73" draw:id="id73" draw:layer="layout" svg:width="24.765cm" svg:height="1.615cm" svg:x="0cm" svg:y="13.335cm">
          <text:list text:style-name="L4">
            <text:list-header>
              <text:p text:style-name="P8"><text:span text:style-name="T40">56</text:span><text:span text:style-name="T6">：二进制表示为 </text:span><text:span text:style-name="T40">111000</text:span><text:span text:style-name="T6">，占六个二进制位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92" draw:text-style-name="P10" xml:id="id67" draw:id="id67" draw:layer="layout" svg:width="0.847cm" svg:height="4.233cm" svg:x="2.328cm" svg:y="3.81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2" draw:style-name="gr93" draw:text-style-name="P51" xml:id="id74" draw:id="id74" draw:layer="layout" svg:width="20.531cm" svg:height="1.785cm" svg:x="2.117cm" svg:y="15.663cm">
          <text:list text:style-name="L6">
            <text:list-header>
              <text:p text:style-name="P50"><text:span text:style-name="T18">不同的文件操作的函数、格式不同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6" smil:attributeName="visibility" smil:to="visible"/>
                  <anim:transitionFilter smil:dur="0.5s" smil:targetElement="id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7" smil:attributeName="visibility" smil:to="visible"/>
                  <anim:transitionFilter smil:dur="0.5s" smil:targetElement="id6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8" smil:attributeName="visibility" smil:to="visible"/>
                  <anim:transitionFilter smil:dur="0.5s" smil:targetElement="id6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9" smil:attributeName="visibility" smil:to="visible"/>
                  <anim:transitionFilter smil:dur="0.5s" smil:targetElement="id6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53" draw:layer="layout" svg:width="25.4cm" svg:height="5.682cm" svg:x="0cm" svg:y="0cm">
          <text:list text:style-name="L1">
            <text:list-header>
              <text:p text:style-name="P52"><text:span text:style-name="T4">文本文件的打开与关闭</text:span></text:p>
              <text:p text:style-name="P52"><text:span text:style-name="T4">在文件操作前，需要将程序与被操作的文件联系起来，使程序可以“引用”文件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4" draw:text-style-name="P53" xml:id="id75" draw:id="id75" draw:layer="layout" svg:width="25.4cm" svg:height="5.541cm" svg:x="0cm" svg:y="5.927cm">
          <text:list text:style-name="L6">
            <text:list-header>
              <text:p text:style-name="P52"><text:span text:style-name="T5">在程序内定义一个文件类的</text:span><text:span text:style-name="T6">对象</text:span><text:span text:style-name="T5">，由</text:span><text:span text:style-name="T6">该对象</text:span><text:span text:style-name="T5">与文件发生联系，程序内所有的与文件的操作都是对</text:span><text:span text:style-name="T6">该对象</text:span><text:span text:style-name="T5">的操作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95" draw:text-style-name="P9" xml:id="id76" draw:id="id76" draw:layer="layout" svg:width="16.934cm" svg:height="5.735cm" svg:x="1.058cm" svg:y="11.853cm">
          <text:list text:style-name="L3">
            <text:list-header>
              <text:p text:style-name="P8"><text:span text:style-name="T44">fstream <text:s text:c="2"/>infile , <text:s/>outfile;</text:span></text:p>
            </text:list-header>
          </text:list>
          <text:list text:style-name="L1">
            <text:list-header>
              <text:p text:style-name="P8"><text:span text:style-name="T7">ifstream <text:s text:c="3"/>infile;</text:span></text:p>
              <text:p text:style-name="P8"><text:span text:style-name="T7">ofstream <text:s text:c="2"/>outfile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5" draw:style-name="gr96" draw:text-style-name="P18" xml:id="id77" draw:id="id77" draw:layer="layout" svg:width="9.948cm" svg:height="2.815cm" svg:x="13.547cm" svg:y="10.372cm">
          <text:list text:style-name="L2">
            <text:list-header>
              <text:p text:style-name="P17"><text:span text:style-name="T9">两个对象，可以联系两个输入输出文件</text:span></text:p>
            </text:list-header>
          </text:list>
          <draw:enhanced-geometry svg:viewBox="0 0 21600 21600" draw:text-areas="800 800 20800 20800" draw:type="round-rectangular-callout" draw:modifiers="-1471.98713438537 17526.9886363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97" draw:text-style-name="P18" xml:id="id78" draw:id="id78" draw:layer="layout" svg:width="10.998cm" svg:height="1.408cm" svg:x="10.169cm" svg:y="13.97cm">
          <text:list text:style-name="L2">
            <text:list-header>
              <text:p text:style-name="P17"><text:span text:style-name="T9">对象只能联系输入文件</text:span></text:p>
            </text:list-header>
          </text:list>
          <draw:enhanced-geometry svg:viewBox="0 0 21600 21600" draw:text-areas="800 800 20800 20800" draw:type="round-rectangular-callout" draw:modifiers="-2181.79834530412 15820.581973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98" draw:text-style-name="P18" xml:id="id79" draw:id="id79" draw:layer="layout" svg:width="10.998cm" svg:height="1.408cm" svg:x="10.583cm" svg:y="16.087cm">
          <text:list text:style-name="L2">
            <text:list-header>
              <text:p text:style-name="P17"><text:span text:style-name="T9">对象只能联系输出文件</text:span></text:p>
            </text:list-header>
          </text:list>
          <draw:enhanced-geometry svg:viewBox="0 0 21600 21600" draw:text-areas="800 800 20800 20800" draw:type="round-rectangular-callout" draw:modifiers="-1358.95990544595 14333.569907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7" smil:attributeName="visibility" smil:to="visible"/>
                  <anim:transitionFilter smil:dur="0.5s" smil:targetElement="id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9" smil:attributeName="visibility" smil:to="visible"/>
                  <anim:transitionFilter smil:dur="0.5s" smil:targetElement="id7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8" xml:id="id80" draw:id="id80">
          <draw:custom-shape draw:name="Text Box 19" draw:style-name="gr16" draw:text-style-name="P23" draw:layer="layout" svg:width="7.955cm" svg:height="1.446cm" svg:x="8.678cm" svg:y="3.175cm">
            <text:list text:style-name="L1">
              <text:list-header>
                <text:p text:style-name="P22"><text:span text:style-name="T14">i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99" draw:text-style-name="P23" draw:layer="layout" svg:width="8.484cm" svg:height="1.446cm" svg:x="3.81cm" svg:y="5.927cm">
            <text:list text:style-name="L6">
              <text:list-header>
                <text:p text:style-name="P22"><text:span text:style-name="T22">ifstream(</text:span><text:span text:style-name="T26">输入流</text:span><text:span text:style-name="T2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00" draw:text-style-name="P23" draw:layer="layout" svg:width="8.467cm" svg:height="1.446cm" svg:x="12.911cm" svg:y="5.927cm">
            <text:list text:style-name="L6">
              <text:list-header>
                <text:p text:style-name="P22"><text:span text:style-name="T22">ofstream(</text:span><text:span text:style-name="T26">输出流</text:span><text:span text:style-name="T2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17" draw:text-style-name="P16" draw:layer="layout" svg:x1="14.393cm" svg:y1="4.657cm" svg:x2="14.393cm" svg:y2="5.715cm">
            <text:p/>
          </draw:line>
          <draw:line draw:name="Line 23" draw:style-name="gr17" draw:text-style-name="P16" draw:layer="layout" svg:x1="9.948cm" svg:y1="7.408cm" svg:x2="9.948cm" svg:y2="8.467cm">
            <text:p/>
          </draw:line>
          <draw:line draw:name="Line 24" draw:style-name="gr17" draw:text-style-name="P16" draw:layer="layout" svg:x1="14.605cm" svg:y1="7.62cm" svg:x2="14.605cm" svg:y2="8.467cm">
            <text:p/>
          </draw:line>
          <draw:custom-shape draw:name="Text Box 25" draw:style-name="gr101" draw:text-style-name="P23" draw:layer="layout" svg:width="7.955cm" svg:height="1.446cm" svg:x="8.89cm" svg:y="8.467cm">
            <text:list text:style-name="L6">
              <text:list-header>
                <text:p text:style-name="P22"><text:span text:style-name="T22">fstre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02" draw:text-style-name="P23" draw:layer="layout" svg:width="12.308cm" svg:height="1.446cm" svg:x="7.196cm" svg:y="10.16cm">
            <text:list text:style-name="L3">
              <text:list-header>
                <text:p text:style-name="P22"><text:span text:style-name="T17">在“</text:span><text:span text:style-name="T16">fstream.h”</text:span><text:span text:style-name="T17">中说明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7" draw:style-name="gr17" draw:text-style-name="P16" draw:layer="layout" svg:x1="9.948cm" svg:y1="4.657cm" svg:x2="9.948cm" svg:y2="5.715cm">
            <text:p/>
          </draw:line>
        </draw:g>
        <draw:custom-shape draw:name="AutoShape 28" draw:style-name="gr103" draw:text-style-name="P18" xml:id="id81" draw:id="id81" draw:layer="layout" svg:width="6.562cm" svg:height="2.815cm" svg:x="1.27cm" svg:y="8.202cm">
          <text:list text:style-name="L2">
            <text:list-header>
              <text:p text:style-name="P17"><text:span text:style-name="T9">定义用于输入的文件对象</text:span></text:p>
            </text:list-header>
          </text:list>
          <draw:enhanced-geometry svg:viewBox="0 0 21600 21600" draw:text-areas="800 800 20800 20800" draw:type="round-rectangular-callout" draw:modifiers="17403.7482858449 -5975.284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29" draw:style-name="gr104" draw:text-style-name="P18" xml:id="id82" draw:id="id82" draw:layer="layout" svg:width="6.562cm" svg:height="2.815cm" svg:x="18.203cm" svg:y="7.832cm">
          <text:list text:style-name="L2">
            <text:list-header>
              <text:p text:style-name="P17"><text:span text:style-name="T9">定义用于输出的文件对象</text:span></text:p>
            </text:list-header>
          </text:list>
          <draw:enhanced-geometry svg:viewBox="0 0 21600 21600" draw:text-areas="800 800 20800 20800" draw:type="round-rectangular-callout" draw:modifiers="3380.03961602925 -3681.8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30" draw:style-name="gr105" draw:text-style-name="P18" xml:id="id83" draw:id="id83" draw:layer="layout" svg:width="7.832cm" svg:height="2.815cm" svg:x="9.313cm" svg:y="12.065cm">
          <text:list text:style-name="L2">
            <text:list-header>
              <text:p text:style-name="P17"><text:span text:style-name="T9">定义用于输入输出的文件对象</text:span></text:p>
            </text:list-header>
          </text:list>
          <draw:enhanced-geometry svg:viewBox="0 0 21600 21600" draw:text-areas="800 800 20800 20800" draw:type="round-rectangular-callout" draw:modifiers="7467.48372271161 -14474.147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3" smil:attributeName="visibility" smil:to="visible"/>
                  <anim:transitionFilter smil:dur="0.5s" smil:targetElement="id83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6" draw:text-style-name="P53" draw:layer="layout" svg:width="25.4cm" svg:height="2.021cm" svg:x="0cm" svg:y="0cm">
          <text:list text:style-name="L6">
            <text:list-header>
              <text:p text:style-name="P52"><text:span text:style-name="T5">如何使文件类的对象与欲操作的文件发生联系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7" draw:text-style-name="P53" xml:id="id84" draw:id="id84" draw:layer="layout" svg:width="25.4cm" svg:height="2.021cm" svg:x="0cm" svg:y="2.328cm">
          <text:list text:style-name="L6">
            <text:list-header>
              <text:p text:style-name="P52"><text:span text:style-name="T5">用对象打开文件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0" xml:id="id85" draw:id="id85" draw:layer="layout" svg:width="25.4cm" svg:height="4.487cm" svg:x="0cm" svg:y="4.657cm">
          <text:list text:style-name="L1">
            <text:list-header>
              <text:p text:style-name="P29"><text:span text:style-name="T7">ifstream <text:s/>infile; <text:s/></text:span><text:span text:style-name="T39">//</text:span><text:span text:style-name="T5">定义输入文件类对象</text:span></text:p>
              <text:p text:style-name="P29"><text:span text:style-name="T7">infile.open(“myfile1.txt”);</text:span><text:span text:style-name="T39">//</text:span><text:span text:style-name="T5">利用函数打开某一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8" draw:text-style-name="P30" xml:id="id86" draw:id="id86" draw:layer="layout" svg:width="25.4cm" svg:height="3.781cm" svg:x="0cm" svg:y="9.525cm">
          <text:list text:style-name="L4">
            <text:list-header>
              <text:p text:style-name="P29"><text:span text:style-name="T6">打开文件的作用是，使文件流对象与要使用的文件名之间建立联系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0" xml:id="id87" draw:id="id87" draw:layer="layout" svg:width="25.4cm" svg:height="4.487cm" svg:x="0cm" svg:y="13.547cm">
          <text:list text:style-name="L1">
            <text:list-header>
              <text:p text:style-name="P29"><text:span text:style-name="T7">ofstream <text:s/>outfile; <text:s/></text:span><text:span text:style-name="T39">//</text:span><text:span text:style-name="T5">定义输出文件类对象</text:span></text:p>
              <text:p text:style-name="P29"><text:span text:style-name="T7">outfile.open(“myfile1.txt”);</text:span><text:span text:style-name="T39">//</text:span><text:span text:style-name="T5">打开某一文件供输出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4" smil:attributeName="visibility" smil:to="visible"/>
                  <anim:transitionFilter smil:dur="0.5s" smil:targetElement="id8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6" smil:attributeName="visibility" smil:to="visible"/>
                  <anim:transitionFilter smil:dur="0.5s" smil:targetElement="id8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0" draw:layer="layout" svg:width="25.4cm" svg:height="2.021cm" svg:x="0cm" svg:y="0cm">
          <text:list text:style-name="L1">
            <text:list-header>
              <text:p text:style-name="P29"><text:span text:style-name="T7">infile.open(“myfile1.txt”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09" draw:text-style-name="P7" draw:layer="layout" svg:width="25.4cm" svg:height="6.35cm" svg:x="0cm" svg:y="1.905cm">
          <text:list text:style-name="L6">
            <text:list-header>
              <text:p text:style-name="P6"><text:span text:style-name="T5">打开文件“</text:span><text:span text:style-name="T39">myfile1.txt”</text:span><text:span text:style-name="T5">用于输入，并将这个文件与输入文件类对象</text:span><text:span text:style-name="T39">infile</text:span><text:span text:style-name="T5">建立联系，今后，</text:span><text:span text:style-name="T6">在程序中，用到这个文件“</text:span><text:span text:style-name="T40">myfile1.txt”</text:span><text:span text:style-name="T6">的地方就用</text:span><text:span text:style-name="T40">infile</text:span><text:span text:style-name="T6">来代替。</text:span></text:p>
            </text:list-header>
          </text:list>
          <draw:enhanced-geometry svg:viewBox="0 0 21600 21600" draw:text-areas="800 800 20800 20800" draw:type="round-rectangular-callout" draw:modifiers="1155 19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4" draw:style-name="gr2" draw:text-style-name="P9" xml:id="id88" draw:id="id88" draw:layer="layout" svg:width="15.028cm" svg:height="1.615cm" svg:x="0cm" svg:y="9.102cm">
          <text:list text:style-name="L1">
            <text:list-header>
              <text:p text:style-name="P8"><text:span text:style-name="T7">outfile.open(“myfile2.txt”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10" draw:text-style-name="P7" xml:id="id89" draw:id="id89" draw:layer="layout" svg:width="25.4cm" svg:height="7.62cm" svg:x="0cm" svg:y="10.795cm">
          <text:list text:style-name="L6">
            <text:list-header>
              <text:p text:style-name="P6"><text:span text:style-name="T5">打开文件“</text:span><text:span text:style-name="T39">myfile2.txt”</text:span><text:span text:style-name="T5">用于输出，并将这个文件与输出文件类对象</text:span><text:span text:style-name="T39">outfile</text:span><text:span text:style-name="T5">建立联系，今后，</text:span><text:span text:style-name="T6">在程序中，用到这个文件“</text:span><text:span text:style-name="T40">myfile2.txt”</text:span><text:span text:style-name="T6">的地方就用</text:span><text:span text:style-name="T40">outfile</text:span><text:span text:style-name="T6">来代替。</text:span></text:p>
            </text:list-header>
          </text:list>
          <draw:enhanced-geometry svg:viewBox="0 0 21600 21600" draw:text-areas="800 800 20800 20800" draw:type="round-rectangular-callout" draw:modifiers="1155 9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8" smil:attributeName="visibility" smil:to="visible"/>
                  <anim:transitionFilter smil:dur="0.5s" smil:targetElement="id8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1" draw:text-style-name="P53" draw:layer="layout" svg:width="25.4cm" svg:height="2.021cm" svg:x="0cm" svg:y="0cm">
          <text:list text:style-name="L6">
            <text:list-header>
              <text:p text:style-name="P52"><text:span text:style-name="T5">如何从文件中输入输出数据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2" draw:text-style-name="P53" xml:id="id90" draw:id="id90" draw:layer="layout" svg:width="25.4cm" svg:height="2.021cm" svg:x="0cm" svg:y="1.905cm">
          <text:list text:style-name="L6">
            <text:list-header>
              <text:p text:style-name="P52"><text:span text:style-name="T5">将文件类对象看成键盘和显示器即可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0" xml:id="id91" draw:id="id91" draw:layer="layout" svg:width="25.4cm" svg:height="9.419cm" svg:x="0cm" svg:y="4.233cm">
          <text:list text:style-name="L1">
            <text:list-header>
              <text:p text:style-name="P29"><text:span text:style-name="T7">ifstream <text:s/></text:span><text:span text:style-name="T40">infile</text:span><text:span text:style-name="T7">; <text:s/></text:span><text:span text:style-name="T39">//</text:span><text:span text:style-name="T5">定义输入文件类对象</text:span></text:p>
              <text:p text:style-name="P29"><text:span text:style-name="T7">infile.open(“myfile1.txt”);</text:span><text:span text:style-name="T39">//</text:span><text:span text:style-name="T5">利用函数打开某一文件</text:span></text:p>
            </text:list-header>
          </text:list>
          <text:list text:style-name="L6">
            <text:list-header>
              <text:p text:style-name="P29"><text:span text:style-name="T39">float <text:s/>x , y;</text:span></text:p>
            </text:list-header>
          </text:list>
          <text:list text:style-name="L4">
            <text:list-header>
              <text:p text:style-name="P29"><text:span text:style-name="T40">infile</text:span><text:span text:style-name="T39">&gt;&gt;x&gt;&gt;y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13" draw:text-style-name="P10" xml:id="id92" draw:id="id92" draw:layer="layout" svg:width="4.445cm" svg:height="5.927cm" svg:x="12.488cm" svg:y="12.065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2" draw:text-style-name="P47" xml:id="id93" draw:id="id93" draw:layer="layout" svg:width="5.08cm" svg:height="1.277cm" svg:x="11.853cm" svg:y="10.795cm">
          <text:list text:style-name="L1">
            <text:list-header>
              <text:p text:style-name="P46"><text:span text:style-name="T28">myfile1.t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" draw:text-style-name="P35" xml:id="id94" draw:id="id94" draw:layer="layout" svg:width="4.022cm" svg:height="1.446cm" svg:x="12.7cm" svg:y="12.065cm">
          <text:list text:style-name="L1">
            <text:list-header>
              <text:p text:style-name="P34"><text:span text:style-name="T14">3 <text:s text:c="2"/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14" draw:text-style-name="P10" xml:id="id95" draw:id="id95" draw:layer="layout" svg:width="4.234cm" svg:height="7.196cm" svg:x="20.108cm" svg:y="11.007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2" draw:text-style-name="P55" xml:id="id96" draw:id="id96" draw:layer="layout" svg:width="2.54cm" svg:height="1.277cm" svg:x="20.743cm" svg:y="9.525cm">
          <text:list text:style-name="L1">
            <text:list-header>
              <text:p text:style-name="P54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1" draw:style-name="gr115" draw:text-style-name="P16" xml:id="id97" draw:id="id97" draw:layer="layout" svg:width="2.751cm" svg:height="0cm" svg:x="17.145cm" svg:y="13.335cm" svg:viewBox="0 0 2752 0" draw:points="0,0 2752,0">
          <text:p/>
        </draw:polyline>
        <draw:custom-shape draw:name="Text Box 12" draw:style-name="gr116" draw:text-style-name="P47" xml:id="id98" draw:id="id98" draw:layer="layout" svg:width="3.598cm" svg:height="1.277cm" svg:x="16.722cm" svg:y="11.853cm">
          <text:list text:style-name="L4">
            <text:list-header>
              <text:p text:style-name="P46"><text:span text:style-name="T30">in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" draw:text-style-name="P55" xml:id="id99" draw:id="id99" draw:layer="layout" svg:width="1.482cm" svg:height="1.277cm" svg:x="20.32cm" svg:y="11.43cm">
          <text:list text:style-name="L1">
            <text:list-header>
              <text:p text:style-name="P54"><text:span text:style-name="T28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17" draw:text-style-name="P9" xml:id="id100" draw:id="id100" draw:layer="layout" svg:width="1.693cm" svg:height="1.716cm" svg:x="20.955cm" svg:y="12.488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" draw:text-style-name="P55" xml:id="id101" draw:id="id101" draw:layer="layout" svg:width="1.482cm" svg:height="1.277cm" svg:x="20.32cm" svg:y="14.393cm">
          <text:list text:style-name="L1">
            <text:list-header>
              <text:p text:style-name="P54"><text:span text:style-name="T28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7" draw:text-style-name="P9" xml:id="id102" draw:id="id102" draw:layer="layout" svg:width="1.693cm" svg:height="1.715cm" svg:x="20.955cm" svg:y="15.452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118" draw:text-style-name="P13" xml:id="id103" draw:id="id103" draw:layer="layout" svg:width="9.737cm" svg:height="2.54cm" svg:x="13.335cm" svg:y="9.737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?f17 0 ?f16 ?f22 ?f12 ?f2 ?f8 ?f22 ?f14 ?f2" draw:text-areas="?f45 ?f47 ?f46 ?f48" draw:type="mso-spt105" draw:modifiers="16672 19264 165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18" draw:style-name="gr119" draw:text-style-name="P55" xml:id="id104" draw:id="id104" draw:layer="layout" svg:width="1.059cm" svg:height="1.277cm" svg:x="21.378cm" svg:y="12.7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20" draw:style-name="gr120" draw:text-style-name="P16" xml:id="id105" draw:id="id105" draw:layer="layout" svg:width="6.561cm" svg:height="2.963cm" svg:x="14.393cm" svg:y="13.123cm" svg:viewBox="0 0 6562 2964" draw:points="0,0 6562,2964">
          <text:p/>
        </draw:polyline>
        <draw:custom-shape draw:name="Text Box 21" draw:style-name="gr121" draw:text-style-name="P55" xml:id="id106" draw:id="id106" draw:layer="layout" svg:width="1.058cm" svg:height="1.277cm" svg:x="21.167cm" svg:y="15.663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2" draw:text-style-name="P57" xml:id="id107" draw:id="id107" draw:layer="layout" svg:width="11.007cm" svg:height="3.341cm" svg:x="0.635cm" svg:y="14.182cm">
          <text:list text:style-name="L6">
            <text:list-header>
              <text:p text:style-name="P56"><text:span text:style-name="T26">用</text:span><text:span text:style-name="T22">infile</text:span><text:span text:style-name="T26">代替</text:span><text:span text:style-name="T22">myfile1.txt</text:span><text:span text:style-name="T26">进行操作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0" smil:attributeName="visibility" smil:to="visible"/>
                  <anim:transitionFilter smil:dur="0.5s" smil:targetElement="id9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1" smil:attributeName="visibility" smil:to="visible"/>
                  <anim:transitionFilter smil:dur="0.5s" smil:targetElement="id9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2" smil:attributeName="visibility" smil:to="visible"/>
                  <anim:transitionFilter smil:dur="0.5s" smil:targetElement="id9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3" smil:attributeName="visibility" smil:to="visible"/>
                  <anim:transitionFilter smil:dur="0.5s" smil:targetElement="id9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4" smil:attributeName="visibility" smil:to="visible"/>
                  <anim:transitionFilter smil:dur="0.5s" smil:targetElement="id9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6" smil:attributeName="visibility" smil:to="visible"/>
                  <anim:transitionFilter smil:dur="0.5s" smil:targetElement="id9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7" smil:attributeName="visibility" smil:to="visible"/>
                  <anim:transitionFilter smil:dur="0.5s" smil:targetElement="id9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8" smil:attributeName="visibility" smil:to="visible"/>
                  <anim:transitionFilter smil:dur="0.5s" smil:targetElement="id9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9" smil:attributeName="visibility" smil:to="visible"/>
                  <anim:transitionFilter smil:dur="0.5s" smil:targetElement="id9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0" smil:attributeName="visibility" smil:to="visible"/>
                  <anim:transitionFilter smil:dur="0.5s" smil:targetElement="id10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1" smil:attributeName="visibility" smil:to="visible"/>
                  <anim:transitionFilter smil:dur="0.5s" smil:targetElement="id10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2" smil:attributeName="visibility" smil:to="visible"/>
                  <anim:transitionFilter smil:dur="0.5s" smil:targetElement="id10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3" smil:attributeName="visibility" smil:to="visible"/>
                  <anim:transitionFilter smil:dur="0.5s" smil:targetElement="id10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4" smil:attributeName="visibility" smil:to="visible"/>
                  <anim:transitionFilter smil:dur="0.5s" smil:targetElement="id10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05" smil:attributeName="visibility" smil:to="visible"/>
                  <anim:transitionFilter smil:dur="0.5s" smil:targetElement="id10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6" smil:attributeName="visibility" smil:to="visible"/>
                  <anim:transitionFilter smil:dur="0.5s" smil:targetElement="id10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0" draw:layer="layout" svg:width="25.4cm" svg:height="9.419cm" svg:x="0cm" svg:y="0cm">
          <text:list text:style-name="L1">
            <text:list-header>
              <text:p text:style-name="P29"><text:span text:style-name="T7">ifstream <text:s/></text:span><text:span text:style-name="T40">outfile</text:span><text:span text:style-name="T7">; <text:s/></text:span><text:span text:style-name="T39">//</text:span><text:span text:style-name="T5">定义输出文件类对象</text:span></text:p>
              <text:p text:style-name="P29"><text:span text:style-name="T7">infile.open(“myfile2.txt”);</text:span><text:span text:style-name="T39">//</text:span><text:span text:style-name="T5">利用函数打开某一文件</text:span></text:p>
            </text:list-header>
          </text:list>
          <text:list text:style-name="L6">
            <text:list-header>
              <text:p text:style-name="P29"><text:span text:style-name="T5"><text:s text:c="2"/></text:span><text:span text:style-name="T39">float x</text:span><text:span text:style-name="T5">＝</text:span><text:span text:style-name="T39">3 , y</text:span><text:span text:style-name="T5">＝</text:span><text:span text:style-name="T39">4;</text:span></text:p>
            </text:list-header>
          </text:list>
          <text:list text:style-name="L4">
            <text:list-header>
              <text:p text:style-name="P29"><text:span text:style-name="T40">outfile</text:span><text:span text:style-name="T39">&lt;&lt;x&lt;&lt;‘\t’&lt;&lt;y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13" draw:text-style-name="P10" xml:id="id108" draw:id="id108" draw:layer="layout" svg:width="5.08cm" svg:height="4.021cm" svg:x="19.685cm" svg:y="12.277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2" draw:text-style-name="P47" xml:id="id109" draw:id="id109" draw:layer="layout" svg:width="5.08cm" svg:height="1.277cm" svg:x="19.473cm" svg:y="10.583cm">
          <text:list text:style-name="L1">
            <text:list-header>
              <text:p text:style-name="P46"><text:span text:style-name="T28">myfile2.t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13" draw:text-style-name="P10" xml:id="id110" draw:id="id110" draw:layer="layout" svg:width="3.387cm" svg:height="7.197cm" svg:x="13.335cm" svg:y="10.58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2" draw:text-style-name="P55" xml:id="id111" draw:id="id111" draw:layer="layout" svg:width="2.54cm" svg:height="1.277cm" svg:x="13.97cm" svg:y="9.102cm">
          <text:list text:style-name="L1">
            <text:list-header>
              <text:p text:style-name="P54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8" draw:style-name="gr123" draw:text-style-name="P16" xml:id="id112" draw:id="id112" draw:layer="layout" svg:width="2.751cm" svg:height="0cm" svg:x="16.933cm" svg:y="13.335cm" svg:viewBox="0 0 2752 0" draw:points="0,0 2752,0">
          <text:p/>
        </draw:polyline>
        <draw:custom-shape draw:name="Text Box 9" draw:style-name="gr124" draw:text-style-name="P47" xml:id="id113" draw:id="id113" draw:layer="layout" svg:width="3.599cm" svg:height="1.277cm" svg:x="16.298cm" svg:y="11.853cm">
          <text:list text:style-name="L4">
            <text:list-header>
              <text:p text:style-name="P46"><text:span text:style-name="T30">out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" draw:text-style-name="P55" xml:id="id114" draw:id="id114" draw:layer="layout" svg:width="1.481cm" svg:height="1.277cm" svg:x="13.547cm" svg:y="11.007cm">
          <text:list text:style-name="L1">
            <text:list-header>
              <text:p text:style-name="P54"><text:span text:style-name="T28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17" draw:text-style-name="P9" xml:id="id115" draw:id="id115" draw:layer="layout" svg:width="1.693cm" svg:height="1.715cm" svg:x="14.182cm" svg:y="12.065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" draw:text-style-name="P55" xml:id="id117" draw:id="id117" draw:layer="layout" svg:width="1.481cm" svg:height="1.277cm" svg:x="13.547cm" svg:y="13.97cm">
          <text:list text:style-name="L1">
            <text:list-header>
              <text:p text:style-name="P54"><text:span text:style-name="T28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17" draw:text-style-name="P9" xml:id="id118" draw:id="id118" draw:layer="layout" svg:width="1.693cm" svg:height="1.716cm" svg:x="14.182cm" svg:y="15.028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4" draw:style-name="gr118" draw:text-style-name="P13" xml:id="id120" draw:id="id120" draw:layer="layout" svg:width="6.562cm" svg:height="1.482cm" svg:x="15.028cm" svg:y="10.58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?f17 0 ?f16 ?f22 ?f12 ?f2 ?f8 ?f22 ?f14 ?f2" draw:text-areas="?f45 ?f47 ?f46 ?f48" draw:type="mso-spt105" draw:modifiers="16672 19264 165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15" draw:style-name="gr125" draw:text-style-name="P55" xml:id="id116" draw:id="id116" draw:layer="layout" svg:width="1.058cm" svg:height="1.277cm" svg:x="14.605cm" svg:y="12.277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6" draw:style-name="gr126" draw:text-style-name="P16" xml:id="id122" draw:id="id122" draw:layer="layout" svg:width="6.984cm" svg:height="2.327cm" svg:x="15.875cm" svg:y="13.547cm" svg:viewBox="0 0 6985 2328" draw:points="0,2328 6985,0">
          <text:p/>
        </draw:polyline>
        <draw:custom-shape draw:name="Text Box 17" draw:style-name="gr127" draw:text-style-name="P55" xml:id="id119" draw:id="id119" draw:layer="layout" svg:width="1.059cm" svg:height="1.277cm" svg:x="14.393cm" svg:y="15.24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28" draw:text-style-name="P57" xml:id="id124" draw:id="id124" draw:layer="layout" svg:width="11.007cm" svg:height="3.341cm" svg:x="0.635cm" svg:y="11.43cm">
          <text:list text:style-name="L6">
            <text:list-header>
              <text:p text:style-name="P56"><text:span text:style-name="T26">用</text:span><text:span text:style-name="T22">outfile</text:span><text:span text:style-name="T26">代替</text:span><text:span text:style-name="T22">myfile2.txt</text:span><text:span text:style-name="T26">进行操作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29" draw:text-style-name="P55" xml:id="id121" draw:id="id121" draw:layer="layout" svg:width="1.058cm" svg:height="1.277cm" svg:x="20.32cm" svg:y="12.488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30" draw:text-style-name="P55" xml:id="id123" draw:id="id123" draw:layer="layout" svg:width="1.059cm" svg:height="1.277cm" svg:x="22.648cm" svg:y="12.488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8" smil:attributeName="visibility" smil:to="visible"/>
                  <anim:transitionFilter smil:dur="0.5s" smil:targetElement="id10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9" smil:attributeName="visibility" smil:to="visible"/>
                  <anim:transitionFilter smil:dur="0.5s" smil:targetElement="id10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0" smil:attributeName="visibility" smil:to="visible"/>
                  <anim:transitionFilter smil:dur="0.5s" smil:targetElement="id1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1" smil:attributeName="visibility" smil:to="visible"/>
                  <anim:transitionFilter smil:dur="0.5s" smil:targetElement="id11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12" smil:attributeName="visibility" smil:to="visible"/>
                  <anim:transitionFilter smil:dur="0.5s" smil:targetElement="id1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3" smil:attributeName="visibility" smil:to="visible"/>
                  <anim:transitionFilter smil:dur="0.5s" smil:targetElement="id1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4" smil:attributeName="visibility" smil:to="visible"/>
                  <anim:transitionFilter smil:dur="0.5s" smil:targetElement="id1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5" smil:attributeName="visibility" smil:to="visible"/>
                  <anim:transitionFilter smil:dur="0.5s" smil:targetElement="id11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6" smil:attributeName="visibility" smil:to="visible"/>
                  <anim:transitionFilter smil:dur="0.5s" smil:targetElement="id1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7" smil:attributeName="visibility" smil:to="visible"/>
                  <anim:transitionFilter smil:dur="0.5s" smil:targetElement="id11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8" smil:attributeName="visibility" smil:to="visible"/>
                  <anim:transitionFilter smil:dur="0.5s" smil:targetElement="id1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9" smil:attributeName="visibility" smil:to="visible"/>
                  <anim:transitionFilter smil:dur="0.5s" smil:targetElement="id1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0" smil:attributeName="visibility" smil:to="visible"/>
                  <anim:transitionFilter smil:dur="0.5s" smil:targetElement="id1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1" smil:attributeName="visibility" smil:to="visible"/>
                  <anim:transitionFilter smil:dur="0.5s" smil:targetElement="id1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22" smil:attributeName="visibility" smil:to="visible"/>
                  <anim:transitionFilter smil:dur="0.5s" smil:targetElement="id1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3" smil:attributeName="visibility" smil:to="visible"/>
                  <anim:transitionFilter smil:dur="0.5s" smil:targetElement="id1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4" smil:attributeName="visibility" smil:to="visible"/>
                  <anim:transitionFilter smil:dur="0.5s" smil:targetElement="id12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58" draw:layer="layout" svg:width="25.4cm" svg:height="1.801cm" svg:x="0cm" svg:y="0cm">
          <text:list text:style-name="L1">
            <text:list-header>
              <text:p text:style-name="P20"><text:span text:style-name="T14">4</text:span><text:span text:style-name="T15">）用完文件后</text:span><text:span text:style-name="T14">,</text:span><text:span text:style-name="T15">使用成员函数关闭文件</text:span><text:span text:style-name="T14">.</text:span><text:span text:style-name="T15">如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13" draw:text-style-name="P10" xml:id="id127" draw:id="id127" draw:layer="layout" svg:width="3.175cm" svg:height="5.927cm" svg:x="9.737cm" svg:y="10.16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2" draw:text-style-name="P47" xml:id="id129" draw:id="id129" draw:layer="layout" svg:width="4.445cm" svg:height="1.277cm" svg:x="8.89cm" svg:y="8.678cm">
          <text:list text:style-name="L1">
            <text:list-header>
              <text:p text:style-name="P46"><text:span text:style-name="T28">myfile1.t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" draw:text-style-name="P35" xml:id="id128" draw:id="id128" draw:layer="layout" svg:width="4.021cm" svg:height="1.446cm" svg:x="9.737cm" svg:y="10.372cm">
          <text:list text:style-name="L1">
            <text:list-header>
              <text:p text:style-name="P34"><text:span text:style-name="T14">3 <text:s text:c="2"/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113" draw:text-style-name="P10" xml:id="id133" draw:id="id133" draw:layer="layout" svg:width="2.964cm" svg:height="7.197cm" svg:x="15.663cm" svg:y="9.31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9" draw:style-name="gr2" draw:text-style-name="P55" xml:id="id132" draw:id="id132" draw:layer="layout" svg:width="2.54cm" svg:height="1.277cm" svg:x="15.875cm" svg:y="7.832cm">
          <text:list text:style-name="L1">
            <text:list-header>
              <text:p text:style-name="P54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0" draw:style-name="gr131" draw:text-style-name="P16" xml:id="id134" draw:id="id134" draw:layer="layout" svg:width="2.75cm" svg:height="0.003cm" svg:x="12.912cm" svg:y="11.642cm" svg:viewBox="0 0 2751 4" draw:points="0,0 2751,4">
          <text:p/>
        </draw:polyline>
        <draw:custom-shape draw:name="Text Box 11" draw:style-name="gr132" draw:text-style-name="P47" xml:id="id135" draw:id="id135" draw:layer="layout" svg:width="2.752cm" svg:height="1.277cm" svg:x="12.7cm" svg:y="10.372cm">
          <text:list text:style-name="L4">
            <text:list-header>
              <text:p text:style-name="P46"><text:span text:style-name="T30">in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" draw:text-style-name="P55" xml:id="id138" draw:id="id138" draw:layer="layout" svg:width="1.482cm" svg:height="1.277cm" svg:x="15.875cm" svg:y="10.16cm">
          <text:list text:style-name="L1">
            <text:list-header>
              <text:p text:style-name="P54"><text:span text:style-name="T28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17" draw:text-style-name="P9" xml:id="id139" draw:id="id139" draw:layer="layout" svg:width="1.693cm" svg:height="1.716cm" svg:x="16.51cm" svg:y="11.218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2" draw:text-style-name="P55" xml:id="id140" draw:id="id140" draw:layer="layout" svg:width="1.482cm" svg:height="1.277cm" svg:x="15.875cm" svg:y="12.912cm">
          <text:list text:style-name="L1">
            <text:list-header>
              <text:p text:style-name="P54"><text:span text:style-name="T28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7" draw:text-style-name="P9" xml:id="id141" draw:id="id141" draw:layer="layout" svg:width="1.693cm" svg:height="1.715cm" svg:x="16.51cm" svg:y="13.97cm">
          <text:list text:style-name="L1">
            <text:list-header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92" draw:text-style-name="P10" xml:id="id142" draw:id="id142" draw:layer="layout" svg:width="7.408cm" svg:height="2.54cm" svg:x="10.372cm" svg:y="8.04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?f17 0 ?f16 ?f22 ?f12 ?f2 ?f8 ?f22 ?f14 ?f2" draw:text-areas="?f45 ?f47 ?f46 ?f48" draw:type="mso-spt105" draw:modifiers="16672 19264 165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Text Box 17" draw:style-name="gr133" draw:text-style-name="P55" xml:id="id143" draw:id="id143" draw:layer="layout" svg:width="1.059cm" svg:height="1.277cm" svg:x="16.933cm" svg:y="11.43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134" draw:text-style-name="P16" xml:id="id144" draw:id="id144" draw:layer="layout" svg:width="4.655cm" svg:height="3.174cm" svg:x="11.642cm" svg:y="11.43cm" svg:viewBox="0 0 4656 3175" draw:points="0,0 4656,3175">
          <text:p/>
        </draw:polyline>
        <draw:custom-shape draw:name="Text Box 19" draw:style-name="gr135" draw:text-style-name="P55" xml:id="id145" draw:id="id145" draw:layer="layout" svg:width="1.058cm" svg:height="1.277cm" svg:x="16.722cm" svg:y="14.182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13" draw:text-style-name="P10" xml:id="id130" draw:id="id130" draw:layer="layout" svg:width="3.81cm" svg:height="4.022cm" svg:x="20.955cm" svg:y="11.43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1" draw:style-name="gr2" draw:text-style-name="P47" xml:id="id131" draw:id="id131" draw:layer="layout" svg:width="5.08cm" svg:height="1.277cm" svg:x="20.32cm" svg:y="9.737cm">
          <text:list text:style-name="L1">
            <text:list-header>
              <text:p text:style-name="P46"><text:span text:style-name="T28">myfile2.tx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24" draw:style-name="gr136" draw:text-style-name="P16" xml:id="id136" draw:id="id136" draw:layer="layout" svg:width="2.327cm" svg:height="0.004cm" svg:x="18.627cm" svg:y="12.488cm" svg:viewBox="0 0 2328 5" draw:points="0,0 2328,5">
          <text:p/>
        </draw:polyline>
        <draw:custom-shape draw:name="Text Box 25" draw:style-name="gr137" draw:text-style-name="P47" xml:id="id137" draw:id="id137" draw:layer="layout" svg:width="2.963cm" svg:height="1.277cm" svg:x="18.415cm" svg:y="11.007cm">
          <text:list text:style-name="L4">
            <text:list-header>
              <text:p text:style-name="P46"><text:span text:style-name="T30">out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0" draw:style-name="gr92" draw:text-style-name="P10" xml:id="id146" draw:id="id146" draw:layer="layout" svg:width="4.022cm" svg:height="2.116cm" svg:x="17.78cm" svg:y="9.737cm">
          <text:list text:style-name="L1">
            <text:list-header>
              <text:p text:style-name="P31"><text:span text:style-name="T15"/></text:p>
            </text:list-header>
          </text:list>
          <draw:enhanced-geometry svg:viewBox="0 0 21600 21600" draw:glue-points="?f17 0 ?f16 ?f22 ?f12 ?f2 ?f8 ?f22 ?f14 ?f2" draw:text-areas="?f45 ?f47 ?f46 ?f48" draw:type="mso-spt105" draw:modifiers="16672 19264 165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polyline draw:name="Line 32" draw:style-name="gr138" draw:text-style-name="P16" xml:id="id148" draw:id="id148" draw:layer="layout" svg:width="5.291cm" svg:height="1.904cm" svg:x="18.415cm" svg:y="12.487cm" svg:viewBox="0 0 5292 1905" draw:points="0,1905 5292,0">
          <text:p/>
        </draw:polyline>
        <draw:custom-shape draw:name="Text Box 34" draw:style-name="gr139" draw:text-style-name="P55" xml:id="id147" draw:id="id147" draw:layer="layout" svg:width="1.058cm" svg:height="1.277cm" svg:x="21.167cm" svg:y="11.642cm">
          <text:list text:style-name="L6">
            <text:list-header>
              <text:p text:style-name="P54"><text:span text:style-name="T2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40" draw:text-style-name="P55" xml:id="id149" draw:id="id149" draw:layer="layout" svg:width="1.058cm" svg:height="1.277cm" svg:x="23.495cm" svg:y="11.642cm">
          <text:list text:style-name="L6">
            <text:list-header>
              <text:p text:style-name="P54"><text:span text:style-name="T2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41" draw:text-style-name="P35" xml:id="id126" draw:id="id126" draw:layer="layout" svg:width="13.335cm" svg:height="15.862cm" svg:x="0.635cm" svg:y="1.905cm">
          <text:list text:style-name="L6">
            <text:list-header>
              <text:p text:style-name="P34"><text:span text:style-name="T22">ifstream <text:s/>infile;</text:span></text:p>
              <text:p text:style-name="P34"><text:span text:style-name="T22">ofstream outfile</text:span></text:p>
              <text:p text:style-name="P34"><text:span text:style-name="T22">infile.open(“myfile1.txt”);</text:span></text:p>
              <text:p text:style-name="P34"><text:span text:style-name="T22">outfile.open(“myfile2.txt”);</text:span></text:p>
              <text:p text:style-name="P34"><text:span text:style-name="T22">float x,y;</text:span></text:p>
              <text:p text:style-name="P34"><text:span text:style-name="T22">infile&gt;&gt;x&gt;&gt;y;</text:span></text:p>
              <text:p text:style-name="P34"><text:span text:style-name="T22">outfile&lt;&lt;x&lt;&lt;‘\t’&lt;&lt;y&lt;&lt;endl;</text:span></text:p>
              <text:p text:style-name="P34"><text:span text:style-name="T22">infile.close();</text:span></text:p>
              <text:p text:style-name="P34"><text:span text:style-name="T22">outfile.close(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7" draw:style-name="gr142" draw:text-style-name="P7" xml:id="id125" draw:id="id125" draw:layer="layout" svg:width="7.831cm" svg:height="4.487cm" svg:x="12.912cm" svg:y="2.117cm">
          <text:list text:style-name="L4">
            <text:list-header>
              <text:p text:style-name="P6"><text:span text:style-name="T40">infile.close();</text:span></text:p>
              <text:p text:style-name="P6"><text:span text:style-name="T40">outfile.close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8" draw:style-name="gr143" draw:text-style-name="P59" xml:id="id150" draw:id="id150" draw:layer="layout" svg:width="2.54cm" svg:height="1.27cm" svg:x="12.912cm" svg:y="10.795cm">
          <text:list text:style-name="L1">
            <text:list-header>
              <text:p text:style-name="P54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143" draw:text-style-name="P60" xml:id="id151" draw:id="id151" draw:layer="layout" svg:width="1.905cm" svg:height="1.442cm" svg:x="18.838cm" svg:y="11.43cm">
          <text:list text:style-name="L1">
            <text:list-header>
              <text:p text:style-name="P3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25" smil:attributeName="visibility" smil:to="visible"/>
                  <anim:transitionFilter smil:dur="0.5s" smil:targetElement="id1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26" smil:attributeName="visibility" smil:to="visible"/>
                  <anim:transitionFilter smil:dur="0.5s" smil:targetElement="id12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8" smil:attributeName="visibility" smil:to="visible"/>
                  <anim:transitionFilter smil:dur="0.5s" smil:targetElement="id12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9" smil:attributeName="visibility" smil:to="visible"/>
                  <anim:transitionFilter smil:dur="0.5s" smil:targetElement="id1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0" smil:attributeName="visibility" smil:to="visible"/>
                  <anim:transitionFilter smil:dur="0.5s" smil:targetElement="id1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2" smil:attributeName="visibility" smil:to="visible"/>
                  <anim:transitionFilter smil:dur="0.5s" smil:targetElement="id1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3" smil:attributeName="visibility" smil:to="visible"/>
                  <anim:transitionFilter smil:dur="0.5s" smil:targetElement="id1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34" smil:attributeName="visibility" smil:to="visible"/>
                  <anim:transitionFilter smil:dur="0.5s" smil:targetElement="id1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36" smil:attributeName="visibility" smil:to="visible"/>
                  <anim:transitionFilter smil:dur="0.5s" smil:targetElement="id1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7" smil:attributeName="visibility" smil:to="visible"/>
                  <anim:transitionFilter smil:dur="0.5s" smil:targetElement="id1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8" smil:attributeName="visibility" smil:to="visible"/>
                  <anim:transitionFilter smil:dur="0.5s" smil:targetElement="id1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9" smil:attributeName="visibility" smil:to="visible"/>
                  <anim:transitionFilter smil:dur="0.5s" smil:targetElement="id13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0" smil:attributeName="visibility" smil:to="visible"/>
                  <anim:transitionFilter smil:dur="0.5s" smil:targetElement="id14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1" smil:attributeName="visibility" smil:to="visible"/>
                  <anim:transitionFilter smil:dur="0.5s" smil:targetElement="id1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2" smil:attributeName="visibility" smil:to="visible"/>
                  <anim:transitionFilter smil:dur="0.5s" smil:targetElement="id14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3" smil:attributeName="visibility" smil:to="visible"/>
                  <anim:transitionFilter smil:dur="0.5s" smil:targetElement="id14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5" smil:attributeName="visibility" smil:to="visible"/>
                  <anim:transitionFilter smil:dur="0.5s" smil:targetElement="id1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6" smil:attributeName="visibility" smil:to="visible"/>
                  <anim:transitionFilter smil:dur="0.5s" smil:targetElement="id1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7" smil:attributeName="visibility" smil:to="visible"/>
                  <anim:transitionFilter smil:dur="0.5s" smil:targetElement="id1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8" smil:attributeName="visibility" smil:to="visible"/>
                  <anim:transitionFilter smil:dur="0.5s" smil:targetElement="id1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9" smil:attributeName="visibility" smil:to="visible"/>
                  <anim:transitionFilter smil:dur="0.5s" smil:targetElement="id1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62" draw:layer="layout" svg:width="25.4cm" svg:height="19.318cm" svg:x="0cm" svg:y="0.423cm">
          <text:list text:style-name="L1">
            <text:list-header>
              <text:p text:style-name="P61"><text:span text:style-name="T28">void main(void)</text:span></text:p>
              <text:p text:style-name="P61"><text:span text:style-name="T28">{ <text:s/>int a[10];</text:span></text:p>
              <text:p text:style-name="P61"><text:span text:style-name="T28"><text:s text:c="3"/></text:span><text:span text:style-name="T45">ifstream <text:s text:c="2"/>infile;</text:span><text:span text:style-name="T45"><text:tab/></text:span><text:span text:style-name="T45">//</text:span><text:span text:style-name="T46">定义输入文件类</text:span></text:p>
              <text:p text:style-name="P61"><text:span text:style-name="T41"><text:s text:c="3"/></text:span><text:span text:style-name="T47">ofstream outfile;</text:span><text:span text:style-name="T47"><text:tab/></text:span><text:span text:style-name="T47">//</text:span><text:span text:style-name="T48">定义输出文件类</text:span></text:p>
              <text:p text:style-name="P61"><text:span text:style-name="T41"><text:s text:c="3"/></text:span><text:span text:style-name="T45">infile.open(“file1.txt”);</text:span><text:span text:style-name="T45"><text:tab/></text:span><text:span text:style-name="T45">//</text:span><text:span text:style-name="T46">打开一个输入文件“</text:span><text:span text:style-name="T45">file1.txt”</text:span></text:p>
              <text:p text:style-name="P61"><text:span text:style-name="T28"><text:s text:c="3"/></text:span><text:span text:style-name="T47">outfile.open(“file2.txt”);</text:span><text:span text:style-name="T47"><text:tab/></text:span><text:span text:style-name="T47">//</text:span><text:span text:style-name="T48">打开一个输出文件“</text:span><text:span text:style-name="T47">file2.out”</text:span></text:p>
              <text:p text:style-name="P61"><text:span text:style-name="T28"><text:s text:c="3"/></text:span><text:span text:style-name="T28">for(int i=0;i&lt;10;i++)</text:span></text:p>
              <text:p text:style-name="P61"><text:span text:style-name="T28"><text:s text:c="9"/></text:span><text:span text:style-name="T45">infile&gt;&gt;a[i];//</text:span><text:span text:style-name="T46">将“</text:span><text:span text:style-name="T45">file1.txt”</text:span><text:span text:style-name="T46">中的十个整型数输入到</text:span><text:span text:style-name="T45">a[i]</text:span><text:span text:style-name="T46">中</text:span></text:p>
              <text:p text:style-name="P61"><text:span text:style-name="T41"><text:s text:c="4"/></text:span><text:span text:style-name="T28">for(i=0;i&lt;10;i++)</text:span></text:p>
              <text:p text:style-name="P61"><text:span text:style-name="T28"><text:s text:c="10"/></text:span><text:span text:style-name="T47">outfile&lt;&lt;a[i]&lt;&lt;‘\t’;//</text:span><text:span text:style-name="T48">将</text:span><text:span text:style-name="T47">a[i]</text:span><text:span text:style-name="T48">中的十个数输出到文件“</text:span><text:span text:style-name="T47">file2.txt”</text:span><text:span text:style-name="T48">中</text:span></text:p>
              <text:p text:style-name="P61"><text:span text:style-name="T41"><text:s text:c="4"/></text:span><text:span text:style-name="T47">outfile&lt;&lt;endl;</text:span></text:p>
              <text:p text:style-name="P61"><text:span text:style-name="T28"><text:s text:c="3"/></text:span><text:span text:style-name="T45">infile.close();//</text:span><text:span text:style-name="T46">关闭输入文件</text:span></text:p>
              <text:p text:style-name="P61"><text:span text:style-name="T41"><text:s text:c="3"/></text:span><text:span text:style-name="T47">outfile.close();//</text:span><text:span text:style-name="T48">关闭输出文件</text:span></text:p>
              <text:p text:style-name="P61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44" draw:text-style-name="P64" draw:layer="layout" svg:width="10.16cm" svg:height="4.221cm" svg:x="14.605cm" svg:y="0.635cm">
          <text:list text:style-name="L2">
            <text:list-header>
              <text:p text:style-name="P63"><text:span text:style-name="T49">输入文件“</text:span><text:span text:style-name="T50">file1.txt”</text:span><text:span text:style-name="T49">必须存在，且在其中有十个整数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66" draw:layer="layout" svg:width="25.4cm" svg:height="5.238cm" svg:x="0cm" svg:y="0.423cm">
          <text:list text:style-name="L1">
            <text:list-header>
              <text:p text:style-name="P65"><text:span text:style-name="T15">当用类</text:span><text:span text:style-name="T14">fstream</text:span><text:span text:style-name="T15">定义文件对象时，该对象即能定义输入文件对象，又能定义输出文件对象，所以打开文件时，必须在成员函数</text:span><text:span text:style-name="T14">open()</text:span><text:span text:style-name="T15">中的参数中</text:span><text:span text:style-name="T51">给出打开方式（读或写）</text:span><text:span text:style-name="T1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45" draw:text-style-name="P55" draw:layer="layout" svg:width="25.4cm" svg:height="12.092cm" svg:x="0cm" svg:y="6.138cm">
          <text:list text:style-name="L4">
            <text:list-header>
              <text:p text:style-name="P54"><text:span text:style-name="T30">fstream <text:s/></text:span><text:span text:style-name="T28"><text:s text:c="2"/>pfile1,pfile2;//</text:span><text:span text:style-name="T41">定义了两个文件类的对象</text:span></text:p>
            </text:list-header>
          </text:list>
          <text:list text:style-name="L1">
            <text:list-header>
              <text:p text:style-name="P54"><text:span text:style-name="T28">pfile1.open(“file1.txt”, <text:s/></text:span><text:span text:style-name="T45">ios::in</text:span><text:span text:style-name="T28">);//pfile1</text:span><text:span text:style-name="T41">联系到“</text:span><text:span text:style-name="T28">file1.txt”,</text:span><text:span text:style-name="T41">用于输入</text:span></text:p>
              <text:p text:style-name="P54"><text:span text:style-name="T28">pfile2.open(“file2.txt”, </text:span><text:span text:style-name="T47">ios::out</text:span><text:span text:style-name="T28">);//pfile2</text:span><text:span text:style-name="T41">联系到“</text:span><text:span text:style-name="T28">file2.txt”,</text:span><text:span text:style-name="T41">用于输出</text:span></text:p>
              <text:p text:style-name="P54"><text:span text:style-name="T28">char <text:s/>ch;</text:span></text:p>
            </text:list-header>
          </text:list>
          <text:list text:style-name="L3">
            <text:list-header>
              <text:p text:style-name="P54"><text:span text:style-name="T45">pfile1&gt;&gt;ch;</text:span><text:span text:style-name="T45"><text:tab/></text:span><text:span text:style-name="T45">//</text:span><text:span text:style-name="T46">输入</text:span></text:p>
            </text:list-header>
          </text:list>
          <text:list text:style-name="L7">
            <text:list-header>
              <text:p text:style-name="P54"><text:span text:style-name="T47">pfile2&lt;&lt;ch;</text:span><text:span text:style-name="T47"><text:tab/></text:span><text:span text:style-name="T47">//</text:span><text:span text:style-name="T48">输出</text:span></text:p>
            </text:list-header>
          </text:list>
          <text:list text:style-name="L3">
            <text:list-header>
              <text:p text:style-name="P54"><text:span text:style-name="T45">pfile1.close();</text:span></text:p>
            </text:list-header>
          </text:list>
          <text:list text:style-name="L7">
            <text:list-header>
              <text:p text:style-name="P54"><text:span text:style-name="T47">pfile2.close(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68" draw:layer="layout" svg:width="25.4cm" svg:height="3.105cm" svg:x="0cm" svg:y="0cm">
          <text:list text:style-name="L1">
            <text:list-header>
              <text:p text:style-name="P67"><text:span text:style-name="T15">在打开文件后，都要判断打开是否成功。若打开成功，则文件流对象值为非零值；</text:span><text:span text:style-name="T51">若打开不成功，则其值为</text:span><text:span text:style-name="T21">0</text:span><text:span text:style-name="T15">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" draw:text-style-name="P10" draw:layer="layout" svg:width="25.4cm" svg:height="13.917cm" svg:x="0cm" svg:y="3.175cm">
          <text:list text:style-name="L1">
            <text:list-header>
              <text:p text:style-name="P31"><text:span text:style-name="T14">i</text:span><text:span text:style-name="T52">fstream <text:s/></text:span><text:span text:style-name="T14"><text:s text:c="2"/>pfile1,pfile2;//</text:span><text:span text:style-name="T15">定义了两个文件类的对象</text:span></text:p>
              <text:p text:style-name="P31"><text:span text:style-name="T14">pfile1.open(“file1.txt”, <text:s/></text:span><text:span text:style-name="T16">ios::in</text:span><text:span text:style-name="T14">);</text:span></text:p>
              <text:p text:style-name="P31"><text:span text:style-name="T14">pfile2.open(“file2.txt”, </text:span><text:span text:style-name="T53">ios::out</text:span><text:span text:style-name="T14">);</text:span></text:p>
            </text:list-header>
          </text:list>
          <text:list text:style-name="L6">
            <text:list-header>
              <text:p text:style-name="P31"><text:span text:style-name="T22">if (!pfile1)</text:span></text:p>
            </text:list-header>
          </text:list>
          <text:list text:style-name="L3">
            <text:list-header>
              <text:p text:style-name="P31"><text:span text:style-name="T16"><text:s/></text:span><text:span text:style-name="T16">{cout &lt;&lt;”</text:span><text:span text:style-name="T17">不能打开输入文件：</text:span><text:span text:style-name="T16">file1.txt”&lt;&lt;’\n’; <text:s/>exit(1);}</text:span></text:p>
            </text:list-header>
          </text:list>
          <text:list text:style-name="L7">
            <text:list-header>
              <text:p text:style-name="P31"><text:span text:style-name="T53">if (!pfile2)</text:span></text:p>
              <text:p text:style-name="P31"><text:span text:style-name="T53"><text:s/></text:span><text:span text:style-name="T53">{cout &lt;&lt;”</text:span><text:span text:style-name="T54">不能打开输出文件：</text:span><text:span text:style-name="T53">file2.txt”&lt;&lt;’\n’; <text:s/>exit(1)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4" draw:style-name="gr146" draw:text-style-name="P18" xml:id="id152" draw:id="id152" draw:layer="layout" svg:width="12.488cm" svg:height="2.815cm" svg:x="5.08cm" svg:y="9.737cm">
          <text:list text:style-name="L2">
            <text:list-header>
              <text:p text:style-name="P17"><text:span text:style-name="T9">若为</text:span><text:span text:style-name="T55">0</text:span><text:span text:style-name="T9">，打开文件操作失败</text:span></text:p>
            </text:list-header>
          </text:list>
          <draw:enhanced-geometry svg:viewBox="0 0 21600 21600" draw:text-areas="800 800 20800 20800" draw:type="round-rectangular-callout" draw:modifiers="-1700.12010569301 3152.5568181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2" smil:attributeName="visibility" smil:to="visible"/>
                  <anim:transitionFilter smil:dur="0.5s" smil:targetElement="id15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47" draw:text-style-name="P70" xml:id="id153" draw:id="id153" draw:layer="layout" svg:width="25.4cm" svg:height="9.943cm" svg:x="0cm" svg:y="0.847cm">
          <text:list text:style-name="L6">
            <text:list-header>
              <text:p text:style-name="P69"><text:span text:style-name="T56">打开输入文件时，文件必须存在。</text:span></text:p>
              <text:p text:style-name="P69"><text:span text:style-name="T56">打开输出文件时，若文件不存在，则建立文件；若文件存在，则删除原文件的内容，使其成为一个空文件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53" smil:attributeName="visibility" smil:to="visible"/>
                  <anim:transitionFilter smil:dur="0.5s" smil:targetElement="id153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5" xml:id="id154" draw:id="id154" draw:layer="layout" svg:width="24.765cm" svg:height="5.05cm" svg:x="0.635cm" svg:y="1.693cm">
          <text:list text:style-name="L1">
            <text:list-header>
              <text:p text:style-name="P34"><text:span text:style-name="T14">char <text:s/>ch, <text:s/>str[300];</text:span></text:p>
            </text:list-header>
          </text:list>
          <text:list text:style-name="L3">
            <text:list-header>
              <text:p text:style-name="P34"><text:span text:style-name="T16">ifstream <text:s text:c="2"/>infile(“myfile1.txt”); </text:span></text:p>
            </text:list-header>
          </text:list>
          <text:list text:style-name="L7">
            <text:list-header>
              <text:p text:style-name="P34"><text:span text:style-name="T53">ofstream <text:s/>outfile(“myfiel2.txt”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9" draw:layer="layout" svg:width="24.977cm" svg:height="1.615cm" svg:x="0cm" svg:y="0cm">
          <text:list text:style-name="L1">
            <text:list-header>
              <text:p text:style-name="P8"><text:span text:style-name="T4">涉及到字符串的文件读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5" xml:id="id155" draw:id="id155" draw:layer="layout" svg:width="19.522cm" svg:height="1.446cm" svg:x="0cm" svg:y="7.197cm">
          <text:list text:style-name="L1">
            <text:list-header>
              <text:p text:style-name="P34"><text:span text:style-name="T15">从键盘输入一个字符：</text:span><text:span text:style-name="T14">cin.ge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48" draw:text-style-name="P35" xml:id="id156" draw:id="id156" draw:layer="layout" svg:width="21.925cm" svg:height="1.446cm" svg:x="0cm" svg:y="9.102cm">
          <text:list text:style-name="L4">
            <text:list-header>
              <text:p text:style-name="P34"><text:span text:style-name="T51">从文件输入一个字符：</text:span><text:span text:style-name="T21">infile.ge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5" xml:id="id157" draw:id="id157" draw:layer="layout" svg:width="22.225cm" svg:height="1.446cm" svg:x="0cm" svg:y="10.795cm">
          <text:list text:style-name="L1">
            <text:list-header>
              <text:p text:style-name="P34"><text:span text:style-name="T15">向显示器输出一个字符：</text:span><text:span text:style-name="T14">cout.pu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49" draw:text-style-name="P35" xml:id="id158" draw:id="id158" draw:layer="layout" svg:width="21.925cm" svg:height="1.446cm" svg:x="0cm" svg:y="12.7cm">
          <text:list text:style-name="L4">
            <text:list-header>
              <text:p text:style-name="P34"><text:span text:style-name="T51">向文件输出一个字符：</text:span><text:span text:style-name="T21">outfile.put(ch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" draw:text-style-name="P35" xml:id="id159" draw:id="id159" draw:layer="layout" svg:width="19.522cm" svg:height="1.446cm" svg:x="0cm" svg:y="14.817cm">
          <text:list text:style-name="L1">
            <text:list-header>
              <text:p text:style-name="P34"><text:span text:style-name="T15">从键盘输入一行字符：</text:span><text:span text:style-name="T14">cin.getline(str,30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50" draw:text-style-name="P35" xml:id="id160" draw:id="id160" draw:layer="layout" svg:width="21.925cm" svg:height="1.446cm" svg:x="0cm" svg:y="16.722cm">
          <text:list text:style-name="L4">
            <text:list-header>
              <text:p text:style-name="P34"><text:span text:style-name="T51">从文件输入一行字符：</text:span><text:span text:style-name="T21">infile.getline(ch,30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51" draw:text-style-name="P21" xml:id="id161" draw:id="id161" draw:layer="layout" svg:width="9.948cm" svg:height="7.961cm" svg:x="15.452cm" svg:y="0.635cm">
          <text:list text:style-name="L6">
            <text:list-header>
              <text:p text:style-name="P19"><text:span text:style-name="T26">从文件输入一字符或一行字符，当输入至文件尾时，</text:span><text:span text:style-name="T51">函数返回值为</text:span><text:span text:style-name="T21">0</text:span><text:span text:style-name="T26">，可以据此来判断循环结束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4" smil:attributeName="visibility" smil:to="visible"/>
                  <anim:transitionFilter smil:dur="0.5s" smil:targetElement="id15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5" smil:attributeName="visibility" smil:to="visible"/>
                  <anim:transitionFilter smil:dur="0.5s" smil:targetElement="id15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6" smil:attributeName="visibility" smil:to="visible"/>
                  <anim:transitionFilter smil:dur="0.5s" smil:targetElement="id15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7" smil:attributeName="visibility" smil:to="visible"/>
                  <anim:transitionFilter smil:dur="0.5s" smil:targetElement="id15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8" smil:attributeName="visibility" smil:to="visible"/>
                  <anim:transitionFilter smil:dur="0.5s" smil:targetElement="id15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9" smil:attributeName="visibility" smil:to="visible"/>
                  <anim:transitionFilter smil:dur="0.5s" smil:targetElement="id15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0" smil:attributeName="visibility" smil:to="visible"/>
                  <anim:transitionFilter smil:dur="0.5s" smil:targetElement="id16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1" smil:attributeName="visibility" smil:to="visible"/>
                  <anim:transitionFilter smil:dur="0.5s" smil:targetElement="id16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2" draw:text-style-name="P55" draw:layer="layout" svg:width="25.4cm" svg:height="1.277cm" svg:x="0cm" svg:y="0cm">
          <text:list text:style-name="L1">
            <text:list-header>
              <text:p text:style-name="P54"><text:span text:style-name="T28">14-15. </text:span><text:span text:style-name="T41">实现两文件的拷贝的程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2" draw:text-style-name="P72" draw:layer="layout" svg:width="24.977cm" svg:height="17.241cm" svg:x="0cm" svg:y="1.27cm">
          <text:list text:style-name="L1">
            <text:list-header>
              <text:p text:style-name="P71"><text:span text:style-name="T28">void main(void)</text:span></text:p>
              <text:p text:style-name="P71"><text:span text:style-name="T28">{</text:span><text:span text:style-name="T28"><text:tab/></text:span><text:span text:style-name="T28">char filename1[256],filename2[256];</text:span></text:p>
              <text:p text:style-name="P71"><text:span text:style-name="T28"><text:tab/></text:span><text:span text:style-name="T28">cout&lt;&lt;"Input source file name: <text:s/>";</text:span></text:p>
              <text:p text:style-name="P71"><text:span text:style-name="T28"><text:tab/></text:span><text:span text:style-name="T29">cin&gt;&gt;filename1;</text:span></text:p>
              <text:p text:style-name="P71"><text:span text:style-name="T28"><text:tab/></text:span><text:span text:style-name="T28">cout&lt;&lt;"Input destination: <text:s/>";</text:span></text:p>
              <text:p text:style-name="P71"><text:span text:style-name="T28"><text:tab/></text:span><text:span text:style-name="T28">cin&gt;&gt;filename2;</text:span></text:p>
              <text:p text:style-name="P71"><text:span text:style-name="T28"><text:tab/></text:span><text:span text:style-name="T29">ifstream infile(filename1);</text:span></text:p>
              <text:p text:style-name="P71"><text:span text:style-name="T28"><text:tab/></text:span><text:span text:style-name="T28">ofstream outfile(filename2);</text:span></text:p>
              <text:p text:style-name="P71"><text:span text:style-name="T28"><text:tab/></text:span><text:span text:style-name="T28">char ch;</text:span></text:p>
              <text:p text:style-name="P71"><text:span text:style-name="T28"><text:tab/></text:span><text:span text:style-name="T30">while(infile.get(ch))</text:span></text:p>
            </text:list-header>
          </text:list>
          <text:list text:style-name="L4">
            <text:list-header>
              <text:p text:style-name="P71"><text:span text:style-name="T30"><text:tab/></text:span><text:span text:style-name="T30"><text:tab/></text:span><text:span text:style-name="T30">outfile.put(ch);</text:span></text:p>
            </text:list-header>
          </text:list>
          <text:list text:style-name="L1">
            <text:list-header>
              <text:p text:style-name="P71"><text:span text:style-name="T28"><text:tab/></text:span><text:span text:style-name="T28">infile.close();</text:span></text:p>
              <text:p text:style-name="P71"><text:span text:style-name="T28"><text:tab/></text:span><text:span text:style-name="T28">outfile.close();</text:span></text:p>
              <text:p text:style-name="P71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28" draw:style-name="gr152" draw:text-style-name="P74" xml:id="id162" draw:id="id162" draw:layer="layout" svg:width="8.255cm" svg:height="2.413cm" svg:x="9.102cm" svg:y="5.08cm">
          <text:list text:style-name="L2">
            <text:list-header>
              <text:p text:style-name="P73"><text:span text:style-name="T49">输入文件</text:span><text:span text:style-name="T50">(</text:span><text:span text:style-name="T49">源文件</text:span><text:span text:style-name="T50">)</text:span><text:span text:style-name="T49">名</text:span></text:p>
            </text:list-header>
          </text:list>
          <draw:enhanced-geometry svg:viewBox="0 0 21600 21600" draw:text-areas="800 800 20800 20800" draw:type="round-rectangular-callout" draw:modifiers="-1684.88372093023 3310.68765534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29" draw:style-name="gr153" draw:text-style-name="P74" xml:id="id163" draw:id="id163" draw:layer="layout" svg:width="9.309cm" svg:height="2.413cm" svg:x="9.318cm" svg:y="7.408cm">
          <text:list text:style-name="L2">
            <text:list-header>
              <text:p text:style-name="P73"><text:span text:style-name="T49">输出文件</text:span><text:span text:style-name="T50">(</text:span><text:span text:style-name="T49">目的文件</text:span><text:span text:style-name="T50">)</text:span><text:span text:style-name="T49">名</text:span></text:p>
            </text:list-header>
          </text:list>
          <draw:enhanced-geometry svg:viewBox="0 0 21600 21600" draw:text-areas="800 800 20800 20800" draw:type="round-rectangular-callout" draw:modifiers="-2178.56068743287 5601.3256006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30" draw:style-name="gr154" draw:text-style-name="P74" xml:id="id164" draw:id="id164" draw:layer="layout" svg:width="8.678cm" svg:height="1.206cm" svg:x="12.912cm" svg:y="8.89cm">
          <text:list text:style-name="L2">
            <text:list-header>
              <text:p text:style-name="P73"><text:span text:style-name="T49">用构造函数打开文件</text:span></text:p>
            </text:list-header>
          </text:list>
          <draw:enhanced-geometry svg:viewBox="0 0 21600 21600" draw:text-areas="800 800 20800 20800" draw:type="round-rectangular-callout" draw:modifiers="-2227.44555824404 7301.40845070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31" draw:style-name="gr155" draw:text-style-name="P74" xml:id="id165" draw:id="id165" draw:layer="layout" svg:width="9.525cm" svg:height="2.413cm" svg:x="12.277cm" svg:y="10.627cm">
          <text:list text:style-name="L2">
            <text:list-header>
              <text:p text:style-name="P73"><text:span text:style-name="T49">从源文件中读取一个字符，至文件尾停止循环</text:span></text:p>
            </text:list-header>
          </text:list>
          <draw:enhanced-geometry svg:viewBox="0 0 21600 21600" draw:text-areas="800 800 20800 20800" draw:type="round-rectangular-callout" draw:modifiers="-6067.77241234516 20248.8815244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32" draw:style-name="gr156" draw:text-style-name="P74" xml:id="id166" draw:id="id166" draw:layer="layout" svg:width="10.584cm" svg:height="1.206cm" svg:x="10.583cm" svg:y="14.605cm">
          <text:list text:style-name="L2">
            <text:list-header>
              <text:p text:style-name="P73"><text:span text:style-name="T49">将该字符输出至目的文件</text:span></text:p>
            </text:list-header>
          </text:list>
          <draw:enhanced-geometry svg:viewBox="0 0 21600 21600" draw:text-areas="800 800 20800 20800" draw:type="round-rectangular-callout" draw:modifiers="-187.737364194615 -6961.39188069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33" draw:style-name="gr157" draw:text-style-name="P74" xml:id="id167" draw:id="id167" draw:layer="layout" svg:width="4.021cm" svg:height="1.206cm" svg:x="8.467cm" svg:y="16.722cm">
          <text:list text:style-name="L2">
            <text:list-header>
              <text:p text:style-name="P73"><text:span text:style-name="T49">关闭文件</text:span></text:p>
            </text:list-header>
          </text:list>
          <draw:enhanced-geometry svg:viewBox="0 0 21600 21600" draw:text-areas="800 800 20800 20800" draw:type="round-rectangular-callout" draw:modifiers="-3694.87817006464 -5458.16072908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2" smil:attributeName="visibility" smil:to="visible"/>
                  <anim:transitionFilter smil:dur="0.5s" smil:targetElement="id16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4" smil:attributeName="visibility" smil:to="visible"/>
                  <anim:transitionFilter smil:dur="0.5s" smil:targetElement="id16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5" smil:attributeName="visibility" smil:to="visible"/>
                  <anim:transitionFilter smil:dur="0.5s" smil:targetElement="id16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6" smil:attributeName="visibility" smil:to="visible"/>
                  <anim:transitionFilter smil:dur="0.5s" smil:targetElement="id1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7" smil:attributeName="visibility" smil:to="visible"/>
                  <anim:transitionFilter smil:dur="0.5s" smil:targetElement="id167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72" draw:layer="layout" svg:width="24.765cm" svg:height="18.469cm" svg:x="0cm" svg:y="0cm">
          <text:list text:style-name="L1">
            <text:list-header>
              <text:p text:style-name="P71"><text:span text:style-name="T28">void main(void)</text:span></text:p>
              <text:p text:style-name="P71"><text:span text:style-name="T28">{</text:span><text:span text:style-name="T28"><text:tab/></text:span><text:span text:style-name="T28">char filename1[256],filename2[256];</text:span></text:p>
              <text:p text:style-name="P71"><text:span text:style-name="T28"><text:tab/></text:span><text:span text:style-name="T28">char buf[300];</text:span></text:p>
              <text:p text:style-name="P71"><text:span text:style-name="T28"><text:tab/></text:span><text:span text:style-name="T28">cout&lt;&lt;"Input source file name: <text:s/>";</text:span></text:p>
              <text:p text:style-name="P71"><text:span text:style-name="T28"><text:tab/></text:span><text:span text:style-name="T29">cin&gt;&gt;filename1;</text:span></text:p>
              <text:p text:style-name="P71"><text:span text:style-name="T28"><text:tab/></text:span><text:span text:style-name="T28">cout&lt;&lt;"Input destination: <text:s/>";</text:span></text:p>
              <text:p text:style-name="P71"><text:span text:style-name="T28"><text:tab/></text:span><text:span text:style-name="T28">cin&gt;&gt;filename2;</text:span></text:p>
              <text:p text:style-name="P71"><text:span text:style-name="T28"><text:tab/></text:span><text:span text:style-name="T28">fstream infile,outfile;</text:span></text:p>
              <text:p text:style-name="P71"><text:span text:style-name="T28"><text:tab/></text:span><text:span text:style-name="T29">infile.open(filename1,ios::in);</text:span></text:p>
              <text:p text:style-name="P71"><text:span text:style-name="T28"><text:tab/></text:span><text:span text:style-name="T28">outfile.open(filename2,ios::out);</text:span></text:p>
              <text:p text:style-name="P71"><text:span text:style-name="T28"><text:tab/></text:span><text:span text:style-name="T30">while(infile.getline(buf,300))</text:span></text:p>
            </text:list-header>
          </text:list>
          <text:list text:style-name="L4">
            <text:list-header>
              <text:p text:style-name="P71"><text:span text:style-name="T30"><text:tab/></text:span><text:span text:style-name="T30"><text:tab/></text:span><text:span text:style-name="T30">outfile&lt;&lt;buf&lt;&lt;endl;</text:span></text:p>
            </text:list-header>
          </text:list>
          <text:list text:style-name="L1">
            <text:list-header>
              <text:p text:style-name="P71"><text:span text:style-name="T28"><text:tab/></text:span><text:span text:style-name="T28">outfile.close();</text:span></text:p>
              <text:p text:style-name="P71"><text:span text:style-name="T28"><text:tab/></text:span><text:span text:style-name="T29">infile.close();</text:span></text:p>
              <text:p text:style-name="P71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58" draw:text-style-name="P74" xml:id="id168" draw:id="id168" draw:layer="layout" svg:width="8.255cm" svg:height="2.413cm" svg:x="9.102cm" svg:y="5.08cm">
          <text:list text:style-name="L2">
            <text:list-header>
              <text:p text:style-name="P73"><text:span text:style-name="T49">输入文件</text:span><text:span text:style-name="T50">(</text:span><text:span text:style-name="T49">源文件</text:span><text:span text:style-name="T50">)</text:span><text:span text:style-name="T49">名</text:span></text:p>
            </text:list-header>
          </text:list>
          <draw:enhanced-geometry svg:viewBox="0 0 21600 21600" draw:text-areas="800 800 20800 20800" draw:type="round-rectangular-callout" draw:modifiers="-1684.88372093023 3310.68765534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159" draw:text-style-name="P74" xml:id="id169" draw:id="id169" draw:layer="layout" svg:width="9.309cm" svg:height="2.413cm" svg:x="9.318cm" svg:y="7.408cm">
          <text:list text:style-name="L2">
            <text:list-header>
              <text:p text:style-name="P73"><text:span text:style-name="T49">输出文件</text:span><text:span text:style-name="T50">(</text:span><text:span text:style-name="T49">目的文件</text:span><text:span text:style-name="T50">)</text:span><text:span text:style-name="T49">名</text:span></text:p>
            </text:list-header>
          </text:list>
          <draw:enhanced-geometry svg:viewBox="0 0 21600 21600" draw:text-areas="800 800 20800 20800" draw:type="round-rectangular-callout" draw:modifiers="-2178.56068743287 5601.3256006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60" draw:text-style-name="P74" xml:id="id170" draw:id="id170" draw:layer="layout" svg:width="6.985cm" svg:height="1.206cm" svg:x="14.182cm" svg:y="9.737cm">
          <text:list text:style-name="L2">
            <text:list-header>
              <text:p text:style-name="P73"><text:span text:style-name="T49">用函数打开文件</text:span></text:p>
            </text:list-header>
          </text:list>
          <draw:enhanced-geometry svg:viewBox="0 0 21600 21600" draw:text-areas="800 800 20800 20800" draw:type="round-rectangular-callout" draw:modifiers="-2767.24878328085 13403.8111019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61" draw:text-style-name="P75" xml:id="id171" draw:id="id171" draw:layer="layout" svg:width="9.525cm" svg:height="2.413cm" svg:x="14.817cm" svg:y="11.642cm">
          <text:list text:style-name="L2">
            <text:list-header>
              <text:p text:style-name="P73"><text:span text:style-name="T49">从源文件中读取一行字符，至文件尾停止循环</text:span></text:p>
            </text:list-header>
          </text:list>
          <draw:enhanced-geometry svg:viewBox="0 0 21600 21600" draw:text-areas="800 800 20800 20800" draw:type="round-rectangular-callout" draw:modifiers="-4249.25467142557 12312.1789560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162" draw:text-style-name="P74" xml:id="id172" draw:id="id172" draw:layer="layout" svg:width="11.21cm" svg:height="1.206cm" svg:x="11.011cm" svg:y="15.028cm">
          <text:list text:style-name="L2">
            <text:list-header>
              <text:p text:style-name="P73"><text:span text:style-name="T49">将该行字符输出至目的文件</text:span></text:p>
            </text:list-header>
          </text:list>
          <draw:enhanced-geometry svg:viewBox="0 0 21600 21600" draw:text-areas="800 800 20800 20800" draw:type="round-rectangular-callout" draw:modifiers="1373.72223708857 -13833.3057166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163" draw:text-style-name="P74" xml:id="id173" draw:id="id173" draw:layer="layout" svg:width="4.021cm" svg:height="1.206cm" svg:x="7.832cm" svg:y="16.722cm">
          <text:list text:style-name="L2">
            <text:list-header>
              <text:p text:style-name="P73"><text:span text:style-name="T49">关闭文件</text:span></text:p>
            </text:list-header>
          </text:list>
          <draw:enhanced-geometry svg:viewBox="0 0 21600 21600" draw:text-areas="800 800 20800 20800" draw:type="round-rectangular-callout" draw:modifiers="-1868.92093485828 -19112.5103562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8" smil:attributeName="visibility" smil:to="visible"/>
                  <anim:transitionFilter smil:dur="0.5s" smil:targetElement="id16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9" smil:attributeName="visibility" smil:to="visible"/>
                  <anim:transitionFilter smil:dur="0.5s" smil:targetElement="id16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0" smil:attributeName="visibility" smil:to="visible"/>
                  <anim:transitionFilter smil:dur="0.5s" smil:targetElement="id17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1" smil:attributeName="visibility" smil:to="visible"/>
                  <anim:transitionFilter smil:dur="0.5s" smil:targetElement="id17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2" smil:attributeName="visibility" smil:to="visible"/>
                  <anim:transitionFilter smil:dur="0.5s" smil:targetElement="id17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3" smil:attributeName="visibility" smil:to="visible"/>
                  <anim:transitionFilter smil:dur="0.5s" smil:targetElement="id173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35" draw:layer="layout" svg:width="24.765cm" svg:height="1.446cm" svg:x="0cm" svg:y="0.423cm">
          <text:list text:style-name="L1">
            <text:list-header>
              <text:p text:style-name="P34"><text:span text:style-name="T15">二进制文件的读写操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21" draw:layer="layout" svg:width="24.765cm" svg:height="4.881cm" svg:x="0cm" svg:y="2.328cm">
          <text:list text:style-name="L1">
            <text:list-header>
              <text:p text:style-name="P19"><text:span text:style-name="T15">若在文件的打开方式中没有特别说明，打开的文件均为</text:span><text:span text:style-name="T14">ASCII</text:span><text:span text:style-name="T15">码文件，</text:span><text:span text:style-name="T17">若要打开二进制文件，则要特别说明并用特定的读写函数</text:span><text:span text:style-name="T15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5" xml:id="id174" draw:id="id174" draw:layer="layout" svg:width="22.86cm" svg:height="3.248cm" svg:x="0.423cm" svg:y="8.043cm">
          <text:list text:style-name="L1">
            <text:list-header>
              <text:p text:style-name="P34"><text:span text:style-name="T14">fstream <text:s text:c="2"/>infile,outfile;</text:span></text:p>
              <text:p text:style-name="P34"><text:span text:style-name="T14">infile.open(“inf1.dat”, <text:s/>ios::in| </text:span><text:span text:style-name="T16">ios::binary</text:span><text:span text:style-name="T14">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5" xml:id="id178" draw:id="id178" draw:layer="layout" svg:width="22.86cm" svg:height="1.446cm" svg:x="0.423cm" svg:y="13.335cm">
          <text:list text:style-name="L1">
            <text:list-header>
              <text:p text:style-name="P34"><text:span text:style-name="T14">outfile.open(“outf1.dat”, <text:s/>ios::out| </text:span><text:span text:style-name="T16">ios::binary</text:span><text:span text:style-name="T14">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64" draw:text-style-name="P18" xml:id="id175" draw:id="id175" draw:layer="layout" svg:width="3.826cm" svg:height="1.408cm" svg:x="2.645cm" svg:y="11.853cm">
          <text:list text:style-name="L2">
            <text:list-header>
              <text:p text:style-name="P17"><text:span text:style-name="T55"><text:s/></text:span><text:span text:style-name="T9">文件名</text:span></text:p>
            </text:list-header>
          </text:list>
          <draw:enhanced-geometry svg:viewBox="0 0 21600 21600" draw:text-areas="800 800 20800 20800" draw:type="round-rectangular-callout" draw:modifiers="20804.180820486 -13337.1185237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" draw:style-name="gr165" draw:text-style-name="P18" xml:id="id176" draw:id="id176" draw:layer="layout" svg:width="7.023cm" svg:height="1.408cm" svg:x="9.215cm" svg:y="11.642cm">
          <text:list text:style-name="L2">
            <text:list-header>
              <text:p text:style-name="P17"><text:span text:style-name="T55"><text:s/></text:span><text:span text:style-name="T9">输入方式打开</text:span></text:p>
            </text:list-header>
          </text:list>
          <draw:enhanced-geometry svg:viewBox="0 0 21600 21600" draw:text-areas="800 800 20800 20800" draw:type="round-rectangular-callout" draw:modifiers="9333.14350797266 -10409.0844570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" draw:style-name="gr166" draw:text-style-name="P18" xml:id="id177" draw:id="id177" draw:layer="layout" svg:width="5.957cm" svg:height="1.408cm" svg:x="13.022cm" svg:y="8.467cm">
          <text:list text:style-name="L2">
            <text:list-header>
              <text:p text:style-name="P17"><text:span text:style-name="T55"><text:s/></text:span><text:span text:style-name="T9">二进制文件</text:span></text:p>
            </text:list-header>
          </text:list>
          <draw:enhanced-geometry svg:viewBox="0 0 21600 21600" draw:text-areas="800 800 20800 20800" draw:type="round-rectangular-callout" draw:modifiers="9813.89728096677 27992.6188786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" draw:style-name="gr167" draw:text-style-name="P18" xml:id="id179" draw:id="id179" draw:layer="layout" svg:width="3.826cm" svg:height="1.408cm" svg:x="3.068cm" svg:y="15.452cm">
          <text:list text:style-name="L2">
            <text:list-header>
              <text:p text:style-name="P17"><text:span text:style-name="T55"><text:s/></text:span><text:span text:style-name="T9">文件名</text:span></text:p>
            </text:list-header>
          </text:list>
          <draw:enhanced-geometry svg:viewBox="0 0 21600 21600" draw:text-areas="800 800 20800 20800" draw:type="round-rectangular-callout" draw:modifiers="23360.9615887118 -15345.35131298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1" draw:style-name="gr168" draw:text-style-name="P18" xml:id="id180" draw:id="id180" draw:layer="layout" svg:width="7.023cm" svg:height="1.408cm" svg:x="9.85cm" svg:y="15.452cm">
          <text:list text:style-name="L2">
            <text:list-header>
              <text:p text:style-name="P17"><text:span text:style-name="T55"><text:s/></text:span><text:span text:style-name="T9">输出方式打开</text:span></text:p>
            </text:list-header>
          </text:list>
          <draw:enhanced-geometry svg:viewBox="0 0 21600 21600" draw:text-areas="800 800 20800 20800" draw:type="round-rectangular-callout" draw:modifiers="11707.1753986333 -17782.8246983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" draw:style-name="gr169" draw:text-style-name="P18" xml:id="id181" draw:id="id181" draw:layer="layout" svg:width="5.957cm" svg:height="1.408cm" svg:x="18.526cm" svg:y="15.24cm">
          <text:list text:style-name="L2">
            <text:list-header>
              <text:p text:style-name="P17"><text:span text:style-name="T55"><text:s/></text:span><text:span text:style-name="T9">二进制文件</text:span></text:p>
            </text:list-header>
          </text:list>
          <draw:enhanced-geometry svg:viewBox="0 0 21600 21600" draw:text-areas="800 800 20800 20800" draw:type="round-rectangular-callout" draw:modifiers="308.157099697885 -13383.1085876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4" smil:attributeName="visibility" smil:to="visible"/>
                  <anim:transitionFilter smil:dur="0.5s" smil:targetElement="id1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5" smil:attributeName="visibility" smil:to="visible"/>
                  <anim:transitionFilter smil:dur="0.5s" smil:targetElement="id1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6" smil:attributeName="visibility" smil:to="visible"/>
                  <anim:transitionFilter smil:dur="0.5s" smil:targetElement="id1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7" smil:attributeName="visibility" smil:to="visible"/>
                  <anim:transitionFilter smil:dur="0.5s" smil:targetElement="id1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8" smil:attributeName="visibility" smil:to="visible"/>
                  <anim:transitionFilter smil:dur="0.5s" smil:targetElement="id1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9" smil:attributeName="visibility" smil:to="visible"/>
                  <anim:transitionFilter smil:dur="0.5s" smil:targetElement="id17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0" smil:attributeName="visibility" smil:to="visible"/>
                  <anim:transitionFilter smil:dur="0.5s" smil:targetElement="id18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1" smil:attributeName="visibility" smil:to="visible"/>
                  <anim:transitionFilter smil:dur="0.5s" smil:targetElement="id18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70" draw:text-style-name="P35" xml:id="id182" draw:id="id182" draw:layer="layout" svg:width="17.356cm" svg:height="3.248cm" svg:x="0.847cm" svg:y="4.868cm">
          <text:list text:style-name="L6">
            <text:list-header>
              <text:p text:style-name="P34"><text:span text:style-name="T26">输入函数：</text:span></text:p>
              <text:p text:style-name="P34"><text:span text:style-name="T22">infile.read( char <text:s/>*, <text:s text:c="2"/>int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71" draw:text-style-name="P18" xml:id="id183" draw:id="id183" draw:layer="layout" svg:width="4.657cm" svg:height="2.815cm" svg:x="0.423cm" svg:y="8.255cm">
          <text:list text:style-name="L2">
            <text:list-header>
              <text:p text:style-name="P17"><text:span text:style-name="T9">输入文件对象名</text:span></text:p>
            </text:list-header>
          </text:list>
          <draw:enhanced-geometry svg:viewBox="0 0 21600 21600" draw:text-areas="800 800 20800 20800" draw:type="round-rectangular-callout" draw:modifiers="8671.53284671533 -40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72" draw:text-style-name="P18" xml:id="id184" draw:id="id184" draw:layer="layout" svg:width="10.218cm" svg:height="1.408cm" svg:x="5.627cm" svg:y="8.89cm">
          <text:list text:style-name="L2">
            <text:list-header>
              <text:p text:style-name="P17"><text:span text:style-name="T55"><text:s/></text:span><text:span text:style-name="T9">数据进入的内存地址</text:span></text:p>
            </text:list-header>
          </text:list>
          <draw:enhanced-geometry svg:viewBox="0 0 21600 21600" draw:text-areas="800 800 20800 20800" draw:type="round-rectangular-callout" draw:modifiers="3557.37351991389 -17445.56422995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73" draw:text-style-name="P18" xml:id="id185" draw:id="id185" draw:layer="layout" svg:width="9.154cm" svg:height="1.408cm" svg:x="6.894cm" svg:y="4.445cm">
          <text:list text:style-name="L2">
            <text:list-header>
              <text:p text:style-name="P17"><text:span text:style-name="T55"><text:s/></text:span><text:span text:style-name="T9">一次读入的字节数</text:span></text:p>
            </text:list-header>
          </text:list>
          <draw:enhanced-geometry svg:viewBox="0 0 21600 21600" draw:text-areas="800 800 20800 20800" draw:type="round-rectangular-callout" draw:modifiers="8012.40851993446 36853.371185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7" draw:style-name="gr16" draw:text-style-name="P47" draw:layer="layout" svg:width="2.54cm" svg:height="1.277cm" svg:x="16.298cm" svg:y="6.773cm">
          <text:list text:style-name="L1">
            <text:list-header>
              <text:p text:style-name="P46"><text:span text:style-name="T41">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6" draw:text-style-name="P47" draw:layer="layout" svg:width="2.54cm" svg:height="1.277cm" svg:x="20.743cm" svg:y="6.773cm">
          <text:list text:style-name="L1">
            <text:list-header>
              <text:p text:style-name="P46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174" draw:text-style-name="P16" draw:layer="layout" svg:x1="18.838cm" svg:y1="7.408cm" svg:x2="20.743cm" svg:y2="7.408cm">
          <text:p/>
        </draw:line>
        <draw:custom-shape draw:name="Text Box 10" draw:style-name="gr2" draw:text-style-name="P55" xml:id="id188" draw:id="id188" draw:layer="layout" svg:width="25.4cm" svg:height="2.822cm" svg:x="0cm" svg:y="14.817cm">
          <text:list text:style-name="L1">
            <text:list-header>
              <text:p text:style-name="P54"><text:span text:style-name="T28">int <text:s/>a[10];</text:span></text:p>
              <text:p text:style-name="P54"><text:span text:style-name="T28">infile.read(</text:span><text:span text:style-name="T45">(char *)</text:span><text:span text:style-name="T28">a, <text:s/>10*sizeof(int));//</text:span><text:span text:style-name="T41">从文件中输入十个整型数到</text:span><text:span text:style-name="T2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2" draw:text-style-name="P55" xml:id="id186" draw:id="id186" draw:layer="layout" svg:width="23.918cm" svg:height="3.838cm" svg:x="0.635cm" svg:y="11.642cm">
          <text:list text:style-name="L1">
            <text:list-header>
              <text:p text:style-name="P54"><text:span text:style-name="T28">int <text:s/>i;</text:span></text:p>
              <text:p text:style-name="P54"><text:span text:style-name="T28">infile.read(</text:span><text:span text:style-name="T45">(char *)</text:span><text:span text:style-name="T28">&amp;i, sizeof(int));//</text:span><text:span text:style-name="T41">从文件中输入一个整型数到</text:span><text:span text:style-name="T28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" draw:text-style-name="P21" draw:layer="layout" svg:width="24.765cm" svg:height="3.341cm" svg:x="0cm" svg:y="0cm">
          <text:list text:style-name="L1">
            <text:list-header>
              <text:p text:style-name="P19"><text:span text:style-name="T15">由于二进制文件中的数据不是</text:span><text:span text:style-name="T14">ASCII</text:span><text:span text:style-name="T15">码，故不能直接对其读写，</text:span><text:span text:style-name="T26">必须要通过特定的函数予以转换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75" draw:text-style-name="P55" draw:layer="layout" svg:width="2.328cm" svg:height="1.277cm" svg:x="18.627cm" svg:y="5.715cm">
          <text:list text:style-name="L4">
            <text:list-header>
              <text:p text:style-name="P54"><text:span text:style-name="T42">读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4" draw:style-name="gr176" draw:text-style-name="P28" xml:id="id187" draw:id="id187" draw:layer="layout" svg:width="11.828cm" svg:height="1.408cm" svg:x="4.402cm" svg:y="11.43cm">
          <text:list text:style-name="L2">
            <text:list-header>
              <text:p text:style-name="P17"><text:span text:style-name="T9">地址要强制转换成字符型</text:span></text:p>
            </text:list-header>
          </text:list>
          <draw:enhanced-geometry svg:viewBox="0 0 21600 21600" draw:text-areas="800 800 20800 20800" draw:type="round-rectangular-callout" draw:modifiers="4367.84174486432 28667.139815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2" smil:attributeName="visibility" smil:to="visible"/>
                  <anim:transitionFilter smil:dur="0.5s" smil:targetElement="id18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3" smil:attributeName="visibility" smil:to="visible"/>
                  <anim:transitionFilter smil:dur="0.5s" smil:targetElement="id18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4" smil:attributeName="visibility" smil:to="visible"/>
                  <anim:transitionFilter smil:dur="0.5s" smil:targetElement="id18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5" smil:attributeName="visibility" smil:to="visible"/>
                  <anim:transitionFilter smil:dur="0.5s" smil:targetElement="id185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6" smil:attributeName="visibility" smil:to="visible"/>
                  <anim:transitionFilter smil:dur="0.5s" smil:targetElement="id18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7" smil:attributeName="visibility" smil:to="visible"/>
                  <anim:transitionFilter smil:dur="0.5s" smil:targetElement="id18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8" smil:attributeName="visibility" smil:to="visible"/>
                  <anim:transitionFilter smil:dur="0.5s" smil:targetElement="id18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77" draw:text-style-name="P35" xml:id="id189" draw:id="id189" draw:layer="layout" svg:width="17.356cm" svg:height="3.248cm" svg:x="0.847cm" svg:y="1.693cm">
          <text:list text:style-name="L6">
            <text:list-header>
              <text:p text:style-name="P34"><text:span text:style-name="T26">输出函数：</text:span></text:p>
              <text:p text:style-name="P34"><text:span text:style-name="T22">outfile.write( char <text:s/>*, <text:s text:c="2"/>int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78" draw:text-style-name="P18" xml:id="id190" draw:id="id190" draw:layer="layout" svg:width="4.657cm" svg:height="2.815cm" svg:x="0.423cm" svg:y="5.08cm">
          <text:list text:style-name="L2">
            <text:list-header>
              <text:p text:style-name="P17"><text:span text:style-name="T9">输出文件对象名</text:span></text:p>
            </text:list-header>
          </text:list>
          <draw:enhanced-geometry svg:viewBox="0 0 21600 21600" draw:text-areas="800 800 20800 20800" draw:type="round-rectangular-callout" draw:modifiers="8870.93173035638 -3712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179" draw:text-style-name="P18" xml:id="id191" draw:id="id191" draw:layer="layout" svg:width="14.48cm" svg:height="1.408cm" svg:x="5.846cm" svg:y="5.292cm">
          <text:list text:style-name="L2">
            <text:list-header>
              <text:p text:style-name="P17"><text:span text:style-name="T55"><text:s/></text:span><text:span text:style-name="T9">要输出的数据在内存中的地址</text:span></text:p>
            </text:list-header>
          </text:list>
          <draw:enhanced-geometry svg:viewBox="0 0 21600 21600" draw:text-areas="800 800 20800 20800" draw:type="round-rectangular-callout" draw:modifiers="4204.84773151025 -10945.6352022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80" draw:text-style-name="P18" xml:id="id192" draw:id="id192" draw:layer="layout" svg:width="9.154cm" svg:height="1.408cm" svg:x="8.16cm" svg:y="1.27cm">
          <text:list text:style-name="L2">
            <text:list-header>
              <text:p text:style-name="P17"><text:span text:style-name="T55"><text:s/></text:span><text:span text:style-name="T9">一次输出的字节数</text:span></text:p>
            </text:list-header>
          </text:list>
          <draw:enhanced-geometry svg:viewBox="0 0 21600 21600" draw:text-areas="800 800 20800 20800" draw:type="round-rectangular-callout" draw:modifiers="6922.38121245221 41437.0475514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6" draw:style-name="gr16" draw:text-style-name="P47" draw:layer="layout" svg:width="2.54cm" svg:height="1.277cm" svg:x="20.955cm" svg:y="3.175cm">
          <text:list text:style-name="L1">
            <text:list-header>
              <text:p text:style-name="P46"><text:span text:style-name="T41">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6" draw:text-style-name="P47" draw:layer="layout" svg:width="2.54cm" svg:height="1.277cm" svg:x="16.51cm" svg:y="3.175cm">
          <text:list text:style-name="L1">
            <text:list-header>
              <text:p text:style-name="P46"><text:span text:style-name="T41">内存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81" draw:text-style-name="P16" draw:layer="layout" svg:x1="19.05cm" svg:y1="3.81cm" svg:x2="20.955cm" svg:y2="3.81cm">
          <text:p/>
        </draw:line>
        <draw:custom-shape draw:name="Text Box 9" draw:style-name="gr2" draw:text-style-name="P55" xml:id="id195" draw:id="id195" draw:layer="layout" svg:width="25.4cm" svg:height="2.822cm" svg:x="0cm" svg:y="13.97cm">
          <text:list text:style-name="L1">
            <text:list-header>
              <text:p text:style-name="P54"><text:span text:style-name="T28">int <text:s/>a[10]={0,1,2,3,4,5,6,7,8,9};</text:span></text:p>
              <text:p text:style-name="P54"><text:span text:style-name="T28">outfile.write(</text:span><text:span text:style-name="T45">(char *)</text:span><text:span text:style-name="T28">a, <text:s/>10*sizeof(int));//</text:span><text:span text:style-name="T41">向文件输出一个整型数组</text:span><text:span text:style-name="T2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" draw:text-style-name="P55" xml:id="id193" draw:id="id193" draw:layer="layout" svg:width="23.918cm" svg:height="2.822cm" svg:x="0.635cm" svg:y="9.525cm">
          <text:list text:style-name="L1">
            <text:list-header>
              <text:p text:style-name="P54"><text:span text:style-name="T28">int <text:s/>i=4;</text:span></text:p>
              <text:p text:style-name="P54"><text:span text:style-name="T28">outfile.write(</text:span><text:span text:style-name="T45">(char *)</text:span><text:span text:style-name="T28">&amp;i, sizeof(int));//</text:span><text:span text:style-name="T41">向文件输出一个整型数</text:span><text:span text:style-name="T28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82" draw:text-style-name="P55" draw:layer="layout" svg:width="2.329cm" svg:height="1.277cm" svg:x="18.838cm" svg:y="2.117cm">
          <text:list text:style-name="L4">
            <text:list-header>
              <text:p text:style-name="P54"><text:span text:style-name="T42">写出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183" draw:text-style-name="P28" xml:id="id194" draw:id="id194" draw:layer="layout" svg:width="11.828cm" svg:height="1.408cm" svg:x="4.909cm" svg:y="9.525cm">
          <text:list text:style-name="L2">
            <text:list-header>
              <text:p text:style-name="P17"><text:span text:style-name="T9">地址要强制转换成字符型</text:span></text:p>
            </text:list-header>
          </text:list>
          <draw:enhanced-geometry svg:viewBox="0 0 21600 21600" draw:text-areas="800 800 20800 20800" draw:type="round-rectangular-callout" draw:modifiers="3675.77986304844 29341.6607523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9" smil:attributeName="visibility" smil:to="visible"/>
                  <anim:transitionFilter smil:dur="0.5s" smil:targetElement="id18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0" smil:attributeName="visibility" smil:to="visible"/>
                  <anim:transitionFilter smil:dur="0.5s" smil:targetElement="id19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1" smil:attributeName="visibility" smil:to="visible"/>
                  <anim:transitionFilter smil:dur="0.5s" smil:targetElement="id19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2" smil:attributeName="visibility" smil:to="visible"/>
                  <anim:transitionFilter smil:dur="0.5s" smil:targetElement="id19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3" smil:attributeName="visibility" smil:to="visible"/>
                  <anim:transitionFilter smil:dur="0.5s" smil:targetElement="id19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4" smil:attributeName="visibility" smil:to="visible"/>
                  <anim:transitionFilter smil:dur="0.5s" smil:targetElement="id194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5" smil:attributeName="visibility" smil:to="visible"/>
                  <anim:transitionFilter smil:dur="0.5s" smil:targetElement="id19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5" draw:layer="layout" svg:width="23.072cm" svg:height="1.446cm" svg:x="0cm" svg:y="0.423cm">
          <text:list text:style-name="L1">
            <text:list-header>
              <text:p text:style-name="P34"><text:span text:style-name="T15">判断二进制文件是否读到文件尾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84" draw:text-style-name="P77" draw:layer="layout" svg:width="24.553cm" svg:height="5.348cm" svg:x="0cm" svg:y="1.693cm">
          <text:list text:style-name="L4">
            <text:list-header>
              <text:p text:style-name="P76"><text:span text:style-name="T40">infile.eof( )</text:span><text:span text:style-name="T14"> <text:s text:c="3"/></text:span></text:p>
            </text:list-header>
          </text:list>
          <text:list text:style-name="L1">
            <text:list-header>
              <text:p text:style-name="P76"><text:span text:style-name="T15">当到达文件结束位置时，该函数返回一个非零值；</text:span><text:span text:style-name="T51">否则返回零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7" xml:id="id196" draw:id="id196" draw:layer="layout" svg:width="22.437cm" svg:height="10.776cm" svg:x="0.635cm" svg:y="7.197cm">
          <text:list text:style-name="L1">
            <text:list-header>
              <text:p text:style-name="P36"><text:span text:style-name="T14">fstream <text:s text:c="2"/>infile;</text:span></text:p>
              <text:p text:style-name="P36"><text:span text:style-name="T14">infile.open(“data1.dat”,ios::in|ios::binary);</text:span></text:p>
              <text:p text:style-name="P36"><text:span text:style-name="T14">if(!infile)</text:span></text:p>
              <text:p text:style-name="P36"><text:span text:style-name="T14">{ <text:s text:c="2"/>cout&lt;&lt;“Open Error!\n”; <text:s/>exit(1); <text:s/>}</text:span></text:p>
              <text:p text:style-name="P36"><text:span text:style-name="T14">char <text:s/>str[300];</text:span></text:p>
              <text:p text:style-name="P36"><text:span text:style-name="T14">while(</text:span><text:span text:style-name="T16">!infile.eof()</text:span><text:span text:style-name="T14">)</text:span></text:p>
              <text:p text:style-name="P36"><text:span text:style-name="T14"><text:s text:c="5"/></text:span><text:span text:style-name="T14">infile.read(str, 30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85" draw:text-style-name="P18" xml:id="id197" draw:id="id197" draw:layer="layout" svg:width="9.154cm" svg:height="1.408cm" svg:x="5.201cm" svg:y="10.372cm">
          <text:list text:style-name="L2">
            <text:list-header>
              <text:p text:style-name="P17"><text:span text:style-name="T55"><text:s/></text:span><text:span text:style-name="T9">判断打开是否出错</text:span></text:p>
            </text:list-header>
          </text:list>
          <draw:enhanced-geometry svg:viewBox="0 0 21600 21600" draw:text-areas="800 800 20800 20800" draw:type="round-rectangular-callout" draw:modifiers="-1481.68214090661 7021.149751596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186" draw:text-style-name="P18" xml:id="id198" draw:id="id198" draw:layer="layout" svg:width="10.218cm" svg:height="1.408cm" svg:x="9.014cm" svg:y="14.393cm">
          <text:list text:style-name="L2">
            <text:list-header>
              <text:p text:style-name="P17"><text:span text:style-name="T55"><text:s/></text:span><text:span text:style-name="T9">判断是否读到文件尾</text:span></text:p>
            </text:list-header>
          </text:list>
          <draw:enhanced-geometry svg:viewBox="0 0 21600 21600" draw:text-areas="800 800 20800 20800" draw:type="round-rectangular-callout" draw:modifiers="-1585.28231725218 20005.6777856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6" smil:attributeName="visibility" smil:to="visible"/>
                  <anim:transitionFilter smil:dur="0.5s" smil:targetElement="id19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7" smil:attributeName="visibility" smil:to="visible"/>
                  <anim:transitionFilter smil:dur="0.5s" smil:targetElement="id19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8" smil:attributeName="visibility" smil:to="visible"/>
                  <anim:transitionFilter smil:dur="0.5s" smil:targetElement="id19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79" draw:layer="layout" svg:width="25.4cm" svg:height="19.229cm" svg:x="0cm" svg:y="0cm">
          <text:list text:style-name="L1">
            <text:list-header>
              <text:p text:style-name="P78"><text:span text:style-name="T28">void <text:s/>main(void )</text:span></text:p>
              <text:p text:style-name="P78"><text:span text:style-name="T28">{char <text:s/>filename1[256],filename2[256];</text:span></text:p>
              <text:p text:style-name="P78"><text:span text:style-name="T28">char <text:s/>buff[4096];</text:span></text:p>
              <text:p text:style-name="P78"><text:span text:style-name="T28">cout &lt;&lt;”</text:span><text:span text:style-name="T41">输入源文件名</text:span><text:span text:style-name="T28">:”; <text:s text:c="2"/>cin <text:s/>&gt;&gt;filename1;</text:span></text:p>
              <text:p text:style-name="P78"><text:span text:style-name="T28">cout &lt;&lt;”</text:span><text:span text:style-name="T41">输入目的文件名</text:span><text:span text:style-name="T28">:”; <text:s/>cin <text:s/>&gt;&gt;filename2;</text:span></text:p>
              <text:p text:style-name="P78"><text:span text:style-name="T28">fstream <text:s/>infile,outfile;</text:span></text:p>
              <text:p text:style-name="P78"><text:span text:style-name="T28">infile.open(filename1,ios::in | ios::binary);</text:span></text:p>
              <text:p text:style-name="P78"><text:span text:style-name="T28">outfile.open(filename2,ios::out | ios::binary);</text:span></text:p>
              <text:p text:style-name="P78"><text:span text:style-name="T28">int n;</text:span></text:p>
              <text:p text:style-name="P78"><text:span text:style-name="T28">while (</text:span><text:span text:style-name="T30">!infile.eof()</text:span><text:span text:style-name="T28">){</text:span><text:span text:style-name="T28"><text:tab/></text:span><text:span text:style-name="T28"><text:tab/></text:span><text:span text:style-name="T28">//</text:span><text:span text:style-name="T41">文件不结束，继续循环</text:span></text:p>
              <text:p text:style-name="P78"><text:span text:style-name="T41"><text:tab/></text:span><text:span text:style-name="T29">infile.read(buff,4096);</text:span><text:span text:style-name="T29"><text:tab/></text:span><text:span text:style-name="T29">//</text:span><text:span text:style-name="T57">一次读</text:span><text:span text:style-name="T29">4096</text:span><text:span text:style-name="T57">个字节</text:span></text:p>
            </text:list-header>
          </text:list>
          <text:list text:style-name="L6">
            <text:list-header>
              <text:p text:style-name="P78"><text:span text:style-name="T57"><text:tab/></text:span><text:span text:style-name="T29">n=infile.gcount();</text:span><text:span text:style-name="T29"><text:tab/></text:span><text:span text:style-name="T29"><text:tab/></text:span><text:span text:style-name="T29">//</text:span><text:span text:style-name="T57">取实际读的字节数</text:span></text:p>
              <text:p text:style-name="P78"><text:span text:style-name="T57"><text:tab/></text:span><text:span text:style-name="T29">outfile.write(buff,n);</text:span><text:span text:style-name="T29"><text:tab/></text:span><text:span text:style-name="T29"><text:tab/></text:span><text:span text:style-name="T29">//</text:span><text:span text:style-name="T57">按实际读的字节数写入文件</text:span></text:p>
            </text:list-header>
          </text:list>
          <text:list text:style-name="L1">
            <text:list-header>
              <text:p text:style-name="P78"><text:span text:style-name="T41"><text:tab/></text:span><text:span text:style-name="T28">}</text:span></text:p>
              <text:p text:style-name="P78"><text:span text:style-name="T28">infile.close();</text:span></text:p>
              <text:p text:style-name="P78"><text:span text:style-name="T28">outfile.close();</text:span></text:p>
              <text:p text:style-name="P78"><text:span text:style-name="T28">}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7" draw:text-style-name="P7" draw:layer="layout" svg:width="12.7cm" svg:height="2.021cm" svg:x="0cm" svg:y="0cm">
          <text:list text:style-name="L6">
            <text:list-header>
              <text:p text:style-name="P6"><text:span text:style-name="T5">文件指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88" draw:text-style-name="P10" draw:layer="layout" svg:width="4.022cm" svg:height="6.985cm" svg:x="15.028cm" svg:y="10.16cm">
          <text:p/>
          <draw:enhanced-geometry svg:viewBox="0 0 21600 21600" draw:type="rectangle" draw:enhanced-path="M 0 0 L 21600 0 21600 21600 0 21600 0 0 Z N"/>
        </draw:custom-shape>
        <draw:custom-shape draw:name="Text Box 4" draw:style-name="gr2" draw:text-style-name="P55" draw:layer="layout" svg:width="4.445cm" svg:height="1.277cm" svg:x="15.028cm" svg:y="10.583cm">
          <text:list text:style-name="L1">
            <text:list-header>
              <text:p text:style-name="P54"><text:span text:style-name="T41">文件内容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89" draw:text-style-name="P16" draw:layer="layout" svg:x1="11.853cm" svg:y1="11.43cm" svg:x2="14.817cm" svg:y2="11.43cm">
          <text:p/>
        </draw:line>
        <draw:custom-shape draw:name="Text Box 6" draw:style-name="gr2" draw:text-style-name="P55" draw:layer="layout" svg:width="4.022cm" svg:height="1.277cm" svg:x="8.043cm" svg:y="10.795cm">
          <text:list text:style-name="L1">
            <text:list-header>
              <text:p text:style-name="P54"><text:span text:style-name="T41">文件指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90" draw:text-style-name="P7" draw:layer="layout" svg:width="25.4cm" svg:height="3.781cm" svg:x="0cm" svg:y="2.54cm">
          <text:list text:style-name="L6">
            <text:list-header>
              <text:p text:style-name="P6"><text:span text:style-name="T5">当一打开文件，文件指针位于文件头，并随着读写字节数的多少顺序移动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" draw:text-style-name="P9" xml:id="id199" draw:id="id199" draw:layer="layout" svg:width="22.437cm" svg:height="1.615cm" svg:x="0cm" svg:y="7.197cm">
          <text:list text:style-name="L1">
            <text:list-header>
              <text:p text:style-name="P8"><text:span text:style-name="T4">可以利用成员函数随机移动文件指针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9" smil:attributeName="visibility" smil:to="visible"/>
                  <anim:transitionFilter smil:dur="0.5s" smil:targetElement="id19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5" draw:layer="layout" svg:width="24.553cm" svg:height="1.446cm" svg:x="0cm" svg:y="0cm">
          <text:list text:style-name="L1">
            <text:list-header>
              <text:p text:style-name="P34"><text:span text:style-name="T15">随机读取二进制文件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91" draw:text-style-name="P35" xml:id="id200" draw:id="id200" draw:layer="layout" svg:width="25.4cm" svg:height="1.446cm" svg:x="0cm" svg:y="2.328cm">
          <text:list text:style-name="L4">
            <text:list-header>
              <text:p text:style-name="P34"><text:span text:style-name="T21">infile.seekg(int);</text:span><text:span text:style-name="T22">//</text:span><text:span text:style-name="T26">将文件指针移动到由参数指定的字节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" draw:text-style-name="P21" xml:id="id201" draw:id="id201" draw:layer="layout" svg:width="25.4cm" svg:height="3.341cm" svg:x="0cm" svg:y="4.022cm">
          <text:list text:style-name="L1">
            <text:list-header>
              <text:p text:style-name="P19"><text:span text:style-name="T14">infile.seekg(100);//</text:span><text:span text:style-name="T15">将文件指针移动到距离文件头</text:span><text:span text:style-name="T14">100</text:span><text:span text:style-name="T15">个字节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92" draw:text-style-name="P9" xml:id="id202" draw:id="id202" draw:layer="layout" svg:width="15.24cm" svg:height="1.615cm" svg:x="0.635cm" svg:y="7.62cm">
          <text:list text:style-name="L4">
            <text:list-header>
              <text:p text:style-name="P8"><text:span text:style-name="T40">infile.seekg(</text:span><text:span text:style-name="T39">int</text:span><text:span text:style-name="T40">, </text:span><text:span text:style-name="T23">ios::_dir</text:span><text:span text:style-name="T40">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193" draw:text-style-name="P28" xml:id="id203" draw:id="id203" draw:layer="layout" svg:width="7.023cm" svg:height="1.408cm" svg:x="0.749cm" svg:y="10.372cm">
          <text:list text:style-name="L2">
            <text:list-header>
              <text:p text:style-name="P17"><text:span text:style-name="T55"><text:s/></text:span><text:span text:style-name="T9">移动的字节数</text:span></text:p>
            </text:list-header>
          </text:list>
          <draw:enhanced-geometry svg:viewBox="0 0 21600 21600" draw:text-areas="800 800 20800 20800" draw:type="round-rectangular-callout" draw:modifiers="20077.7904328018 -23240.3122782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3" draw:style-name="gr194" draw:text-style-name="P80" xml:id="id204" draw:id="id204" draw:layer="layout" svg:width="4.892cm" svg:height="1.408cm" svg:x="7.939cm" svg:y="10.583cm">
          <text:list text:style-name="L2">
            <text:list-header>
              <text:p text:style-name="P17"><text:span text:style-name="T55"><text:s/></text:span><text:span text:style-name="T9">相对位置</text:span></text:p>
            </text:list-header>
          </text:list>
          <draw:enhanced-geometry svg:viewBox="0 0 21600 21600" draw:text-areas="800 800 20800 20800" draw:type="round-rectangular-callout" draw:modifiers="12757.8172900061 -21124.7693399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4" draw:style-name="gr2" draw:text-style-name="P35" xml:id="id206" draw:id="id206" draw:layer="layout" svg:width="24.765cm" svg:height="1.446cm" svg:x="0cm" svg:y="12.488cm">
          <text:list text:style-name="L1">
            <text:list-header>
              <text:p text:style-name="P34"><text:span text:style-name="T14">infile.seekg(100, ios::beg);//</text:span><text:span text:style-name="T15">移动到距文件头</text:span><text:span text:style-name="T14">100</text:span><text:span text:style-name="T15">个字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95" draw:text-style-name="P82" xml:id="id205" draw:id="id205" draw:layer="layout" svg:width="9.525cm" svg:height="3.599cm" svg:x="14.182cm" svg:y="7.832cm">
          <text:list text:style-name="L5">
            <text:list-header>
              <text:p text:style-name="P81"><text:span text:style-name="T58">_dir: <text:s text:c="3"/>beg: <text:s/></text:span><text:span text:style-name="T59">文件头</text:span></text:p>
              <text:p text:style-name="P81"><text:span text:style-name="T59"><text:tab/></text:span><text:span text:style-name="T58">cur: <text:s/></text:span><text:span text:style-name="T59">当前位置</text:span></text:p>
              <text:p text:style-name="P81"><text:span text:style-name="T59"><text:tab/></text:span><text:span text:style-name="T58">end: <text:s/></text:span><text:span text:style-name="T59">文件尾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96" draw:text-style-name="P35" xml:id="id207" draw:id="id207" draw:layer="layout" svg:width="25.4cm" svg:height="2.631cm" svg:x="0cm" svg:y="14.393cm">
          <text:list text:style-name="L3">
            <text:list-header>
              <text:p text:style-name="P34"><text:span text:style-name="T16">infile.seekg(-100, ios::cur);//</text:span><text:span text:style-name="T17">移动到距当前位置前</text:span><text:span text:style-name="T16">100</text:span><text:span text:style-name="T17">个字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" draw:text-style-name="P35" xml:id="id208" draw:id="id208" draw:layer="layout" svg:width="25.4cm" svg:height="2.631cm" svg:x="0cm" svg:y="16.422cm">
          <text:list text:style-name="L1">
            <text:list-header>
              <text:p text:style-name="P34"><text:span text:style-name="T14">infile.seekg(-500, ios::end);//</text:span><text:span text:style-name="T15">移动到距文件尾前</text:span><text:span text:style-name="T14">500</text:span><text:span text:style-name="T15">个字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0" smil:attributeName="visibility" smil:to="visible"/>
                  <anim:transitionFilter smil:dur="0.5s" smil:targetElement="id20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1" smil:attributeName="visibility" smil:to="visible"/>
                  <anim:transitionFilter smil:dur="0.5s" smil:targetElement="id20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2" smil:attributeName="visibility" smil:to="visible"/>
                  <anim:transitionFilter smil:dur="0.5s" smil:targetElement="id20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3" smil:attributeName="visibility" smil:to="visible"/>
                  <anim:transitionFilter smil:dur="0.5s" smil:targetElement="id20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4" smil:attributeName="visibility" smil:to="visible"/>
                  <anim:transitionFilter smil:dur="0.5s" smil:targetElement="id20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5" smil:attributeName="visibility" smil:to="visible"/>
                  <anim:transitionFilter smil:dur="0.5s" smil:targetElement="id20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6" smil:attributeName="visibility" smil:to="visible"/>
                  <anim:transitionFilter smil:dur="0.5s" smil:targetElement="id20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7" smil:attributeName="visibility" smil:to="visible"/>
                  <anim:transitionFilter smil:dur="0.5s" smil:targetElement="id20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8" smil:attributeName="visibility" smil:to="visible"/>
                  <anim:transitionFilter smil:dur="0.5s" smil:targetElement="id208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84" draw:layer="layout" svg:width="24.553cm" svg:height="19.211cm" svg:x="0cm" svg:y="0cm">
          <text:list text:style-name="L1">
            <text:list-header>
              <text:p text:style-name="P83"><text:span text:style-name="T28">void <text:s/>main(void )</text:span></text:p>
              <text:p text:style-name="P83"><text:span text:style-name="T28">{ <text:s/>ofstream <text:s/>outfile(“data1.dat”,ios::out| ios::binary); </text:span></text:p>
              <text:p text:style-name="P83"><text:span text:style-name="T28"><text:s text:c="4"/></text:span><text:span text:style-name="T28">int <text:s/>i;</text:span></text:p>
              <text:p text:style-name="P83"><text:span text:style-name="T28"><text:s text:c="4"/></text:span><text:span text:style-name="T28">for(i=5;i&lt; 1000;i+=2 )</text:span></text:p>
              <text:p text:style-name="P83"><text:span text:style-name="T28"><text:tab/></text:span><text:span text:style-name="T28">outfile.write((char*)&amp;i,sizeof(int));</text:span><text:span text:style-name="T28"><text:tab/></text:span><text:span text:style-name="T29">//</text:span><text:span text:style-name="T57">将奇数写入文件</text:span></text:p>
              <text:p text:style-name="P83"><text:span text:style-name="T41"><text:s text:c="5"/></text:span><text:span text:style-name="T28">outfile.close();</text:span><text:span text:style-name="T29">//</text:span><text:span text:style-name="T57">关闭文件</text:span></text:p>
              <text:p text:style-name="P83"><text:span text:style-name="T41"><text:s text:c="5"/></text:span><text:span text:style-name="T28">ifstream <text:s/>f1(“data.dat”,ios::in| ios::binary); </text:span></text:p>
              <text:p text:style-name="P83"><text:span text:style-name="T28"><text:s text:c="9"/></text:span><text:span text:style-name="T28">int x;</text:span></text:p>
              <text:p text:style-name="P83"><text:span text:style-name="T28"><text:s text:c="3"/></text:span><text:span text:style-name="T30">f1.seekg(20*sizeof(int));</text:span><text:span text:style-name="T28">//</text:span><text:span text:style-name="T41">将文件指针移到第</text:span><text:span text:style-name="T28">20</text:span><text:span text:style-name="T41">个整数的位置</text:span></text:p>
              <text:p text:style-name="P83"><text:span text:style-name="T41"><text:s text:c="3"/></text:span><text:span text:style-name="T28">for(i=0;i&lt;10;i++)</text:span></text:p>
              <text:p text:style-name="P83"><text:span text:style-name="T28"><text:s text:c="3"/></text:span><text:span text:style-name="T28">{f1.read((char *)&amp;x,sizeof(int)); </text:span><text:span text:style-name="T29">//</text:span><text:span text:style-name="T57">依次读出第</text:span><text:span text:style-name="T29">20~29</text:span><text:span text:style-name="T57">个奇数到</text:span><text:span text:style-name="T29">x</text:span></text:p>
              <text:p text:style-name="P83"><text:span text:style-name="T28"><text:s text:c="15"/></text:span><text:span text:style-name="T28">cout&lt;&lt; x&lt;&lt; ‘\t’;</text:span></text:p>
              <text:p text:style-name="P83"><text:span text:style-name="T28"><text:s text:c="4"/></text:span><text:span text:style-name="T28">}</text:span></text:p>
              <text:p text:style-name="P83"><text:span text:style-name="T28"><text:s text:c="4"/></text:span><text:span text:style-name="T28">f1.close();</text:span></text:p>
              <text:p text:style-name="P83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97" draw:text-style-name="P74" xml:id="id209" draw:id="id209" draw:layer="layout" svg:width="9.253cm" svg:height="1.206cm" svg:x="11.041cm" svg:y="8.89cm">
          <text:list text:style-name="L2">
            <text:list-header>
              <text:p text:style-name="P73"><text:span text:style-name="T49">以读的方式打开原文件</text:span></text:p>
            </text:list-header>
          </text:list>
          <draw:enhanced-geometry svg:viewBox="0 0 21600 21600" draw:text-areas="800 800 20800 20800" draw:type="round-rectangular-callout" draw:modifiers="2350.46466392911 -4992.87489643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09" smil:attributeName="visibility" smil:to="visible"/>
                  <anim:transitionFilter smil:dur="0.5s" smil:targetElement="id20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86" draw:layer="layout" svg:width="24.342cm" svg:height="18.272cm" svg:x="0.635cm" svg:y="0.423cm">
          <text:list text:style-name="L1">
            <text:list-header>
              <text:p text:style-name="P85"><text:span text:style-name="T60"><text:tab/></text:span><text:span text:style-name="T60">   </text:span><text:span text:style-name="T41">设在缺省目录下有文件</text:span><text:span text:style-name="T28">file1.txt</text:span><text:span text:style-name="T41">，文件中内容为：</text:span></text:p>
              <text:p text:style-name="P85"><text:span text:style-name="T28">1</text:span><text:span text:style-name="T28"><text:tab/></text:span><text:span text:style-name="T28">2</text:span><text:span text:style-name="T28"><text:tab/></text:span><text:span text:style-name="T28">3</text:span><text:span text:style-name="T28"><text:tab/></text:span><text:span text:style-name="T28">4</text:span><text:span text:style-name="T28"><text:tab/></text:span><text:span text:style-name="T28">5</text:span><text:span text:style-name="T28"><text:tab/></text:span><text:span text:style-name="T28">6</text:span></text:p>
              <text:p text:style-name="P85"><text:span text:style-name="T41">执行下述程序后，程序的输出是</text:span><text:span text:style-name="T28">__________</text:span><text:span text:style-name="T41">。</text:span></text:p>
              <text:p text:style-name="P85"><text:span text:style-name="T28">void main(void)</text:span></text:p>
              <text:p text:style-name="P85"><text:span text:style-name="T28">{</text:span><text:span text:style-name="T28"><text:tab/></text:span><text:span text:style-name="T28"><text:tab/></text:span><text:span text:style-name="T28">fstream f1;</text:span></text:p>
              <text:p text:style-name="P85"><text:span text:style-name="T28"><text:tab/></text:span><text:span text:style-name="T28"><text:tab/></text:span><text:span text:style-name="T28">int tmp, sum=0;</text:span></text:p>
              <text:p text:style-name="P85"><text:span text:style-name="T28"><text:tab/></text:span><text:span text:style-name="T28"><text:tab/></text:span><text:span text:style-name="T28">f1.open(“file1.txt”,ios::in);</text:span></text:p>
              <text:p text:style-name="P85"><text:span text:style-name="T28"><text:tab/></text:span><text:span text:style-name="T28"><text:tab/></text:span><text:span text:style-name="T28">while(f1&gt;&gt;tmp)</text:span></text:p>
              <text:p text:style-name="P85"><text:span text:style-name="T28"><text:tab/></text:span><text:span text:style-name="T28"><text:tab/></text:span><text:span text:style-name="T28"><text:tab/></text:span><text:span text:style-name="T28">sum+=tmp;</text:span></text:p>
              <text:p text:style-name="P85"><text:span text:style-name="T28"><text:tab/></text:span><text:span text:style-name="T28"><text:tab/></text:span><text:span text:style-name="T28">f1.close( );</text:span></text:p>
              <text:p text:style-name="P85"><text:span text:style-name="T28"><text:tab/></text:span><text:span text:style-name="T28"><text:tab/></text:span><text:span text:style-name="T28">cout&lt;&lt;sum&lt;&lt;endl;</text:span></text:p>
              <text:p text:style-name="P85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88" draw:layer="layout" svg:width="25.4cm" svg:height="14.453cm" svg:x="0cm" svg:y="0.423cm">
          <text:list text:style-name="L1">
            <text:list-header>
              <text:p text:style-name="P87"><text:span text:style-name="T4">如果令</text:span><text:span text:style-name="T7">A,B,C,D,……</text:span><text:span text:style-name="T4">，</text:span><text:span text:style-name="T7">X,Y,Z</text:span><text:span text:style-name="T4">这</text:span><text:span text:style-name="T7">26</text:span><text:span text:style-name="T4">个英文字母，分别等于百分之</text:span><text:span text:style-name="T7">1,2,……,24,25,26</text:span><text:span text:style-name="T4">个数值，那么我们就能得出如下有趣的结论：</text:span></text:p>
              <text:p text:style-name="P87"><text:span text:style-name="T7">HARD WORD <text:s/>8+1+18+4+23+15+18+11=98</text:span><text:span text:style-name="T4">％</text:span></text:p>
              <text:p text:style-name="P87"><text:span text:style-name="T7">KNOWLEDGE <text:s text:c="3"/>96%</text:span></text:p>
              <text:p text:style-name="P87"><text:span text:style-name="T7">LOVE <text:s/>54% <text:s text:c="9"/>LUCK <text:s/>47%</text:span></text:p>
              <text:p text:style-name="P87"><text:span text:style-name="T4">计算一下</text:span><text:span text:style-name="T7">MONEY <text:s/>STUDY <text:s text:c="2"/>ATTITU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黑体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fill-image draw:name="Bitmap_20_2" draw:display-name="Bitmap 2" xlink:href="Pictures/10000000000000690000002D4B5C7758938526CC.png" xlink:type="simple" xlink:show="embed" xlink:actuate="onLoad"/>
    <draw:fill-image draw:name="Bitmap_20_3" draw:display-name="Bitmap 3" xlink:href="Pictures/10000000000000690000002D15E9C5C8F57796D0.png" xlink:type="simple" xlink:show="embed" xlink:actuate="onLoad"/>
    <draw:marker draw:name="Arrow" svg:viewBox="0 0 20 30" svg:d="M10 0l-10 30h20z"/>
    <draw:marker draw:name="msArrowEnd_20_5" draw:display-name="msArrowEnd 5" svg:viewBox="0 0 237 237" svg:d="M119 0l118 237h-237z"/>
    <draw:marker draw:name="线条箭头_20_362" draw:display-name="线条箭头 362" svg:viewBox="0 0 477 477" svg:d="M239 0l238 477h-477z"/>
    <draw:marker draw:name="线条箭头_20_363" draw:display-name="线条箭头 363" svg:viewBox="0 0 477 477" svg:d="M239 0l238 477h-477z"/>
    <draw:marker draw:name="线条箭头_20_364" draw:display-name="线条箭头 364" svg:viewBox="0 0 636 636" svg:d="M318 0l318 636h-636z"/>
    <draw:marker draw:name="线条箭头_20_365" draw:display-name="线条箭头 365" svg:viewBox="0 0 636 636" svg:d="M318 0l318 636h-636z"/>
    <draw:marker draw:name="线条箭头_20_366" draw:display-name="线条箭头 366" svg:viewBox="0 0 477 477" svg:d="M239 0l238 477h-477z"/>
    <draw:marker draw:name="线条箭头_20_367" draw:display-name="线条箭头 367" svg:viewBox="0 0 477 477" svg:d="M239 0l238 477h-477z"/>
    <draw:marker draw:name="线条箭头_20_368" draw:display-name="线条箭头 368" svg:viewBox="0 0 636 636" svg:d="M318 0l318 636h-636z"/>
    <draw:marker draw:name="线条箭头_20_369" draw:display-name="线条箭头 369" svg:viewBox="0 0 636 636" svg:d="M318 0l318 636h-636z"/>
    <draw:marker draw:name="线条箭头_20_370" draw:display-name="线条箭头 370" svg:viewBox="0 0 636 636" svg:d="M318 0l318 636h-636z"/>
    <draw:marker draw:name="线条箭头_20_371" draw:display-name="线条箭头 371" svg:viewBox="0 0 318 318" svg:d="M159 0l159 318h-318z"/>
    <draw:marker draw:name="线条箭头_20_372" draw:display-name="线条箭头 372" svg:viewBox="0 0 318 318" svg:d="M159 0l159 318h-318z"/>
    <draw:marker draw:name="线条箭头_20_373" draw:display-name="线条箭头 373" svg:viewBox="0 0 636 636" svg:d="M318 0l318 636h-636z"/>
    <draw:marker draw:name="线条箭头_20_374" draw:display-name="线条箭头 374" svg:viewBox="0 0 318 318" svg:d="M159 0l159 318h-318z"/>
    <draw:marker draw:name="线条箭头_20_375" draw:display-name="线条箭头 375" svg:viewBox="0 0 318 318" svg:d="M159 0l159 318h-318z"/>
    <draw:marker draw:name="线条箭头_20_376" draw:display-name="线条箭头 376" svg:viewBox="0 0 636 636" svg:d="M318 0l318 636h-636z"/>
    <draw:marker draw:name="线条箭头_20_377" draw:display-name="线条箭头 377" svg:viewBox="0 0 636 636" svg:d="M318 0l318 636h-636z"/>
    <draw:marker draw:name="线条箭头_20_378" draw:display-name="线条箭头 378" svg:viewBox="0 0 636 636" svg:d="M318 0l318 636h-636z"/>
    <draw:marker draw:name="线条箭头_20_379" draw:display-name="线条箭头 379" svg:viewBox="0 0 636 636" svg:d="M318 0l318 636h-636z"/>
    <draw:marker draw:name="线条箭头_20_380" draw:display-name="线条箭头 380" svg:viewBox="0 0 636 636" svg:d="M318 0l318 636h-636z"/>
    <draw:marker draw:name="线条箭头_20_381" draw:display-name="线条箭头 381" svg:viewBox="0 0 636 636" svg:d="M318 0l318 636h-636z"/>
    <draw:marker draw:name="线条箭头_20_382" draw:display-name="线条箭头 382" svg:viewBox="0 0 636 636" svg:d="M318 0l318 636h-636z"/>
    <draw:marker draw:name="线条箭头_20_383" draw:display-name="线条箭头 383" svg:viewBox="0 0 636 636" svg:d="M318 0l318 636h-636z"/>
    <draw:marker draw:name="线条箭头_20_384" draw:display-name="线条箭头 384" svg:viewBox="0 0 636 636" svg:d="M318 0l318 636h-636z"/>
    <draw:marker draw:name="线条箭头_20_385" draw:display-name="线条箭头 385" svg:viewBox="0 0 636 636" svg:d="M318 0l318 636h-636z"/>
    <draw:marker draw:name="线条箭头_20_386" draw:display-name="线条箭头 386" svg:viewBox="0 0 636 636" svg:d="M318 0l318 636h-636z"/>
    <draw:marker draw:name="线条箭头_20_387" draw:display-name="线条箭头 387" svg:viewBox="0 0 636 636" svg:d="M318 0l318 636h-636z"/>
    <draw:marker draw:name="线条箭头_20_388" draw:display-name="线条箭头 388" svg:viewBox="0 0 636 636" svg:d="M318 0l318 636h-636z"/>
    <draw:marker draw:name="线条箭头_20_389" draw:display-name="线条箭头 389" svg:viewBox="0 0 636 636" svg:d="M318 0l318 636h-636z"/>
    <draw:marker draw:name="线条箭头_20_390" draw:display-name="线条箭头 390" svg:viewBox="0 0 636 636" svg:d="M318 0l318 636h-636z"/>
    <draw:marker draw:name="线条箭头_20_391" draw:display-name="线条箭头 391" svg:viewBox="0 0 636 636" svg:d="M318 0l318 636h-636z"/>
    <draw:marker draw:name="线条箭头_20_392" draw:display-name="线条箭头 392" svg:viewBox="0 0 636 636" svg:d="M318 0l318 636h-636z"/>
    <draw:marker draw:name="线条箭头_20_393" draw:display-name="线条箭头 393" svg:viewBox="0 0 636 636" svg:d="M318 0l318 636h-636z"/>
    <draw:marker draw:name="线条箭头_20_394" draw:display-name="线条箭头 394" svg:viewBox="0 0 636 636" svg:d="M318 0l318 636h-636z"/>
    <draw:marker draw:name="线条箭头_20_395" draw:display-name="线条箭头 395" svg:viewBox="0 0 636 636" svg:d="M318 0l318 636h-636z"/>
    <draw:marker draw:name="线条箭头_20_396" draw:display-name="线条箭头 396" svg:viewBox="0 0 636 636" svg:d="M318 0l318 636h-636z"/>
    <draw:marker draw:name="线条箭头_20_397" draw:display-name="线条箭头 397" svg:viewBox="0 0 477 477" svg:d="M239 0l238 477h-477z"/>
    <draw:marker draw:name="线条箭头_20_398" draw:display-name="线条箭头 398" svg:viewBox="0 0 477 477" svg:d="M239 0l238 477h-477z"/>
    <draw:marker draw:name="线条箭头_20_399" draw:display-name="线条箭头 399" svg:viewBox="0 0 477 477" svg:d="M239 0l238 477h-47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6T10:07:20.069519250</dc:date>
    <meta:editing-cycles>550</meta:editing-cycles>
    <meta:editing-duration>P14DT22H54M52S</meta:editing-duration>
    <meta:generator>LibreOffice/7.3.7.2$Linux_X86_64 LibreOffice_project/30$Build-2</meta:generator>
    <meta:document-statistic meta:object-count="501"/>
  </office:meta>
</office:document-meta>
</file>